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66mm"/>
    </style:style>
    <style:style style:name="co2" style:family="table-column">
      <style:table-column-properties fo:break-before="auto" style:column-width="60.34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36.2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34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p_500_dc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ce1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ACCAR Inc.</text:p>
          </table:table-cell>
          <table:table-cell office:value-type="string" calcext:value-type="string">
            <text:p>PCAR</text:p>
          </table:table-cell>
          <table:table-cell office:value-type="float" office:value="9766693.32634451" calcext:value-type="float">
            <text:p>9766693,33</text:p>
          </table:table-cell>
          <table:table-cell office:value-type="float" office:value="64.56" calcext:value-type="float">
            <text:p>64,56</text:p>
          </table:table-cell>
          <table:table-cell office:value-type="float" office:value="9766628.76634451" calcext:value-type="float">
            <text:p>9766628,77</text:p>
          </table:table-cell>
          <table:table-cell office:value-type="float" office:value="15127987.5562957" calcext:value-type="float">
            <text:p>15127987,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onocoPhillips</text:p>
          </table:table-cell>
          <table:table-cell office:value-type="string" calcext:value-type="string">
            <text:p>COP</text:p>
          </table:table-cell>
          <table:table-cell office:value-type="float" office:value="4573.88983252873" calcext:value-type="float">
            <text:p>4573,89</text:p>
          </table:table-cell>
          <table:table-cell office:value-type="float" office:value="45.33" calcext:value-type="float">
            <text:p>45,33</text:p>
          </table:table-cell>
          <table:table-cell office:value-type="float" office:value="4528.55983252873" calcext:value-type="float">
            <text:p>4528,56</text:p>
          </table:table-cell>
          <table:table-cell office:value-type="float" office:value="9990.20479269519" calcext:value-type="float">
            <text:p>9990,2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armin Ltd.</text:p>
          </table:table-cell>
          <table:table-cell office:value-type="string" calcext:value-type="string">
            <text:p>GRMN</text:p>
          </table:table-cell>
          <table:table-cell office:value-type="float" office:value="6421.2925447205" calcext:value-type="float">
            <text:p>6421,29</text:p>
          </table:table-cell>
          <table:table-cell office:value-type="float" office:value="87.52" calcext:value-type="float">
            <text:p>87,52</text:p>
          </table:table-cell>
          <table:table-cell office:value-type="float" office:value="6333.7725447205" calcext:value-type="float">
            <text:p>6333,77</text:p>
          </table:table-cell>
          <table:table-cell office:value-type="float" office:value="7236.94303555816" calcext:value-type="float">
            <text:p>7236,9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oldman Sachs Group</text:p>
          </table:table-cell>
          <table:table-cell office:value-type="string" calcext:value-type="string">
            <text:p>GS</text:p>
          </table:table-cell>
          <table:table-cell office:value-type="float" office:value="527.414325986674" calcext:value-type="float">
            <text:p>527,41</text:p>
          </table:table-cell>
          <table:table-cell office:value-type="float" office:value="192.85" calcext:value-type="float">
            <text:p>192,85</text:p>
          </table:table-cell>
          <table:table-cell office:value-type="float" office:value="334.564325986673" calcext:value-type="float">
            <text:p>334,56</text:p>
          </table:table-cell>
          <table:table-cell office:value-type="float" office:value="173.484224001386" calcext:value-type="float">
            <text:p>173,4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organ Stanley</text:p>
          </table:table-cell>
          <table:table-cell office:value-type="string" calcext:value-type="string">
            <text:p>MS</text:p>
          </table:table-cell>
          <table:table-cell office:value-type="float" office:value="92.0103107019563" calcext:value-type="float">
            <text:p>92,01</text:p>
          </table:table-cell>
          <table:table-cell office:value-type="float" office:value="41.84" calcext:value-type="float">
            <text:p>41,84</text:p>
          </table:table-cell>
          <table:table-cell office:value-type="float" office:value="50.1703107019563" calcext:value-type="float">
            <text:p>50,17</text:p>
          </table:table-cell>
          <table:table-cell office:value-type="float" office:value="119.909920415765" calcext:value-type="float">
            <text:p>119,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liance Data Systems</text:p>
          </table:table-cell>
          <table:table-cell office:value-type="string" calcext:value-type="string">
            <text:p>ADS</text:p>
          </table:table-cell>
          <table:table-cell office:value-type="float" office:value="148.727878192534" calcext:value-type="float">
            <text:p>148,73</text:p>
          </table:table-cell>
          <table:table-cell office:value-type="float" office:value="72.61" calcext:value-type="float">
            <text:p>72,61</text:p>
          </table:table-cell>
          <table:table-cell office:value-type="float" office:value="76.1178781925344" calcext:value-type="float">
            <text:p>76,12</text:p>
          </table:table-cell>
          <table:table-cell office:value-type="float" office:value="104.831122700089" calcext:value-type="float">
            <text:p>104,8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echnipFMC</text:p>
          </table:table-cell>
          <table:table-cell office:value-type="string" calcext:value-type="string">
            <text:p>FTI</text:p>
          </table:table-cell>
          <table:table-cell office:value-type="float" office:value="24.1852678571429" calcext:value-type="float">
            <text:p>24,19</text:p>
          </table:table-cell>
          <table:table-cell office:value-type="float" office:value="12.6" calcext:value-type="float">
            <text:p>12,6</text:p>
          </table:table-cell>
          <table:table-cell office:value-type="float" office:value="11.5852678571429" calcext:value-type="float">
            <text:p>11,59</text:p>
          </table:table-cell>
          <table:table-cell office:value-type="float" office:value="91.9465702947846" calcext:value-type="float">
            <text:p>91,9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JPM</text:p>
          </table:table-cell>
          <table:table-cell office:value-type="float" office:value="189.741687170475" calcext:value-type="float">
            <text:p>189,74</text:p>
          </table:table-cell>
          <table:table-cell office:value-type="float" office:value="108.08" calcext:value-type="float">
            <text:p>108,08</text:p>
          </table:table-cell>
          <table:table-cell office:value-type="float" office:value="81.6616871704745" calcext:value-type="float">
            <text:p>81,66</text:p>
          </table:table-cell>
          <table:table-cell office:value-type="float" office:value="75.5567053760867" calcext:value-type="float">
            <text:p>75,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ank of America Corp</text:p>
          </table:table-cell>
          <table:table-cell office:value-type="string" calcext:value-type="string">
            <text:p>BAC</text:p>
          </table:table-cell>
          <table:table-cell office:value-type="float" office:value="43.0398557180396" calcext:value-type="float">
            <text:p>43,04</text:p>
          </table:table-cell>
          <table:table-cell office:value-type="float" office:value="25.71" calcext:value-type="float">
            <text:p>25,71</text:p>
          </table:table-cell>
          <table:table-cell office:value-type="float" office:value="17.3298557180396" calcext:value-type="float">
            <text:p>17,33</text:p>
          </table:table-cell>
          <table:table-cell office:value-type="float" office:value="67.4051175341876" calcext:value-type="float">
            <text:p>67,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arles Schwab Corporation</text:p>
          </table:table-cell>
          <table:table-cell office:value-type="string" calcext:value-type="string">
            <text:p>SCHW</text:p>
          </table:table-cell>
          <table:table-cell office:value-type="float" office:value="54.6575532696547" calcext:value-type="float">
            <text:p>54,66</text:p>
          </table:table-cell>
          <table:table-cell office:value-type="float" office:value="34.13" calcext:value-type="float">
            <text:p>34,13</text:p>
          </table:table-cell>
          <table:table-cell office:value-type="float" office:value="20.5275532696547" calcext:value-type="float">
            <text:p>20,53</text:p>
          </table:table-cell>
          <table:table-cell office:value-type="float" office:value="60.1451897733802" calcext:value-type="float">
            <text:p>60,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merica Inc.</text:p>
          </table:table-cell>
          <table:table-cell office:value-type="string" calcext:value-type="string">
            <text:p>CMA</text:p>
          </table:table-cell>
          <table:table-cell office:value-type="float" office:value="71.482514619883" calcext:value-type="float">
            <text:p>71,48</text:p>
          </table:table-cell>
          <table:table-cell office:value-type="float" office:value="44.81" calcext:value-type="float">
            <text:p>44,81</text:p>
          </table:table-cell>
          <table:table-cell office:value-type="float" office:value="26.672514619883" calcext:value-type="float">
            <text:p>26,67</text:p>
          </table:table-cell>
          <table:table-cell office:value-type="float" office:value="59.5235764782036" calcext:value-type="float">
            <text:p>59,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ranklin Resources</text:p>
          </table:table-cell>
          <table:table-cell office:value-type="string" calcext:value-type="string">
            <text:p>BEN</text:p>
          </table:table-cell>
          <table:table-cell office:value-type="float" office:value="33.4636030140789" calcext:value-type="float">
            <text:p>33,46</text:p>
          </table:table-cell>
          <table:table-cell office:value-type="float" office:value="21.65" calcext:value-type="float">
            <text:p>21,65</text:p>
          </table:table-cell>
          <table:table-cell office:value-type="float" office:value="11.8136030140789" calcext:value-type="float">
            <text:p>11,81</text:p>
          </table:table-cell>
          <table:table-cell office:value-type="float" office:value="54.5662956770389" calcext:value-type="float">
            <text:p>54,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XC Technology</text:p>
          </table:table-cell>
          <table:table-cell office:value-type="string" calcext:value-type="string">
            <text:p>DXC</text:p>
          </table:table-cell>
          <table:table-cell office:value-type="float" office:value="29.3309629392744" calcext:value-type="float">
            <text:p>29,33</text:p>
          </table:table-cell>
          <table:table-cell office:value-type="float" office:value="19.03" calcext:value-type="float">
            <text:p>19,03</text:p>
          </table:table-cell>
          <table:table-cell office:value-type="float" office:value="10.3009629392744" calcext:value-type="float">
            <text:p>10,30</text:p>
          </table:table-cell>
          <table:table-cell office:value-type="float" office:value="54.1301257975534" calcext:value-type="float">
            <text:p>54,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udential Financial</text:p>
          </table:table-cell>
          <table:table-cell office:value-type="string" calcext:value-type="string">
            <text:p>PRU</text:p>
          </table:table-cell>
          <table:table-cell office:value-type="float" office:value="105.832993899578" calcext:value-type="float">
            <text:p>105,83</text:p>
          </table:table-cell>
          <table:table-cell office:value-type="float" office:value="69.81" calcext:value-type="float">
            <text:p>69,81</text:p>
          </table:table-cell>
          <table:table-cell office:value-type="float" office:value="36.0229938995777" calcext:value-type="float">
            <text:p>36,02</text:p>
          </table:table-cell>
          <table:table-cell office:value-type="float" office:value="51.6014810193062" calcext:value-type="float">
            <text:p>51,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GM</text:p>
          </table:table-cell>
          <table:table-cell office:value-type="float" office:value="43.2560377358491" calcext:value-type="float">
            <text:p>43,26</text:p>
          </table:table-cell>
          <table:table-cell office:value-type="float" office:value="28.69" calcext:value-type="float">
            <text:p>28,69</text:p>
          </table:table-cell>
          <table:table-cell office:value-type="float" office:value="14.5660377358491" calcext:value-type="float">
            <text:p>14,57</text:p>
          </table:table-cell>
          <table:table-cell office:value-type="float" office:value="50.7704347711713" calcext:value-type="float">
            <text:p>50,7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ynchrony Financial</text:p>
          </table:table-cell>
          <table:table-cell office:value-type="string" calcext:value-type="string">
            <text:p>SYF</text:p>
          </table:table-cell>
          <table:table-cell office:value-type="float" office:value="40.8299973222654" calcext:value-type="float">
            <text:p>40,83</text:p>
          </table:table-cell>
          <table:table-cell office:value-type="float" office:value="28.25" calcext:value-type="float">
            <text:p>28,25</text:p>
          </table:table-cell>
          <table:table-cell office:value-type="float" office:value="12.5799973222654" calcext:value-type="float">
            <text:p>12,58</text:p>
          </table:table-cell>
          <table:table-cell office:value-type="float" office:value="44.5309639726208" calcext:value-type="float">
            <text:p>44,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enterPoint Energy</text:p>
          </table:table-cell>
          <table:table-cell office:value-type="string" calcext:value-type="string">
            <text:p>CNP</text:p>
          </table:table-cell>
          <table:table-cell office:value-type="float" office:value="30.9767527276535" calcext:value-type="float">
            <text:p>30,98</text:p>
          </table:table-cell>
          <table:table-cell office:value-type="float" office:value="21.55" calcext:value-type="float">
            <text:p>21,55</text:p>
          </table:table-cell>
          <table:table-cell office:value-type="float" office:value="9.42675272765352" calcext:value-type="float">
            <text:p>9,43</text:p>
          </table:table-cell>
          <table:table-cell office:value-type="float" office:value="43.7436321468841" calcext:value-type="float">
            <text:p>43,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etLife Inc.</text:p>
          </table:table-cell>
          <table:table-cell office:value-type="string" calcext:value-type="string">
            <text:p>MET</text:p>
          </table:table-cell>
          <table:table-cell office:value-type="float" office:value="54.7841029687346" calcext:value-type="float">
            <text:p>54,78</text:p>
          </table:table-cell>
          <table:table-cell office:value-type="float" office:value="39.18" calcext:value-type="float">
            <text:p>39,18</text:p>
          </table:table-cell>
          <table:table-cell office:value-type="float" office:value="15.6041029687346" calcext:value-type="float">
            <text:p>15,60</text:p>
          </table:table-cell>
          <table:table-cell office:value-type="float" office:value="39.8267048717064" calcext:value-type="float">
            <text:p>39,8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&amp;R Block</text:p>
          </table:table-cell>
          <table:table-cell office:value-type="string" calcext:value-type="string">
            <text:p>HRB</text:p>
          </table:table-cell>
          <table:table-cell office:value-type="float" office:value="27.3950676264004" calcext:value-type="float">
            <text:p>27,40</text:p>
          </table:table-cell>
          <table:table-cell office:value-type="float" office:value="19.79" calcext:value-type="float">
            <text:p>19,79</text:p>
          </table:table-cell>
          <table:table-cell office:value-type="float" office:value="7.60506762640042" calcext:value-type="float">
            <text:p>7,61</text:p>
          </table:table-cell>
          <table:table-cell office:value-type="float" office:value="38.4288409621042" calcext:value-type="float">
            <text:p>38,4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VB Financial</text:p>
          </table:table-cell>
          <table:table-cell office:value-type="string" calcext:value-type="string">
            <text:p>SIVB</text:p>
          </table:table-cell>
          <table:table-cell office:value-type="float" office:value="240.860051327829" calcext:value-type="float">
            <text:p>240,86</text:p>
          </table:table-cell>
          <table:table-cell office:value-type="float" office:value="174.44" calcext:value-type="float">
            <text:p>174,44</text:p>
          </table:table-cell>
          <table:table-cell office:value-type="float" office:value="66.4200513278286" calcext:value-type="float">
            <text:p>66,42</text:p>
          </table:table-cell>
          <table:table-cell office:value-type="float" office:value="38.0761587524814" calcext:value-type="float">
            <text:p>38,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Xerox</text:p>
          </table:table-cell>
          <table:table-cell office:value-type="string" calcext:value-type="string">
            <text:p>XRX</text:p>
          </table:table-cell>
          <table:table-cell office:value-type="float" office:value="43.0411332981657" calcext:value-type="float">
            <text:p>43,04</text:p>
          </table:table-cell>
          <table:table-cell office:value-type="float" office:value="31.29" calcext:value-type="float">
            <text:p>31,29</text:p>
          </table:table-cell>
          <table:table-cell office:value-type="float" office:value="11.7511332981657" calcext:value-type="float">
            <text:p>11,75</text:p>
          </table:table-cell>
          <table:table-cell office:value-type="float" office:value="37.555555443163" calcext:value-type="float">
            <text:p>37,5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aymond James Financial Inc.</text:p>
          </table:table-cell>
          <table:table-cell office:value-type="string" calcext:value-type="string">
            <text:p>RJF</text:p>
          </table:table-cell>
          <table:table-cell office:value-type="float" office:value="101.079166666667" calcext:value-type="float">
            <text:p>101,08</text:p>
          </table:table-cell>
          <table:table-cell office:value-type="float" office:value="73.6" calcext:value-type="float">
            <text:p>73,6</text:p>
          </table:table-cell>
          <table:table-cell office:value-type="float" office:value="27.4791666666667" calcext:value-type="float">
            <text:p>27,48</text:p>
          </table:table-cell>
          <table:table-cell office:value-type="float" office:value="37.3358242753623" calcext:value-type="float">
            <text:p>37,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verest Re Group Ltd.</text:p>
          </table:table-cell>
          <table:table-cell office:value-type="string" calcext:value-type="string">
            <text:p>RE</text:p>
          </table:table-cell>
          <table:table-cell office:value-type="float" office:value="339.383330034637" calcext:value-type="float">
            <text:p>339,38</text:p>
          </table:table-cell>
          <table:table-cell office:value-type="float" office:value="253.51" calcext:value-type="float">
            <text:p>253,51</text:p>
          </table:table-cell>
          <table:table-cell office:value-type="float" office:value="85.8733300346375" calcext:value-type="float">
            <text:p>85,87</text:p>
          </table:table-cell>
          <table:table-cell office:value-type="float" office:value="33.8737446391217" calcext:value-type="float">
            <text:p>33,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pital One Financial</text:p>
          </table:table-cell>
          <table:table-cell office:value-type="string" calcext:value-type="string">
            <text:p>COF</text:p>
          </table:table-cell>
          <table:table-cell office:value-type="float" office:value="109.584555992548" calcext:value-type="float">
            <text:p>109,58</text:p>
          </table:table-cell>
          <table:table-cell office:value-type="float" office:value="82.29" calcext:value-type="float">
            <text:p>82,29</text:p>
          </table:table-cell>
          <table:table-cell office:value-type="float" office:value="27.2945559925481" calcext:value-type="float">
            <text:p>27,29</text:p>
          </table:table-cell>
          <table:table-cell office:value-type="float" office:value="33.1687398135231" calcext:value-type="float">
            <text:p>33,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Juniper Networks</text:p>
          </table:table-cell>
          <table:table-cell office:value-type="string" calcext:value-type="string">
            <text:p>JNPR</text:p>
          </table:table-cell>
          <table:table-cell office:value-type="float" office:value="28.4031376975169" calcext:value-type="float">
            <text:p>28,40</text:p>
          </table:table-cell>
          <table:table-cell office:value-type="float" office:value="21.38" calcext:value-type="float">
            <text:p>21,38</text:p>
          </table:table-cell>
          <table:table-cell office:value-type="float" office:value="7.02313769751693" calcext:value-type="float">
            <text:p>7,02</text:p>
          </table:table-cell>
          <table:table-cell office:value-type="float" office:value="32.8491005496582" calcext:value-type="float">
            <text:p>32,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acy's Inc.</text:p>
          </table:table-cell>
          <table:table-cell office:value-type="string" calcext:value-type="string">
            <text:p>M</text:p>
          </table:table-cell>
          <table:table-cell office:value-type="float" office:value="15.2215350032113" calcext:value-type="float">
            <text:p>15,22</text:p>
          </table:table-cell>
          <table:table-cell office:value-type="float" office:value="11.49" calcext:value-type="float">
            <text:p>11,49</text:p>
          </table:table-cell>
          <table:table-cell office:value-type="float" office:value="3.7315350032113" calcext:value-type="float">
            <text:p>3,73</text:p>
          </table:table-cell>
          <table:table-cell office:value-type="float" office:value="32.4763707851288" calcext:value-type="float">
            <text:p>32,4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U.S. Bancorp</text:p>
          </table:table-cell>
          <table:table-cell office:value-type="string" calcext:value-type="string">
            <text:p>USB</text:p>
          </table:table-cell>
          <table:table-cell office:value-type="float" office:value="55.5470695970696" calcext:value-type="float">
            <text:p>55,55</text:p>
          </table:table-cell>
          <table:table-cell office:value-type="float" office:value="42.45" calcext:value-type="float">
            <text:p>42,45</text:p>
          </table:table-cell>
          <table:table-cell office:value-type="float" office:value="13.0970695970696" calcext:value-type="float">
            <text:p>13,10</text:p>
          </table:table-cell>
          <table:table-cell office:value-type="float" office:value="30.8529319130026" calcext:value-type="float">
            <text:p>30,8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reeport-McMoRan Inc.</text:p>
          </table:table-cell>
          <table:table-cell office:value-type="string" calcext:value-type="string">
            <text:p>FCX</text:p>
          </table:table-cell>
          <table:table-cell office:value-type="float" office:value="12.3223182441701" calcext:value-type="float">
            <text:p>12,32</text:p>
          </table:table-cell>
          <table:table-cell office:value-type="float" office:value="9.43" calcext:value-type="float">
            <text:p>9,43</text:p>
          </table:table-cell>
          <table:table-cell office:value-type="float" office:value="2.8923182441701" calcext:value-type="float">
            <text:p>2,89</text:p>
          </table:table-cell>
          <table:table-cell office:value-type="float" office:value="30.6714553994708" calcext:value-type="float">
            <text:p>30,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Omnicom Group</text:p>
          </table:table-cell>
          <table:table-cell office:value-type="string" calcext:value-type="string">
            <text:p>OMC</text:p>
          </table:table-cell>
          <table:table-cell office:value-type="float" office:value="85.3116251697601" calcext:value-type="float">
            <text:p>85,31</text:p>
          </table:table-cell>
          <table:table-cell office:value-type="float" office:value="65.82" calcext:value-type="float">
            <text:p>65,82</text:p>
          </table:table-cell>
          <table:table-cell office:value-type="float" office:value="19.4916251697601" calcext:value-type="float">
            <text:p>19,49</text:p>
          </table:table-cell>
          <table:table-cell office:value-type="float" office:value="29.6135295803101" calcext:value-type="float">
            <text:p>29,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merican Express Co</text:p>
          </table:table-cell>
          <table:table-cell office:value-type="string" calcext:value-type="string">
            <text:p>AXP</text:p>
          </table:table-cell>
          <table:table-cell office:value-type="float" office:value="140.189941792782" calcext:value-type="float">
            <text:p>140,19</text:p>
          </table:table-cell>
          <table:table-cell office:value-type="float" office:value="108.24" calcext:value-type="float">
            <text:p>108,24</text:p>
          </table:table-cell>
          <table:table-cell office:value-type="float" office:value="31.9499417927823" calcext:value-type="float">
            <text:p>31,95</text:p>
          </table:table-cell>
          <table:table-cell office:value-type="float" office:value="29.5176845831322" calcext:value-type="float">
            <text:p>29,5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incoln National</text:p>
          </table:table-cell>
          <table:table-cell office:value-type="string" calcext:value-type="string">
            <text:p>LNC</text:p>
          </table:table-cell>
          <table:table-cell office:value-type="float" office:value="48.8008358285573" calcext:value-type="float">
            <text:p>48,80</text:p>
          </table:table-cell>
          <table:table-cell office:value-type="float" office:value="38.12" calcext:value-type="float">
            <text:p>38,12</text:p>
          </table:table-cell>
          <table:table-cell office:value-type="float" office:value="10.6808358285573" calcext:value-type="float">
            <text:p>10,68</text:p>
          </table:table-cell>
          <table:table-cell office:value-type="float" office:value="28.0189817118501" calcext:value-type="float">
            <text:p>28,0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arley-Davidson</text:p>
          </table:table-cell>
          <table:table-cell office:value-type="string" calcext:value-type="string">
            <text:p>HOG</text:p>
          </table:table-cell>
          <table:table-cell office:value-type="float" office:value="33.4196521404891" calcext:value-type="float">
            <text:p>33,42</text:p>
          </table:table-cell>
          <table:table-cell office:value-type="float" office:value="26.19" calcext:value-type="float">
            <text:p>26,19</text:p>
          </table:table-cell>
          <table:table-cell office:value-type="float" office:value="7.22965214048912" calcext:value-type="float">
            <text:p>7,23</text:p>
          </table:table-cell>
          <table:table-cell office:value-type="float" office:value="27.6046282569268" calcext:value-type="float">
            <text:p>27,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von Energy</text:p>
          </table:table-cell>
          <table:table-cell office:value-type="string" calcext:value-type="string">
            <text:p>DVN</text:p>
          </table:table-cell>
          <table:table-cell office:value-type="float" office:value="17.0208728179551" calcext:value-type="float">
            <text:p>17,02</text:p>
          </table:table-cell>
          <table:table-cell office:value-type="float" office:value="13.37" calcext:value-type="float">
            <text:p>13,37</text:p>
          </table:table-cell>
          <table:table-cell office:value-type="float" office:value="3.65087281795511" calcext:value-type="float">
            <text:p>3,65</text:p>
          </table:table-cell>
          <table:table-cell office:value-type="float" office:value="27.3064533878468" calcext:value-type="float">
            <text:p>27,3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Northern Trust Corp.</text:p>
          </table:table-cell>
          <table:table-cell office:value-type="string" calcext:value-type="string">
            <text:p>NTRS</text:p>
          </table:table-cell>
          <table:table-cell office:value-type="float" office:value="98.0490790894846" calcext:value-type="float">
            <text:p>98,05</text:p>
          </table:table-cell>
          <table:table-cell office:value-type="float" office:value="77.64" calcext:value-type="float">
            <text:p>77,64</text:p>
          </table:table-cell>
          <table:table-cell office:value-type="float" office:value="20.4090790894846" calcext:value-type="float">
            <text:p>20,41</text:p>
          </table:table-cell>
          <table:table-cell office:value-type="float" office:value="26.286809749465" calcext:value-type="float">
            <text:p>26,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ews Corp. Class A</text:p>
          </table:table-cell>
          <table:table-cell office:value-type="string" calcext:value-type="string">
            <text:p>NWSA</text:p>
          </table:table-cell>
          <table:table-cell office:value-type="float" office:value="13.8146929749957" calcext:value-type="float">
            <text:p>13,81</text:p>
          </table:table-cell>
          <table:table-cell office:value-type="float" office:value="11.02" calcext:value-type="float">
            <text:p>11,02</text:p>
          </table:table-cell>
          <table:table-cell office:value-type="float" office:value="2.79469297499575" calcext:value-type="float">
            <text:p>2,79</text:p>
          </table:table-cell>
          <table:table-cell office:value-type="float" office:value="25.3601903357146" calcext:value-type="float">
            <text:p>25,3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rathon Oil Corp.</text:p>
          </table:table-cell>
          <table:table-cell office:value-type="string" calcext:value-type="string">
            <text:p>MRO</text:p>
          </table:table-cell>
          <table:table-cell office:value-type="float" office:value="8.55609208972845" calcext:value-type="float">
            <text:p>8,56</text:p>
          </table:table-cell>
          <table:table-cell office:value-type="float" office:value="6.83" calcext:value-type="float">
            <text:p>6,83</text:p>
          </table:table-cell>
          <table:table-cell office:value-type="float" office:value="1.72609208972845" calcext:value-type="float">
            <text:p>1,73</text:p>
          </table:table-cell>
          <table:table-cell office:value-type="float" office:value="25.2722121482936" calcext:value-type="float">
            <text:p>25,2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ews Corp. Class B</text:p>
          </table:table-cell>
          <table:table-cell office:value-type="string" calcext:value-type="string">
            <text:p>NWS</text:p>
          </table:table-cell>
          <table:table-cell office:value-type="float" office:value="14.0546929749957" calcext:value-type="float">
            <text:p>14,05</text:p>
          </table:table-cell>
          <table:table-cell office:value-type="float" office:value="11.26" calcext:value-type="float">
            <text:p>11,26</text:p>
          </table:table-cell>
          <table:table-cell office:value-type="float" office:value="2.79469297499575" calcext:value-type="float">
            <text:p>2,79</text:p>
          </table:table-cell>
          <table:table-cell office:value-type="float" office:value="24.8196534191452" calcext:value-type="float">
            <text:p>24,8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egions Financial Corp.</text:p>
          </table:table-cell>
          <table:table-cell office:value-type="string" calcext:value-type="string">
            <text:p>RF</text:p>
          </table:table-cell>
          <table:table-cell office:value-type="float" office:value="16.1905263157895" calcext:value-type="float">
            <text:p>16,19</text:p>
          </table:table-cell>
          <table:table-cell office:value-type="float" office:value="12.98" calcext:value-type="float">
            <text:p>12,98</text:p>
          </table:table-cell>
          <table:table-cell office:value-type="float" office:value="3.21052631578947" calcext:value-type="float">
            <text:p>3,21</text:p>
          </table:table-cell>
          <table:table-cell office:value-type="float" office:value="24.7344092125537" calcext:value-type="float">
            <text:p>24,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Principal Financial Group</text:p>
          </table:table-cell>
          <table:table-cell office:value-type="string" calcext:value-type="string">
            <text:p>PFG</text:p>
          </table:table-cell>
          <table:table-cell office:value-type="float" office:value="52.5899030470914" calcext:value-type="float">
            <text:p>52,59</text:p>
          </table:table-cell>
          <table:table-cell office:value-type="float" office:value="42.28" calcext:value-type="float">
            <text:p>42,28</text:p>
          </table:table-cell>
          <table:table-cell office:value-type="float" office:value="10.3099030470914" calcext:value-type="float">
            <text:p>10,31</text:p>
          </table:table-cell>
          <table:table-cell office:value-type="float" office:value="24.3848227225435" calcext:value-type="float">
            <text:p>24,3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ational Oilwell Varco Inc.</text:p>
          </table:table-cell>
          <table:table-cell office:value-type="string" calcext:value-type="string">
            <text:p>NOV</text:p>
          </table:table-cell>
          <table:table-cell office:value-type="float" office:value="19.4551322751323" calcext:value-type="float">
            <text:p>19,46</text:p>
          </table:table-cell>
          <table:table-cell office:value-type="float" office:value="15.68" calcext:value-type="float">
            <text:p>15,68</text:p>
          </table:table-cell>
          <table:table-cell office:value-type="float" office:value="3.77513227513228" calcext:value-type="float">
            <text:p>3,78</text:p>
          </table:table-cell>
          <table:table-cell office:value-type="float" office:value="24.0760986934456" calcext:value-type="float">
            <text:p>24,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Wynn Resorts Ltd</text:p>
          </table:table-cell>
          <table:table-cell office:value-type="string" calcext:value-type="string">
            <text:p>WYNN</text:p>
          </table:table-cell>
          <table:table-cell office:value-type="float" office:value="116.013493013039" calcext:value-type="float">
            <text:p>116,01</text:p>
          </table:table-cell>
          <table:table-cell office:value-type="float" office:value="94.03" calcext:value-type="float">
            <text:p>94,03</text:p>
          </table:table-cell>
          <table:table-cell office:value-type="float" office:value="21.9834930130392" calcext:value-type="float">
            <text:p>21,98</text:p>
          </table:table-cell>
          <table:table-cell office:value-type="float" office:value="23.3792332373064" calcext:value-type="float">
            <text:p>23,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ewlett Packard Enterprise</text:p>
          </table:table-cell>
          <table:table-cell office:value-type="string" calcext:value-type="string">
            <text:p>HPE</text:p>
          </table:table-cell>
          <table:table-cell office:value-type="float" office:value="14.7374377745242" calcext:value-type="float">
            <text:p>14,74</text:p>
          </table:table-cell>
          <table:table-cell office:value-type="float" office:value="11.99" calcext:value-type="float">
            <text:p>11,99</text:p>
          </table:table-cell>
          <table:table-cell office:value-type="float" office:value="2.74743777452416" calcext:value-type="float">
            <text:p>2,75</text:p>
          </table:table-cell>
          <table:table-cell office:value-type="float" office:value="22.9144101294759" calcext:value-type="float">
            <text:p>22,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ntene Corporation</text:p>
          </table:table-cell>
          <table:table-cell office:value-type="string" calcext:value-type="string">
            <text:p>CNC</text:p>
          </table:table-cell>
          <table:table-cell office:value-type="float" office:value="71.9650679287138" calcext:value-type="float">
            <text:p>71,97</text:p>
          </table:table-cell>
          <table:table-cell office:value-type="float" office:value="58.56" calcext:value-type="float">
            <text:p>58,56</text:p>
          </table:table-cell>
          <table:table-cell office:value-type="float" office:value="13.4050679287137" calcext:value-type="float">
            <text:p>13,41</text:p>
          </table:table-cell>
          <table:table-cell office:value-type="float" office:value="22.8911679110549" calcext:value-type="float">
            <text:p>22,8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 Brands Inc.</text:p>
          </table:table-cell>
          <table:table-cell office:value-type="string" calcext:value-type="string">
            <text:p>LB</text:p>
          </table:table-cell>
          <table:table-cell office:value-type="float" office:value="27.3145161290323" calcext:value-type="float">
            <text:p>27,31</text:p>
          </table:table-cell>
          <table:table-cell office:value-type="float" office:value="22.25" calcext:value-type="float">
            <text:p>22,25</text:p>
          </table:table-cell>
          <table:table-cell office:value-type="float" office:value="5.06451612903226" calcext:value-type="float">
            <text:p>5,06</text:p>
          </table:table-cell>
          <table:table-cell office:value-type="float" office:value="22.7618702428416" calcext:value-type="float">
            <text:p>22,7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Under Armour Class C</text:p>
          </table:table-cell>
          <table:table-cell office:value-type="string" calcext:value-type="string">
            <text:p>UA</text:p>
          </table:table-cell>
          <table:table-cell office:value-type="float" office:value="13.6621741078095" calcext:value-type="float">
            <text:p>13,66</text:p>
          </table:table-cell>
          <table:table-cell office:value-type="float" office:value="11.14" calcext:value-type="float">
            <text:p>11,14</text:p>
          </table:table-cell>
          <table:table-cell office:value-type="float" office:value="2.52217410780947" calcext:value-type="float">
            <text:p>2,52</text:p>
          </table:table-cell>
          <table:table-cell office:value-type="float" office:value="22.6407011473022" calcext:value-type="float">
            <text:p>22,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untington Bancshares</text:p>
          </table:table-cell>
          <table:table-cell office:value-type="string" calcext:value-type="string">
            <text:p>HBAN</text:p>
          </table:table-cell>
          <table:table-cell office:value-type="float" office:value="13.5359459667174" calcext:value-type="float">
            <text:p>13,54</text:p>
          </table:table-cell>
          <table:table-cell office:value-type="float" office:value="11.12" calcext:value-type="float">
            <text:p>11,12</text:p>
          </table:table-cell>
          <table:table-cell office:value-type="float" office:value="2.41594596671745" calcext:value-type="float">
            <text:p>2,42</text:p>
          </table:table-cell>
          <table:table-cell office:value-type="float" office:value="21.7261327942217" calcext:value-type="float">
            <text:p>21,7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Western Digital</text:p>
          </table:table-cell>
          <table:table-cell office:value-type="string" calcext:value-type="string">
            <text:p>WDC</text:p>
          </table:table-cell>
          <table:table-cell office:value-type="float" office:value="66.5621917808219" calcext:value-type="float">
            <text:p>66,56</text:p>
          </table:table-cell>
          <table:table-cell office:value-type="float" office:value="54.73" calcext:value-type="float">
            <text:p>54,73</text:p>
          </table:table-cell>
          <table:table-cell office:value-type="float" office:value="11.8321917808219" calcext:value-type="float">
            <text:p>11,83</text:p>
          </table:table-cell>
          <table:table-cell office:value-type="float" office:value="21.6192066157901" calcext:value-type="float">
            <text:p>21,6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ive Nation Entertainment</text:p>
          </table:table-cell>
          <table:table-cell office:value-type="string" calcext:value-type="string">
            <text:p>LYV</text:p>
          </table:table-cell>
          <table:table-cell office:value-type="float" office:value="64.4323332883472" calcext:value-type="float">
            <text:p>64,43</text:p>
          </table:table-cell>
          <table:table-cell office:value-type="float" office:value="53" calcext:value-type="float">
            <text:p>53</text:p>
          </table:table-cell>
          <table:table-cell office:value-type="float" office:value="11.4323332883472" calcext:value-type="float">
            <text:p>11,43</text:p>
          </table:table-cell>
          <table:table-cell office:value-type="float" office:value="21.5704401666927" calcext:value-type="float">
            <text:p>21,5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*Trade</text:p>
          </table:table-cell>
          <table:table-cell office:value-type="string" calcext:value-type="string">
            <text:p>ETFC</text:p>
          </table:table-cell>
          <table:table-cell office:value-type="float" office:value="51.115844062537" calcext:value-type="float">
            <text:p>51,12</text:p>
          </table:table-cell>
          <table:table-cell office:value-type="float" office:value="42.2" calcext:value-type="float">
            <text:p>42,2</text:p>
          </table:table-cell>
          <table:table-cell office:value-type="float" office:value="8.91584406253702" calcext:value-type="float">
            <text:p>8,92</text:p>
          </table:table-cell>
          <table:table-cell office:value-type="float" office:value="21.1275925652536" calcext:value-type="float">
            <text:p>21,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ap Inc.</text:p>
          </table:table-cell>
          <table:table-cell office:value-type="string" calcext:value-type="string">
            <text:p>GPS</text:p>
          </table:table-cell>
          <table:table-cell office:value-type="float" office:value="15.9760824742268" calcext:value-type="float">
            <text:p>15,98</text:p>
          </table:table-cell>
          <table:table-cell office:value-type="float" office:value="13.19" calcext:value-type="float">
            <text:p>13,19</text:p>
          </table:table-cell>
          <table:table-cell office:value-type="float" office:value="2.7860824742268" calcext:value-type="float">
            <text:p>2,79</text:p>
          </table:table-cell>
          <table:table-cell office:value-type="float" office:value="21.1226874467536" calcext:value-type="float">
            <text:p>21,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etApp</text:p>
          </table:table-cell>
          <table:table-cell office:value-type="string" calcext:value-type="string">
            <text:p>NTAP</text:p>
          </table:table-cell>
          <table:table-cell office:value-type="float" office:value="52.976833976834" calcext:value-type="float">
            <text:p>52,98</text:p>
          </table:table-cell>
          <table:table-cell office:value-type="float" office:value="44" calcext:value-type="float">
            <text:p>44</text:p>
          </table:table-cell>
          <table:table-cell office:value-type="float" office:value="8.97683397683398" calcext:value-type="float">
            <text:p>8,98</text:p>
          </table:table-cell>
          <table:table-cell office:value-type="float" office:value="20.4018954018954" calcext:value-type="float">
            <text:p>20,4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Under Armour Class A</text:p>
          </table:table-cell>
          <table:table-cell office:value-type="string" calcext:value-type="string">
            <text:p>UAA</text:p>
          </table:table-cell>
          <table:table-cell office:value-type="float" office:value="15.1521741078095" calcext:value-type="float">
            <text:p>15,15</text:p>
          </table:table-cell>
          <table:table-cell office:value-type="float" office:value="12.63" calcext:value-type="float">
            <text:p>12,63</text:p>
          </table:table-cell>
          <table:table-cell office:value-type="float" office:value="2.52217410780947" calcext:value-type="float">
            <text:p>2,52</text:p>
          </table:table-cell>
          <table:table-cell office:value-type="float" office:value="19.9697079003125" calcext:value-type="float">
            <text:p>19,9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alliburton Co.</text:p>
          </table:table-cell>
          <table:table-cell office:value-type="string" calcext:value-type="string">
            <text:p>HAL</text:p>
          </table:table-cell>
          <table:table-cell office:value-type="float" office:value="15662" calcext:value-type="float">
            <text:p>15662,00</text:p>
          </table:table-cell>
          <table:table-cell office:value-type="float" office:value="13.07" calcext:value-type="float">
            <text:p>13,07</text:p>
          </table:table-cell>
          <table:table-cell office:value-type="float" office:value="2.592" calcext:value-type="float">
            <text:p>2,59</text:p>
          </table:table-cell>
          <table:table-cell office:value-type="float" office:value="19.831675592961" calcext:value-type="float">
            <text:p>19,8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ordstrom</text:p>
          </table:table-cell>
          <table:table-cell office:value-type="string" calcext:value-type="string">
            <text:p>JWN</text:p>
          </table:table-cell>
          <table:table-cell office:value-type="float" office:value="34.6694117647059" calcext:value-type="float">
            <text:p>34,67</text:p>
          </table:table-cell>
          <table:table-cell office:value-type="float" office:value="29.04" calcext:value-type="float">
            <text:p>29,04</text:p>
          </table:table-cell>
          <table:table-cell office:value-type="float" office:value="5.62941176470589" calcext:value-type="float">
            <text:p>5,63</text:p>
          </table:table-cell>
          <table:table-cell office:value-type="float" office:value="19.3850267379679" calcext:value-type="float">
            <text:p>19,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merisourceBergen Corp</text:p>
          </table:table-cell>
          <table:table-cell office:value-type="string" calcext:value-type="string">
            <text:p>ABC</text:p>
          </table:table-cell>
          <table:table-cell office:value-type="float" office:value="101.738030589124" calcext:value-type="float">
            <text:p>101,74</text:p>
          </table:table-cell>
          <table:table-cell office:value-type="float" office:value="85.81" calcext:value-type="float">
            <text:p>85,81</text:p>
          </table:table-cell>
          <table:table-cell office:value-type="float" office:value="15.9280305891239" calcext:value-type="float">
            <text:p>15,93</text:p>
          </table:table-cell>
          <table:table-cell office:value-type="float" office:value="18.5619748154339" calcext:value-type="float">
            <text:p>18,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ollyFrontier Corp</text:p>
          </table:table-cell>
          <table:table-cell office:value-type="string" calcext:value-type="string">
            <text:p>HFC</text:p>
          </table:table-cell>
          <table:table-cell office:value-type="float" office:value="33.8981799444395" calcext:value-type="float">
            <text:p>33,90</text:p>
          </table:table-cell>
          <table:table-cell office:value-type="float" office:value="28.61" calcext:value-type="float">
            <text:p>28,61</text:p>
          </table:table-cell>
          <table:table-cell office:value-type="float" office:value="5.28817994443946" calcext:value-type="float">
            <text:p>5,29</text:p>
          </table:table-cell>
          <table:table-cell office:value-type="float" office:value="18.4836768418017" calcext:value-type="float">
            <text:p>18,4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Whirlpool Corp.</text:p>
          </table:table-cell>
          <table:table-cell office:value-type="string" calcext:value-type="string">
            <text:p>WHR</text:p>
          </table:table-cell>
          <table:table-cell office:value-type="float" office:value="143.411666666667" calcext:value-type="float">
            <text:p>143,41</text:p>
          </table:table-cell>
          <table:table-cell office:value-type="float" office:value="121.12" calcext:value-type="float">
            <text:p>121,12</text:p>
          </table:table-cell>
          <table:table-cell office:value-type="float" office:value="22.2916666666667" calcext:value-type="float">
            <text:p>22,29</text:p>
          </table:table-cell>
          <table:table-cell office:value-type="float" office:value="18.4046125055042" calcext:value-type="float">
            <text:p>18,4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ox Corporation Class B</text:p>
          </table:table-cell>
          <table:table-cell office:value-type="string" calcext:value-type="string">
            <text:p>FOX</text:p>
          </table:table-cell>
          <table:table-cell office:value-type="float" office:value="33.727729468599" calcext:value-type="float">
            <text:p>33,73</text:p>
          </table:table-cell>
          <table:table-cell office:value-type="float" office:value="28.52" calcext:value-type="float">
            <text:p>28,52</text:p>
          </table:table-cell>
          <table:table-cell office:value-type="float" office:value="5.20772946859904" calcext:value-type="float">
            <text:p>5,21</text:p>
          </table:table-cell>
          <table:table-cell office:value-type="float" office:value="18.2599209978928" calcext:value-type="float">
            <text:p>18,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ss Corporation</text:p>
          </table:table-cell>
          <table:table-cell office:value-type="string" calcext:value-type="string">
            <text:p>HES</text:p>
          </table:table-cell>
          <table:table-cell office:value-type="float" office:value="58.7542052313883" calcext:value-type="float">
            <text:p>58,75</text:p>
          </table:table-cell>
          <table:table-cell office:value-type="float" office:value="49.72" calcext:value-type="float">
            <text:p>49,72</text:p>
          </table:table-cell>
          <table:table-cell office:value-type="float" office:value="9.03420523138833" calcext:value-type="float">
            <text:p>9,03</text:p>
          </table:table-cell>
          <table:table-cell office:value-type="float" office:value="18.1701633776917" calcext:value-type="float">
            <text:p>18,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nvesco Ltd.</text:p>
          </table:table-cell>
          <table:table-cell office:value-type="string" calcext:value-type="string">
            <text:p>IVZ</text:p>
          </table:table-cell>
          <table:table-cell office:value-type="float" office:value="15.5013847900114" calcext:value-type="float">
            <text:p>15,50</text:p>
          </table:table-cell>
          <table:table-cell office:value-type="float" office:value="13.12" calcext:value-type="float">
            <text:p>13,12</text:p>
          </table:table-cell>
          <table:table-cell office:value-type="float" office:value="2.38138479001135" calcext:value-type="float">
            <text:p>2,38</text:p>
          </table:table-cell>
          <table:table-cell office:value-type="float" office:value="18.1507987043548" calcext:value-type="float">
            <text:p>18,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ox Corporation Class A</text:p>
          </table:table-cell>
          <table:table-cell office:value-type="string" calcext:value-type="string">
            <text:p>FOXA</text:p>
          </table:table-cell>
          <table:table-cell office:value-type="float" office:value="34.037729468599" calcext:value-type="float">
            <text:p>34,04</text:p>
          </table:table-cell>
          <table:table-cell office:value-type="float" office:value="28.83" calcext:value-type="float">
            <text:p>28,83</text:p>
          </table:table-cell>
          <table:table-cell office:value-type="float" office:value="5.20772946859903" calcext:value-type="float">
            <text:p>5,21</text:p>
          </table:table-cell>
          <table:table-cell office:value-type="float" office:value="18.0635777613563" calcext:value-type="float">
            <text:p>18,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ifth Third Bancorp</text:p>
          </table:table-cell>
          <table:table-cell office:value-type="string" calcext:value-type="string">
            <text:p>FITB</text:p>
          </table:table-cell>
          <table:table-cell office:value-type="float" office:value="26.1816072733631" calcext:value-type="float">
            <text:p>26,18</text:p>
          </table:table-cell>
          <table:table-cell office:value-type="float" office:value="22.2" calcext:value-type="float">
            <text:p>22,2</text:p>
          </table:table-cell>
          <table:table-cell office:value-type="float" office:value="3.98160727336314" calcext:value-type="float">
            <text:p>3,98</text:p>
          </table:table-cell>
          <table:table-cell office:value-type="float" office:value="17.9351678980322" calcext:value-type="float">
            <text:p>17,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ssurant</text:p>
          </table:table-cell>
          <table:table-cell office:value-type="string" calcext:value-type="string">
            <text:p>AIZ</text:p>
          </table:table-cell>
          <table:table-cell office:value-type="float" office:value="140.749517420655" calcext:value-type="float">
            <text:p>140,75</text:p>
          </table:table-cell>
          <table:table-cell office:value-type="float" office:value="119.69" calcext:value-type="float">
            <text:p>119,69</text:p>
          </table:table-cell>
          <table:table-cell office:value-type="float" office:value="21.0595174206545" calcext:value-type="float">
            <text:p>21,06</text:p>
          </table:table-cell>
          <table:table-cell office:value-type="float" office:value="17.5950517341921" calcext:value-type="float">
            <text:p>17,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xpedia Group</text:p>
          </table:table-cell>
          <table:table-cell office:value-type="string" calcext:value-type="string">
            <text:p>EXPE</text:p>
          </table:table-cell>
          <table:table-cell office:value-type="float" office:value="107.828912806023" calcext:value-type="float">
            <text:p>107,83</text:p>
          </table:table-cell>
          <table:table-cell office:value-type="float" office:value="91.85" calcext:value-type="float">
            <text:p>91,85</text:p>
          </table:table-cell>
          <table:table-cell office:value-type="float" office:value="15.9789128060227" calcext:value-type="float">
            <text:p>15,98</text:p>
          </table:table-cell>
          <table:table-cell office:value-type="float" office:value="17.396747747439" calcext:value-type="float">
            <text:p>17,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rdinal Health Inc.</text:p>
          </table:table-cell>
          <table:table-cell office:value-type="string" calcext:value-type="string">
            <text:p>CAH</text:p>
          </table:table-cell>
          <table:table-cell office:value-type="float" office:value="59.6786378737542" calcext:value-type="float">
            <text:p>59,68</text:p>
          </table:table-cell>
          <table:table-cell office:value-type="float" office:value="51.27" calcext:value-type="float">
            <text:p>51,27</text:p>
          </table:table-cell>
          <table:table-cell office:value-type="float" office:value="8.40863787375415" calcext:value-type="float">
            <text:p>8,41</text:p>
          </table:table-cell>
          <table:table-cell office:value-type="float" office:value="16.4006980178548" calcext:value-type="float">
            <text:p>16,4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ohl's Corp.</text:p>
          </table:table-cell>
          <table:table-cell office:value-type="string" calcext:value-type="string">
            <text:p>KSS</text:p>
          </table:table-cell>
          <table:table-cell office:value-type="float" office:value="40.3106060606061" calcext:value-type="float">
            <text:p>40,31</text:p>
          </table:table-cell>
          <table:table-cell office:value-type="float" office:value="34.65" calcext:value-type="float">
            <text:p>34,65</text:p>
          </table:table-cell>
          <table:table-cell office:value-type="float" office:value="5.66060606060606" calcext:value-type="float">
            <text:p>5,66</text:p>
          </table:table-cell>
          <table:table-cell office:value-type="float" office:value="16.3365254274345" calcext:value-type="float">
            <text:p>16,3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ate Street Corp.</text:p>
          </table:table-cell>
          <table:table-cell office:value-type="string" calcext:value-type="string">
            <text:p>STT</text:p>
          </table:table-cell>
          <table:table-cell office:value-type="float" office:value="69.6843939055876" calcext:value-type="float">
            <text:p>69,68</text:p>
          </table:table-cell>
          <table:table-cell office:value-type="float" office:value="60.13" calcext:value-type="float">
            <text:p>60,13</text:p>
          </table:table-cell>
          <table:table-cell office:value-type="float" office:value="9.55439390558761" calcext:value-type="float">
            <text:p>9,55</text:p>
          </table:table-cell>
          <table:table-cell office:value-type="float" office:value="15.8895624573218" calcext:value-type="float">
            <text:p>15,8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eagate Technology</text:p>
          </table:table-cell>
          <table:table-cell office:value-type="string" calcext:value-type="string">
            <text:p>STX</text:p>
          </table:table-cell>
          <table:table-cell office:value-type="float" office:value="57.0494736842105" calcext:value-type="float">
            <text:p>57,05</text:p>
          </table:table-cell>
          <table:table-cell office:value-type="float" office:value="49.26" calcext:value-type="float">
            <text:p>49,26</text:p>
          </table:table-cell>
          <table:table-cell office:value-type="float" office:value="7.78947368421053" calcext:value-type="float">
            <text:p>7,79</text:p>
          </table:table-cell>
          <table:table-cell office:value-type="float" office:value="15.8129794644956" calcext:value-type="float">
            <text:p>15,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itigroup Inc.</text:p>
          </table:table-cell>
          <table:table-cell office:value-type="string" calcext:value-type="string">
            <text:p>C</text:p>
          </table:table-cell>
          <table:table-cell office:value-type="float" office:value="70.7634155536839" calcext:value-type="float">
            <text:p>70,76</text:p>
          </table:table-cell>
          <table:table-cell office:value-type="float" office:value="61.28" calcext:value-type="float">
            <text:p>61,28</text:p>
          </table:table-cell>
          <table:table-cell office:value-type="float" office:value="9.48341555368387" calcext:value-type="float">
            <text:p>9,48</text:p>
          </table:table-cell>
          <table:table-cell office:value-type="float" office:value="15.4755475745494" calcext:value-type="float">
            <text:p>15,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ost Hotels &amp; Resorts</text:p>
          </table:table-cell>
          <table:table-cell office:value-type="string" calcext:value-type="string">
            <text:p>HST</text:p>
          </table:table-cell>
          <table:table-cell office:value-type="float" office:value="15.5420955981637" calcext:value-type="float">
            <text:p>15,54</text:p>
          </table:table-cell>
          <table:table-cell office:value-type="float" office:value="13.46" calcext:value-type="float">
            <text:p>13,46</text:p>
          </table:table-cell>
          <table:table-cell office:value-type="float" office:value="2.08209559816365" calcext:value-type="float">
            <text:p>2,08</text:p>
          </table:table-cell>
          <table:table-cell office:value-type="float" office:value="15.4687637307849" calcext:value-type="float">
            <text:p>15,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apestry, Inc.</text:p>
          </table:table-cell>
          <table:table-cell office:value-type="string" calcext:value-type="string">
            <text:p>TPR</text:p>
          </table:table-cell>
          <table:table-cell office:value-type="float" office:value="25.0328748280605" calcext:value-type="float">
            <text:p>25,03</text:p>
          </table:table-cell>
          <table:table-cell office:value-type="float" office:value="21.7" calcext:value-type="float">
            <text:p>21,7</text:p>
          </table:table-cell>
          <table:table-cell office:value-type="float" office:value="3.33287482806052" calcext:value-type="float">
            <text:p>3,33</text:p>
          </table:table-cell>
          <table:table-cell office:value-type="float" office:value="15.3588701753941" calcext:value-type="float">
            <text:p>15,3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he Mosaic Company</text:p>
          </table:table-cell>
          <table:table-cell office:value-type="string" calcext:value-type="string">
            <text:p>MOS</text:p>
          </table:table-cell>
          <table:table-cell office:value-type="float" office:value="16.4938405797101" calcext:value-type="float">
            <text:p>16,49</text:p>
          </table:table-cell>
          <table:table-cell office:value-type="float" office:value="14.3" calcext:value-type="float">
            <text:p>14,3</text:p>
          </table:table-cell>
          <table:table-cell office:value-type="float" office:value="2.19384057971014" calcext:value-type="float">
            <text:p>2,19</text:p>
          </table:table-cell>
          <table:table-cell office:value-type="float" office:value="15.3415425154556" calcext:value-type="float">
            <text:p>15,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he Bank of New York Mellon Corp.</text:p>
          </table:table-cell>
          <table:table-cell office:value-type="string" calcext:value-type="string">
            <text:p>BK</text:p>
          </table:table-cell>
          <table:table-cell office:value-type="float" office:value="43.8924220838989" calcext:value-type="float">
            <text:p>43,89</text:p>
          </table:table-cell>
          <table:table-cell office:value-type="float" office:value="38.07" calcext:value-type="float">
            <text:p>38,07</text:p>
          </table:table-cell>
          <table:table-cell office:value-type="float" office:value="5.82242208389888" calcext:value-type="float">
            <text:p>5,82</text:p>
          </table:table-cell>
          <table:table-cell office:value-type="float" office:value="15.2939902387677" calcext:value-type="float">
            <text:p>15,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arker-Hannifin</text:p>
          </table:table-cell>
          <table:table-cell office:value-type="string" calcext:value-type="string">
            <text:p>PH</text:p>
          </table:table-cell>
          <table:table-cell office:value-type="float" office:value="189.422595936351" calcext:value-type="float">
            <text:p>189,42</text:p>
          </table:table-cell>
          <table:table-cell office:value-type="float" office:value="164.99" calcext:value-type="float">
            <text:p>164,99</text:p>
          </table:table-cell>
          <table:table-cell office:value-type="float" office:value="24.4325959363513" calcext:value-type="float">
            <text:p>24,43</text:p>
          </table:table-cell>
          <table:table-cell office:value-type="float" office:value="14.8085313875697" calcext:value-type="float">
            <text:p>14,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uPont de Nemours Inc</text:p>
          </table:table-cell>
          <table:table-cell office:value-type="string" calcext:value-type="string">
            <text:p>DD</text:p>
          </table:table-cell>
          <table:table-cell office:value-type="float" office:value="46.3225005398402" calcext:value-type="float">
            <text:p>46,32</text:p>
          </table:table-cell>
          <table:table-cell office:value-type="float" office:value="40.5" calcext:value-type="float">
            <text:p>40,5</text:p>
          </table:table-cell>
          <table:table-cell office:value-type="float" office:value="5.82250053984021" calcext:value-type="float">
            <text:p>5,82</text:p>
          </table:table-cell>
          <table:table-cell office:value-type="float" office:value="14.3765445428153" calcext:value-type="float">
            <text:p>14,3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eople's United Financial</text:p>
          </table:table-cell>
          <table:table-cell office:value-type="string" calcext:value-type="string">
            <text:p>PBCT</text:p>
          </table:table-cell>
          <table:table-cell office:value-type="float" office:value="16.1066163141994" calcext:value-type="float">
            <text:p>16,11</text:p>
          </table:table-cell>
          <table:table-cell office:value-type="float" office:value="14.09" calcext:value-type="float">
            <text:p>14,09</text:p>
          </table:table-cell>
          <table:table-cell office:value-type="float" office:value="2.0166163141994" calcext:value-type="float">
            <text:p>2,02</text:p>
          </table:table-cell>
          <table:table-cell office:value-type="float" office:value="14.3123939971568" calcext:value-type="float">
            <text:p>14,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EA</text:p>
          </table:table-cell>
          <table:table-cell office:value-type="float" office:value="123.055620915033" calcext:value-type="float">
            <text:p>123,06</text:p>
          </table:table-cell>
          <table:table-cell office:value-type="float" office:value="107.67" calcext:value-type="float">
            <text:p>107,67</text:p>
          </table:table-cell>
          <table:table-cell office:value-type="float" office:value="15.3856209150327" calcext:value-type="float">
            <text:p>15,39</text:p>
          </table:table-cell>
          <table:table-cell office:value-type="float" office:value="14.2896079827553" calcext:value-type="float">
            <text:p>14,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ccidental Petroleum</text:p>
          </table:table-cell>
          <table:table-cell office:value-type="string" calcext:value-type="string">
            <text:p>OXY</text:p>
          </table:table-cell>
          <table:table-cell office:value-type="float" office:value="30.6055219271155" calcext:value-type="float">
            <text:p>30,61</text:p>
          </table:table-cell>
          <table:table-cell office:value-type="float" office:value="26.86" calcext:value-type="float">
            <text:p>26,86</text:p>
          </table:table-cell>
          <table:table-cell office:value-type="float" office:value="3.7455219271155" calcext:value-type="float">
            <text:p>3,75</text:p>
          </table:table-cell>
          <table:table-cell office:value-type="float" office:value="13.9446088127904" calcext:value-type="float">
            <text:p>13,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P Inc.</text:p>
          </table:table-cell>
          <table:table-cell office:value-type="string" calcext:value-type="string">
            <text:p>HPQ</text:p>
          </table:table-cell>
          <table:table-cell office:value-type="float" office:value="24.3870341207349" calcext:value-type="float">
            <text:p>24,39</text:p>
          </table:table-cell>
          <table:table-cell office:value-type="float" office:value="21.41" calcext:value-type="float">
            <text:p>21,41</text:p>
          </table:table-cell>
          <table:table-cell office:value-type="float" office:value="2.97703412073491" calcext:value-type="float">
            <text:p>2,98</text:p>
          </table:table-cell>
          <table:table-cell office:value-type="float" office:value="13.9048767899809" calcext:value-type="float">
            <text:p>13,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FLAC Inc</text:p>
          </table:table-cell>
          <table:table-cell office:value-type="string" calcext:value-type="string">
            <text:p>AFL</text:p>
          </table:table-cell>
          <table:table-cell office:value-type="float" office:value="46.3786574582069" calcext:value-type="float">
            <text:p>46,38</text:p>
          </table:table-cell>
          <table:table-cell office:value-type="float" office:value="40.78" calcext:value-type="float">
            <text:p>40,78</text:p>
          </table:table-cell>
          <table:table-cell office:value-type="float" office:value="5.59865745820693" calcext:value-type="float">
            <text:p>5,60</text:p>
          </table:table-cell>
          <table:table-cell office:value-type="float" office:value="13.7289295198797" calcext:value-type="float">
            <text:p>13,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rconic Inc.</text:p>
          </table:table-cell>
          <table:table-cell office:value-type="string" calcext:value-type="string">
            <text:p>ARNC</text:p>
          </table:table-cell>
          <table:table-cell office:value-type="float" office:value="29.5093952483801" calcext:value-type="float">
            <text:p>29,51</text:p>
          </table:table-cell>
          <table:table-cell office:value-type="float" office:value="25.95" calcext:value-type="float">
            <text:p>25,95</text:p>
          </table:table-cell>
          <table:table-cell office:value-type="float" office:value="3.55939524838013" calcext:value-type="float">
            <text:p>3,56</text:p>
          </table:table-cell>
          <table:table-cell office:value-type="float" office:value="13.7163593386518" calcext:value-type="float">
            <text:p>13,7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GM Resorts International</text:p>
          </table:table-cell>
          <table:table-cell office:value-type="string" calcext:value-type="string">
            <text:p>MGM</text:p>
          </table:table-cell>
          <table:table-cell office:value-type="float" office:value="23.1682747627089" calcext:value-type="float">
            <text:p>23,17</text:p>
          </table:table-cell>
          <table:table-cell office:value-type="float" office:value="20.39" calcext:value-type="float">
            <text:p>20,39</text:p>
          </table:table-cell>
          <table:table-cell office:value-type="float" office:value="2.7782747627089" calcext:value-type="float">
            <text:p>2,78</text:p>
          </table:table-cell>
          <table:table-cell office:value-type="float" office:value="13.6256731864095" calcext:value-type="float">
            <text:p>13,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enturyLink Inc</text:p>
          </table:table-cell>
          <table:table-cell office:value-type="string" calcext:value-type="string">
            <text:p>CTL</text:p>
          </table:table-cell>
          <table:table-cell office:value-type="float" office:value="13.5473150364789" calcext:value-type="float">
            <text:p>13,55</text:p>
          </table:table-cell>
          <table:table-cell office:value-type="float" office:value="11.97" calcext:value-type="float">
            <text:p>11,97</text:p>
          </table:table-cell>
          <table:table-cell office:value-type="float" office:value="1.57731503647891" calcext:value-type="float">
            <text:p>1,58</text:p>
          </table:table-cell>
          <table:table-cell office:value-type="float" office:value="13.1772350583033" calcext:value-type="float">
            <text:p>13,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Wells Fargo</text:p>
          </table:table-cell>
          <table:table-cell office:value-type="string" calcext:value-type="string">
            <text:p>WFC</text:p>
          </table:table-cell>
          <table:table-cell office:value-type="float" office:value="41.9575181878307" calcext:value-type="float">
            <text:p>41,96</text:p>
          </table:table-cell>
          <table:table-cell office:value-type="float" office:value="37.09" calcext:value-type="float">
            <text:p>37,09</text:p>
          </table:table-cell>
          <table:table-cell office:value-type="float" office:value="4.86751818783068" calcext:value-type="float">
            <text:p>4,87</text:p>
          </table:table-cell>
          <table:table-cell office:value-type="float" office:value="13.1235324557311" calcext:value-type="float">
            <text:p>13,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ngersoll Rand</text:p>
          </table:table-cell>
          <table:table-cell office:value-type="string" calcext:value-type="string">
            <text:p>IR</text:p>
          </table:table-cell>
          <table:table-cell office:value-type="float" office:value="31.4021551379448" calcext:value-type="float">
            <text:p>31,40</text:p>
          </table:table-cell>
          <table:table-cell office:value-type="float" office:value="27.79" calcext:value-type="float">
            <text:p>27,79</text:p>
          </table:table-cell>
          <table:table-cell office:value-type="float" office:value="3.61215513794482" calcext:value-type="float">
            <text:p>3,61</text:p>
          </table:table-cell>
          <table:table-cell office:value-type="float" office:value="12.9980393592833" calcext:value-type="float">
            <text:p>13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xion Pharmaceuticals</text:p>
          </table:table-cell>
          <table:table-cell office:value-type="string" calcext:value-type="string">
            <text:p>ALXN</text:p>
          </table:table-cell>
          <table:table-cell office:value-type="float" office:value="103.926174377224" calcext:value-type="float">
            <text:p>103,93</text:p>
          </table:table-cell>
          <table:table-cell office:value-type="float" office:value="91.98" calcext:value-type="float">
            <text:p>91,98</text:p>
          </table:table-cell>
          <table:table-cell office:value-type="float" office:value="11.9461743772242" calcext:value-type="float">
            <text:p>11,95</text:p>
          </table:table-cell>
          <table:table-cell office:value-type="float" office:value="12.9877955829791" calcext:value-type="float">
            <text:p>12,9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asbro Inc.</text:p>
          </table:table-cell>
          <table:table-cell office:value-type="string" calcext:value-type="string">
            <text:p>HAS</text:p>
          </table:table-cell>
          <table:table-cell office:value-type="float" office:value="82.1240763644436" calcext:value-type="float">
            <text:p>82,12</text:p>
          </table:table-cell>
          <table:table-cell office:value-type="float" office:value="72.75" calcext:value-type="float">
            <text:p>72,75</text:p>
          </table:table-cell>
          <table:table-cell office:value-type="float" office:value="9.3740763644436" calcext:value-type="float">
            <text:p>9,37</text:p>
          </table:table-cell>
          <table:table-cell office:value-type="float" office:value="12.8853283360049" calcext:value-type="float">
            <text:p>12,8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lowserve Corporation</text:p>
          </table:table-cell>
          <table:table-cell office:value-type="string" calcext:value-type="string">
            <text:p>FLS</text:p>
          </table:table-cell>
          <table:table-cell office:value-type="float" office:value="41.4606389834769" calcext:value-type="float">
            <text:p>41,46</text:p>
          </table:table-cell>
          <table:table-cell office:value-type="float" office:value="36.74" calcext:value-type="float">
            <text:p>36,74</text:p>
          </table:table-cell>
          <table:table-cell office:value-type="float" office:value="4.72063898347692" calcext:value-type="float">
            <text:p>4,72</text:p>
          </table:table-cell>
          <table:table-cell office:value-type="float" office:value="12.8487724101168" calcext:value-type="float">
            <text:p>12,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tivision Blizzard</text:p>
          </table:table-cell>
          <table:table-cell office:value-type="string" calcext:value-type="string">
            <text:p>ATVI</text:p>
          </table:table-cell>
          <table:table-cell office:value-type="float" office:value="67.484915693904" calcext:value-type="float">
            <text:p>67,48</text:p>
          </table:table-cell>
          <table:table-cell office:value-type="float" office:value="59.97" calcext:value-type="float">
            <text:p>59,97</text:p>
          </table:table-cell>
          <table:table-cell office:value-type="float" office:value="7.51491569390402" calcext:value-type="float">
            <text:p>7,51</text:p>
          </table:table-cell>
          <table:table-cell office:value-type="float" office:value="12.5311250523662" calcext:value-type="float">
            <text:p>12,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QUALCOMM Inc.</text:p>
          </table:table-cell>
          <table:table-cell office:value-type="string" calcext:value-type="string">
            <text:p>QCOM</text:p>
          </table:table-cell>
          <table:table-cell office:value-type="float" office:value="87.1740983606557" calcext:value-type="float">
            <text:p>87,17</text:p>
          </table:table-cell>
          <table:table-cell office:value-type="float" office:value="77.47" calcext:value-type="float">
            <text:p>77,47</text:p>
          </table:table-cell>
          <table:table-cell office:value-type="float" office:value="9.70409836065574" calcext:value-type="float">
            <text:p>9,70</text:p>
          </table:table-cell>
          <table:table-cell office:value-type="float" office:value="12.5262661167623" calcext:value-type="float">
            <text:p>12,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rgWarner</text:p>
          </table:table-cell>
          <table:table-cell office:value-type="string" calcext:value-type="string">
            <text:p>BWA</text:p>
          </table:table-cell>
          <table:table-cell office:value-type="float" office:value="32.4195228077254" calcext:value-type="float">
            <text:p>32,42</text:p>
          </table:table-cell>
          <table:table-cell office:value-type="float" office:value="28.87" calcext:value-type="float">
            <text:p>28,87</text:p>
          </table:table-cell>
          <table:table-cell office:value-type="float" office:value="3.54952280772538" calcext:value-type="float">
            <text:p>3,55</text:p>
          </table:table-cell>
          <table:table-cell office:value-type="float" office:value="12.2948486585569" calcext:value-type="float">
            <text:p>12,2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icron Technology</text:p>
          </table:table-cell>
          <table:table-cell office:value-type="string" calcext:value-type="string">
            <text:p>MU</text:p>
          </table:table-cell>
          <table:table-cell office:value-type="float" office:value="57.727217847769" calcext:value-type="float">
            <text:p>57,73</text:p>
          </table:table-cell>
          <table:table-cell office:value-type="float" office:value="51.47" calcext:value-type="float">
            <text:p>51,47</text:p>
          </table:table-cell>
          <table:table-cell office:value-type="float" office:value="6.25721784776903" calcext:value-type="float">
            <text:p>6,26</text:p>
          </table:table-cell>
          <table:table-cell office:value-type="float" office:value="12.157019327315" calcext:value-type="float">
            <text:p>12,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Newmont Corporation</text:p>
          </table:table-cell>
          <table:table-cell office:value-type="string" calcext:value-type="string">
            <text:p>NEM</text:p>
          </table:table-cell>
          <table:table-cell office:value-type="float" office:value="58.6995327102804" calcext:value-type="float">
            <text:p>58,70</text:p>
          </table:table-cell>
          <table:table-cell office:value-type="float" office:value="52.35" calcext:value-type="float">
            <text:p>52,35</text:p>
          </table:table-cell>
          <table:table-cell office:value-type="float" office:value="6.34953271028037" calcext:value-type="float">
            <text:p>6,35</text:p>
          </table:table-cell>
          <table:table-cell office:value-type="float" office:value="12.1290023119014" calcext:value-type="float">
            <text:p>12,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ristol-Myers Squibb</text:p>
          </table:table-cell>
          <table:table-cell office:value-type="string" calcext:value-type="string">
            <text:p>BMY</text:p>
          </table:table-cell>
          <table:table-cell office:value-type="float" office:value="67.5214485981308" calcext:value-type="float">
            <text:p>67,52</text:p>
          </table:table-cell>
          <table:table-cell office:value-type="float" office:value="60.31" calcext:value-type="float">
            <text:p>60,31</text:p>
          </table:table-cell>
          <table:table-cell office:value-type="float" office:value="7.21144859813084" calcext:value-type="float">
            <text:p>7,21</text:p>
          </table:table-cell>
          <table:table-cell office:value-type="float" office:value="11.9573016052576" calcext:value-type="float">
            <text:p>11,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United Airlines Holdings</text:p>
          </table:table-cell>
          <table:table-cell office:value-type="string" calcext:value-type="string">
            <text:p>UAL</text:p>
          </table:table-cell>
          <table:table-cell office:value-type="float" office:value="58.2221539573545" calcext:value-type="float">
            <text:p>58,22</text:p>
          </table:table-cell>
          <table:table-cell office:value-type="float" office:value="52.1" calcext:value-type="float">
            <text:p>52,1</text:p>
          </table:table-cell>
          <table:table-cell office:value-type="float" office:value="6.12215395735453" calcext:value-type="float">
            <text:p>6,12</text:p>
          </table:table-cell>
          <table:table-cell office:value-type="float" office:value="11.7507753500087" calcext:value-type="float">
            <text:p>11,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Oracle Corp.</text:p>
          </table:table-cell>
          <table:table-cell office:value-type="string" calcext:value-type="string">
            <text:p>ORCL</text:p>
          </table:table-cell>
          <table:table-cell office:value-type="float" office:value="52.8667845659164" calcext:value-type="float">
            <text:p>52,87</text:p>
          </table:table-cell>
          <table:table-cell office:value-type="float" office:value="47.37" calcext:value-type="float">
            <text:p>47,37</text:p>
          </table:table-cell>
          <table:table-cell office:value-type="float" office:value="5.4967845659164" calcext:value-type="float">
            <text:p>5,50</text:p>
          </table:table-cell>
          <table:table-cell office:value-type="float" office:value="11.6039361746177" calcext:value-type="float">
            <text:p>11,6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lmerich &amp; Payne</text:p>
          </table:table-cell>
          <table:table-cell office:value-type="string" calcext:value-type="string">
            <text:p>HP</text:p>
          </table:table-cell>
          <table:table-cell office:value-type="float" office:value="30.7858244213302" calcext:value-type="float">
            <text:p>30,79</text:p>
          </table:table-cell>
          <table:table-cell office:value-type="float" office:value="27.6" calcext:value-type="float">
            <text:p>27,6</text:p>
          </table:table-cell>
          <table:table-cell office:value-type="float" office:value="3.18582442133021" calcext:value-type="float">
            <text:p>3,19</text:p>
          </table:table-cell>
          <table:table-cell office:value-type="float" office:value="11.5428421062689" calcext:value-type="float">
            <text:p>11,5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axim Integrated Products Inc</text:p>
          </table:table-cell>
          <table:table-cell office:value-type="string" calcext:value-type="string">
            <text:p>MXIM</text:p>
          </table:table-cell>
          <table:table-cell office:value-type="float" office:value="61.0837553313222" calcext:value-type="float">
            <text:p>61,08</text:p>
          </table:table-cell>
          <table:table-cell office:value-type="float" office:value="54.78" calcext:value-type="float">
            <text:p>54,78</text:p>
          </table:table-cell>
          <table:table-cell office:value-type="float" office:value="6.30375533132217" calcext:value-type="float">
            <text:p>6,30</text:p>
          </table:table-cell>
          <table:table-cell office:value-type="float" office:value="11.5074029414424" calcext:value-type="float">
            <text:p>11,5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ilead Sciences</text:p>
          </table:table-cell>
          <table:table-cell office:value-type="string" calcext:value-type="string">
            <text:p>GILD</text:p>
          </table:table-cell>
          <table:table-cell office:value-type="float" office:value="89.3380657791699" calcext:value-type="float">
            <text:p>89,34</text:p>
          </table:table-cell>
          <table:table-cell office:value-type="float" office:value="80.23" calcext:value-type="float">
            <text:p>80,23</text:p>
          </table:table-cell>
          <table:table-cell office:value-type="float" office:value="9.10806577916992" calcext:value-type="float">
            <text:p>9,11</text:p>
          </table:table-cell>
          <table:table-cell office:value-type="float" office:value="11.352443947613" calcext:value-type="float">
            <text:p>11,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Nucor Corp.</text:p>
          </table:table-cell>
          <table:table-cell office:value-type="string" calcext:value-type="string">
            <text:p>NUE</text:p>
          </table:table-cell>
          <table:table-cell office:value-type="float" office:value="44.0266095733631" calcext:value-type="float">
            <text:p>44,03</text:p>
          </table:table-cell>
          <table:table-cell office:value-type="float" office:value="39.61" calcext:value-type="float">
            <text:p>39,61</text:p>
          </table:table-cell>
          <table:table-cell office:value-type="float" office:value="4.41660957336305" calcext:value-type="float">
            <text:p>4,42</text:p>
          </table:table-cell>
          <table:table-cell office:value-type="float" office:value="11.1502387613306" calcext:value-type="float">
            <text:p>11,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Noble Energy Inc</text:p>
          </table:table-cell>
          <table:table-cell office:value-type="string" calcext:value-type="string">
            <text:p>NBL</text:p>
          </table:table-cell>
          <table:table-cell office:value-type="float" office:value="14.8024016563147" calcext:value-type="float">
            <text:p>14,80</text:p>
          </table:table-cell>
          <table:table-cell office:value-type="float" office:value="13.32" calcext:value-type="float">
            <text:p>13,32</text:p>
          </table:table-cell>
          <table:table-cell office:value-type="float" office:value="1.4824016563147" calcext:value-type="float">
            <text:p>1,48</text:p>
          </table:table-cell>
          <table:table-cell office:value-type="float" office:value="11.1291415639242" calcext:value-type="float">
            <text:p>11,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terpillar Inc.</text:p>
          </table:table-cell>
          <table:table-cell office:value-type="string" calcext:value-type="string">
            <text:p>CAT</text:p>
          </table:table-cell>
          <table:table-cell office:value-type="float" office:value="134.573163163163" calcext:value-type="float">
            <text:p>134,57</text:p>
          </table:table-cell>
          <table:table-cell office:value-type="float" office:value="121.41" calcext:value-type="float">
            <text:p>121,41</text:p>
          </table:table-cell>
          <table:table-cell office:value-type="float" office:value="13.1631631631632" calcext:value-type="float">
            <text:p>13,16</text:p>
          </table:table-cell>
          <table:table-cell office:value-type="float" office:value="10.8419101912225" calcext:value-type="float">
            <text:p>10,8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cKesson Corp.</text:p>
          </table:table-cell>
          <table:table-cell office:value-type="string" calcext:value-type="string">
            <text:p>MCK</text:p>
          </table:table-cell>
          <table:table-cell office:value-type="float" office:value="156.621979695431" calcext:value-type="float">
            <text:p>156,62</text:p>
          </table:table-cell>
          <table:table-cell office:value-type="float" office:value="141.49" calcext:value-type="float">
            <text:p>141,49</text:p>
          </table:table-cell>
          <table:table-cell office:value-type="float" office:value="15.1319796954315" calcext:value-type="float">
            <text:p>15,13</text:p>
          </table:table-cell>
          <table:table-cell office:value-type="float" office:value="10.6947343949618" calcext:value-type="float">
            <text:p>10,6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NC Financial Services</text:p>
          </table:table-cell>
          <table:table-cell office:value-type="string" calcext:value-type="string">
            <text:p>PNC</text:p>
          </table:table-cell>
          <table:table-cell office:value-type="float" office:value="126.161914893617" calcext:value-type="float">
            <text:p>126,16</text:p>
          </table:table-cell>
          <table:table-cell office:value-type="float" office:value="114.23" calcext:value-type="float">
            <text:p>114,23</text:p>
          </table:table-cell>
          <table:table-cell office:value-type="float" office:value="11.931914893617" calcext:value-type="float">
            <text:p>11,93</text:p>
          </table:table-cell>
          <table:table-cell office:value-type="float" office:value="10.4455177218043" calcext:value-type="float">
            <text:p>10,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PG Photonics Corp.</text:p>
          </table:table-cell>
          <table:table-cell office:value-type="string" calcext:value-type="string">
            <text:p>IPGP</text:p>
          </table:table-cell>
          <table:table-cell office:value-type="float" office:value="134.101549620164" calcext:value-type="float">
            <text:p>134,10</text:p>
          </table:table-cell>
          <table:table-cell office:value-type="float" office:value="121.47" calcext:value-type="float">
            <text:p>121,47</text:p>
          </table:table-cell>
          <table:table-cell office:value-type="float" office:value="12.6315496201638" calcext:value-type="float">
            <text:p>12,63</text:p>
          </table:table-cell>
          <table:table-cell office:value-type="float" office:value="10.3989047667439" calcext:value-type="float">
            <text:p>10,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LUV</text:p>
          </table:table-cell>
          <table:table-cell office:value-type="float" office:value="50.4572727272727" calcext:value-type="float">
            <text:p>50,46</text:p>
          </table:table-cell>
          <table:table-cell office:value-type="float" office:value="45.73" calcext:value-type="float">
            <text:p>45,73</text:p>
          </table:table-cell>
          <table:table-cell office:value-type="float" office:value="4.72727272727273" calcext:value-type="float">
            <text:p>4,73</text:p>
          </table:table-cell>
          <table:table-cell office:value-type="float" office:value="10.337355624913" calcext:value-type="float">
            <text:p>10,3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olson Coors Brewing Company</text:p>
          </table:table-cell>
          <table:table-cell office:value-type="string" calcext:value-type="string">
            <text:p>TAP</text:p>
          </table:table-cell>
          <table:table-cell office:value-type="float" office:value="52.9241181902124" calcext:value-type="float">
            <text:p>52,92</text:p>
          </table:table-cell>
          <table:table-cell office:value-type="float" office:value="48.04" calcext:value-type="float">
            <text:p>48,04</text:p>
          </table:table-cell>
          <table:table-cell office:value-type="float" office:value="4.88411819021238" calcext:value-type="float">
            <text:p>4,88</text:p>
          </table:table-cell>
          <table:table-cell office:value-type="float" office:value="10.1667739180108" calcext:value-type="float">
            <text:p>10,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rning Inc.</text:p>
          </table:table-cell>
          <table:table-cell office:value-type="string" calcext:value-type="string">
            <text:p>GLW</text:p>
          </table:table-cell>
          <table:table-cell office:value-type="float" office:value="27.3826567481403" calcext:value-type="float">
            <text:p>27,38</text:p>
          </table:table-cell>
          <table:table-cell office:value-type="float" office:value="24.88" calcext:value-type="float">
            <text:p>24,88</text:p>
          </table:table-cell>
          <table:table-cell office:value-type="float" office:value="2.50265674814028" calcext:value-type="float">
            <text:p>2,50</text:p>
          </table:table-cell>
          <table:table-cell office:value-type="float" office:value="10.0589097594063" calcext:value-type="float">
            <text:p>10,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xpeditors</text:p>
          </table:table-cell>
          <table:table-cell office:value-type="string" calcext:value-type="string">
            <text:p>EXPD</text:p>
          </table:table-cell>
          <table:table-cell office:value-type="float" office:value="77.5433032736541" calcext:value-type="float">
            <text:p>77,54</text:p>
          </table:table-cell>
          <table:table-cell office:value-type="float" office:value="70.48" calcext:value-type="float">
            <text:p>70,48</text:p>
          </table:table-cell>
          <table:table-cell office:value-type="float" office:value="7.06330327365406" calcext:value-type="float">
            <text:p>7,06</text:p>
          </table:table-cell>
          <table:table-cell office:value-type="float" office:value="10.0217129308372" calcext:value-type="float">
            <text:p>10,0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as Vegas Sands</text:p>
          </table:table-cell>
          <table:table-cell office:value-type="string" calcext:value-type="string">
            <text:p>LVS</text:p>
          </table:table-cell>
          <table:table-cell office:value-type="float" office:value="60.3411932555123" calcext:value-type="float">
            <text:p>60,34</text:p>
          </table:table-cell>
          <table:table-cell office:value-type="float" office:value="54.86" calcext:value-type="float">
            <text:p>54,86</text:p>
          </table:table-cell>
          <table:table-cell office:value-type="float" office:value="5.48119325551232" calcext:value-type="float">
            <text:p>5,48</text:p>
          </table:table-cell>
          <table:table-cell office:value-type="float" office:value="9.99123816170675" calcext:value-type="float">
            <text:p>9,9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Valero Energy</text:p>
          </table:table-cell>
          <table:table-cell office:value-type="string" calcext:value-type="string">
            <text:p>VLO</text:p>
          </table:table-cell>
          <table:table-cell office:value-type="float" office:value="69.3291304347826" calcext:value-type="float">
            <text:p>69,33</text:p>
          </table:table-cell>
          <table:table-cell office:value-type="float" office:value="63.09" calcext:value-type="float">
            <text:p>63,09</text:p>
          </table:table-cell>
          <table:table-cell office:value-type="float" office:value="6.23913043478261" calcext:value-type="float">
            <text:p>6,24</text:p>
          </table:table-cell>
          <table:table-cell office:value-type="float" office:value="9.88925413660265" calcext:value-type="float">
            <text:p>9,8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anesbrands Inc</text:p>
          </table:table-cell>
          <table:table-cell office:value-type="string" calcext:value-type="string">
            <text:p>HBI</text:p>
          </table:table-cell>
          <table:table-cell office:value-type="float" office:value="13.2079727301409" calcext:value-type="float">
            <text:p>13,21</text:p>
          </table:table-cell>
          <table:table-cell office:value-type="float" office:value="12.02" calcext:value-type="float">
            <text:p>12,02</text:p>
          </table:table-cell>
          <table:table-cell office:value-type="float" office:value="1.18797273014088" calcext:value-type="float">
            <text:p>1,19</text:p>
          </table:table-cell>
          <table:table-cell office:value-type="float" office:value="9.88330058353474" calcext:value-type="float">
            <text:p>9,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nternational Business Machines</text:p>
          </table:table-cell>
          <table:table-cell office:value-type="string" calcext:value-type="string">
            <text:p>IBM</text:p>
          </table:table-cell>
          <table:table-cell office:value-type="float" office:value="140.148208949323" calcext:value-type="float">
            <text:p>140,15</text:p>
          </table:table-cell>
          <table:table-cell office:value-type="float" office:value="127.73" calcext:value-type="float">
            <text:p>127,73</text:p>
          </table:table-cell>
          <table:table-cell office:value-type="float" office:value="12.4182089493229" calcext:value-type="float">
            <text:p>12,42</text:p>
          </table:table-cell>
          <table:table-cell office:value-type="float" office:value="9.72223357811235" calcext:value-type="float">
            <text:p>9,7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W. R. Berkley Corporation</text:p>
          </table:table-cell>
          <table:table-cell office:value-type="string" calcext:value-type="string">
            <text:p>WRB</text:p>
          </table:table-cell>
          <table:table-cell office:value-type="float" office:value="72.614390456251" calcext:value-type="float">
            <text:p>72,61</text:p>
          </table:table-cell>
          <table:table-cell office:value-type="float" office:value="66.24" calcext:value-type="float">
            <text:p>66,24</text:p>
          </table:table-cell>
          <table:table-cell office:value-type="float" office:value="6.37439045625102" calcext:value-type="float">
            <text:p>6,37</text:p>
          </table:table-cell>
          <table:table-cell office:value-type="float" office:value="9.6231739979635" calcext:value-type="float">
            <text:p>9,6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Western Union Co</text:p>
          </table:table-cell>
          <table:table-cell office:value-type="string" calcext:value-type="string">
            <text:p>WU</text:p>
          </table:table-cell>
          <table:table-cell office:value-type="float" office:value="24.4921654929577" calcext:value-type="float">
            <text:p>24,49</text:p>
          </table:table-cell>
          <table:table-cell office:value-type="float" office:value="22.35" calcext:value-type="float">
            <text:p>22,35</text:p>
          </table:table-cell>
          <table:table-cell office:value-type="float" office:value="2.14216549295774" calcext:value-type="float">
            <text:p>2,14</text:p>
          </table:table-cell>
          <table:table-cell office:value-type="float" office:value="9.58463307811071" calcext:value-type="float">
            <text:p>9,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est Buy Co. Inc.</text:p>
          </table:table-cell>
          <table:table-cell office:value-type="string" calcext:value-type="string">
            <text:p>BBY</text:p>
          </table:table-cell>
          <table:table-cell office:value-type="float" office:value="80.8562473347548" calcext:value-type="float">
            <text:p>80,86</text:p>
          </table:table-cell>
          <table:table-cell office:value-type="float" office:value="73.82" calcext:value-type="float">
            <text:p>73,82</text:p>
          </table:table-cell>
          <table:table-cell office:value-type="float" office:value="7.03624733475479" calcext:value-type="float">
            <text:p>7,04</text:p>
          </table:table-cell>
          <table:table-cell office:value-type="float" office:value="9.53162738384556" calcext:value-type="float">
            <text:p>9,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AAP</text:p>
          </table:table-cell>
          <table:table-cell office:value-type="float" office:value="140.026703382844" calcext:value-type="float">
            <text:p>140,03</text:p>
          </table:table-cell>
          <table:table-cell office:value-type="float" office:value="127.91" calcext:value-type="float">
            <text:p>127,91</text:p>
          </table:table-cell>
          <table:table-cell office:value-type="float" office:value="12.1167033828439" calcext:value-type="float">
            <text:p>12,12</text:p>
          </table:table-cell>
          <table:table-cell office:value-type="float" office:value="9.47283510503" calcext:value-type="float">
            <text:p>9,4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ulteGroup</text:p>
          </table:table-cell>
          <table:table-cell office:value-type="string" calcext:value-type="string">
            <text:p>PHM</text:p>
          </table:table-cell>
          <table:table-cell office:value-type="float" office:value="45.3968915100135" calcext:value-type="float">
            <text:p>45,40</text:p>
          </table:table-cell>
          <table:table-cell office:value-type="float" office:value="41.5" calcext:value-type="float">
            <text:p>41,5</text:p>
          </table:table-cell>
          <table:table-cell office:value-type="float" office:value="3.89689151001352" calcext:value-type="float">
            <text:p>3,90</text:p>
          </table:table-cell>
          <table:table-cell office:value-type="float" office:value="9.39010002412896" calcext:value-type="float">
            <text:p>9,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rcher-Daniels-Midland Co</text:p>
          </table:table-cell>
          <table:table-cell office:value-type="string" calcext:value-type="string">
            <text:p>ADM</text:p>
          </table:table-cell>
          <table:table-cell office:value-type="float" office:value="41.1620458553792" calcext:value-type="float">
            <text:p>41,16</text:p>
          </table:table-cell>
          <table:table-cell office:value-type="float" office:value="37.64" calcext:value-type="float">
            <text:p>37,64</text:p>
          </table:table-cell>
          <table:table-cell office:value-type="float" office:value="3.52204585537919" calcext:value-type="float">
            <text:p>3,52</text:p>
          </table:table-cell>
          <table:table-cell office:value-type="float" office:value="9.35718877624652" calcext:value-type="float">
            <text:p>9,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itizens Financial Group</text:p>
          </table:table-cell>
          <table:table-cell office:value-type="string" calcext:value-type="string">
            <text:p>CFG</text:p>
          </table:table-cell>
          <table:table-cell office:value-type="float" office:value="30.5840875917462" calcext:value-type="float">
            <text:p>30,58</text:p>
          </table:table-cell>
          <table:table-cell office:value-type="float" office:value="27.98" calcext:value-type="float">
            <text:p>27,98</text:p>
          </table:table-cell>
          <table:table-cell office:value-type="float" office:value="2.60408759174624" calcext:value-type="float">
            <text:p>2,60</text:p>
          </table:table-cell>
          <table:table-cell office:value-type="float" office:value="9.30696065670566" calcext:value-type="float">
            <text:p>9,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LIR Systems</text:p>
          </table:table-cell>
          <table:table-cell office:value-type="string" calcext:value-type="string">
            <text:p>FLIR</text:p>
          </table:table-cell>
          <table:table-cell office:value-type="float" office:value="43.1427184417548" calcext:value-type="float">
            <text:p>43,14</text:p>
          </table:table-cell>
          <table:table-cell office:value-type="float" office:value="39.49" calcext:value-type="float">
            <text:p>39,49</text:p>
          </table:table-cell>
          <table:table-cell office:value-type="float" office:value="3.65271844175481" calcext:value-type="float">
            <text:p>3,65</text:p>
          </table:table-cell>
          <table:table-cell office:value-type="float" office:value="9.24973016397773" calcext:value-type="float">
            <text:p>9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ES Corp</text:p>
          </table:table-cell>
          <table:table-cell office:value-type="string" calcext:value-type="string">
            <text:p>AES</text:p>
          </table:table-cell>
          <table:table-cell office:value-type="float" office:value="18.3627286356822" calcext:value-type="float">
            <text:p>18,36</text:p>
          </table:table-cell>
          <table:table-cell office:value-type="float" office:value="16.82" calcext:value-type="float">
            <text:p>16,82</text:p>
          </table:table-cell>
          <table:table-cell office:value-type="float" office:value="1.54272863568216" calcext:value-type="float">
            <text:p>1,54</text:p>
          </table:table-cell>
          <table:table-cell office:value-type="float" office:value="9.17198951059548" calcext:value-type="float">
            <text:p>9,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ielsen Holdings</text:p>
          </table:table-cell>
          <table:table-cell office:value-type="string" calcext:value-type="string">
            <text:p>NLSN</text:p>
          </table:table-cell>
          <table:table-cell office:value-type="float" office:value="17.8335593232655" calcext:value-type="float">
            <text:p>17,83</text:p>
          </table:table-cell>
          <table:table-cell office:value-type="float" office:value="16.36" calcext:value-type="float">
            <text:p>16,36</text:p>
          </table:table-cell>
          <table:table-cell office:value-type="float" office:value="1.47355932326552" calcext:value-type="float">
            <text:p>1,47</text:p>
          </table:table-cell>
          <table:table-cell office:value-type="float" office:value="9.00708632802887" calcext:value-type="float">
            <text:p>9,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ooking Holdings Inc</text:p>
          </table:table-cell>
          <table:table-cell office:value-type="string" calcext:value-type="string">
            <text:p>BKNG</text:p>
          </table:table-cell>
          <table:table-cell office:value-type="float" office:value="1757.16343308281" calcext:value-type="float">
            <text:p>1757,16</text:p>
          </table:table-cell>
          <table:table-cell office:value-type="float" office:value="1612.09" calcext:value-type="float">
            <text:p>1612,09</text:p>
          </table:table-cell>
          <table:table-cell office:value-type="float" office:value="145.07343308281" calcext:value-type="float">
            <text:p>145,07</text:p>
          </table:table-cell>
          <table:table-cell office:value-type="float" office:value="8.99909019240926" calcext:value-type="float">
            <text:p>9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ilent Technologies Inc</text:p>
          </table:table-cell>
          <table:table-cell office:value-type="string" calcext:value-type="string">
            <text:p>A</text:p>
          </table:table-cell>
          <table:table-cell office:value-type="float" office:value="85.56" calcext:value-type="float">
            <text:p>85,56</text:p>
          </table:table-cell>
          <table:table-cell office:value-type="float" office:value="78.56" calcext:value-type="float">
            <text:p>78,56</text:p>
          </table:table-cell>
          <table:table-cell office:value-type="float" office:value="7" calcext:value-type="float">
            <text:p>7,00</text:p>
          </table:table-cell>
          <table:table-cell office:value-type="float" office:value="8.91038696537678" calcext:value-type="float">
            <text:p>8,9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aVita Inc.</text:p>
          </table:table-cell>
          <table:table-cell office:value-type="string" calcext:value-type="string">
            <text:p>DVA</text:p>
          </table:table-cell>
          <table:table-cell office:value-type="float" office:value="89.0070090760149" calcext:value-type="float">
            <text:p>89,01</text:p>
          </table:table-cell>
          <table:table-cell office:value-type="float" office:value="81.84" calcext:value-type="float">
            <text:p>81,84</text:p>
          </table:table-cell>
          <table:table-cell office:value-type="float" office:value="7.16700907601488" calcext:value-type="float">
            <text:p>7,17</text:p>
          </table:table-cell>
          <table:table-cell office:value-type="float" office:value="8.75734246824887" calcext:value-type="float">
            <text:p>8,7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Keysight Technologies</text:p>
          </table:table-cell>
          <table:table-cell office:value-type="string" calcext:value-type="string">
            <text:p>KEYS</text:p>
          </table:table-cell>
          <table:table-cell office:value-type="float" office:value="104.376492146597" calcext:value-type="float">
            <text:p>104,38</text:p>
          </table:table-cell>
          <table:table-cell office:value-type="float" office:value="96.01" calcext:value-type="float">
            <text:p>96,01</text:p>
          </table:table-cell>
          <table:table-cell office:value-type="float" office:value="8.36649214659686" calcext:value-type="float">
            <text:p>8,37</text:p>
          </table:table-cell>
          <table:table-cell office:value-type="float" office:value="8.71418825809484" calcext:value-type="float">
            <text:p>8,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nterpublic Group</text:p>
          </table:table-cell>
          <table:table-cell office:value-type="string" calcext:value-type="string">
            <text:p>IPG</text:p>
          </table:table-cell>
          <table:table-cell office:value-type="float" office:value="21.7711053984576" calcext:value-type="float">
            <text:p>21,77</text:p>
          </table:table-cell>
          <table:table-cell office:value-type="float" office:value="20.04" calcext:value-type="float">
            <text:p>20,04</text:p>
          </table:table-cell>
          <table:table-cell office:value-type="float" office:value="1.73110539845758" calcext:value-type="float">
            <text:p>1,73</text:p>
          </table:table-cell>
          <table:table-cell office:value-type="float" office:value="8.6382504913053" calcext:value-type="float">
            <text:p>8,6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VH Corp.</text:p>
          </table:table-cell>
          <table:table-cell office:value-type="string" calcext:value-type="string">
            <text:p>PVH</text:p>
          </table:table-cell>
          <table:table-cell office:value-type="float" office:value="75.0273479948254" calcext:value-type="float">
            <text:p>75,03</text:p>
          </table:table-cell>
          <table:table-cell office:value-type="float" office:value="69.18" calcext:value-type="float">
            <text:p>69,18</text:p>
          </table:table-cell>
          <table:table-cell office:value-type="float" office:value="5.84734799482536" calcext:value-type="float">
            <text:p>5,85</text:p>
          </table:table-cell>
          <table:table-cell office:value-type="float" office:value="8.45236772886001" calcext:value-type="float">
            <text:p>8,4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Zions Bancorp</text:p>
          </table:table-cell>
          <table:table-cell office:value-type="string" calcext:value-type="string">
            <text:p>ZION</text:p>
          </table:table-cell>
          <table:table-cell office:value-type="float" office:value="38.2533512186382" calcext:value-type="float">
            <text:p>38,25</text:p>
          </table:table-cell>
          <table:table-cell office:value-type="float" office:value="35.28" calcext:value-type="float">
            <text:p>35,28</text:p>
          </table:table-cell>
          <table:table-cell office:value-type="float" office:value="2.97335121863816" calcext:value-type="float">
            <text:p>2,97</text:p>
          </table:table-cell>
          <table:table-cell office:value-type="float" office:value="8.42786626598119" calcext:value-type="float">
            <text:p>8,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Johnson Controls International</text:p>
          </table:table-cell>
          <table:table-cell office:value-type="string" calcext:value-type="string">
            <text:p>JCI</text:p>
          </table:table-cell>
          <table:table-cell office:value-type="float" office:value="41.3682809104426" calcext:value-type="float">
            <text:p>41,37</text:p>
          </table:table-cell>
          <table:table-cell office:value-type="float" office:value="38.16" calcext:value-type="float">
            <text:p>38,16</text:p>
          </table:table-cell>
          <table:table-cell office:value-type="float" office:value="3.20828091044265" calcext:value-type="float">
            <text:p>3,21</text:p>
          </table:table-cell>
          <table:table-cell office:value-type="float" office:value="8.40744473386438" calcext:value-type="float">
            <text:p>8,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merican International Group</text:p>
          </table:table-cell>
          <table:table-cell office:value-type="string" calcext:value-type="string">
            <text:p>AIG</text:p>
          </table:table-cell>
          <table:table-cell office:value-type="float" office:value="40.9966529099227" calcext:value-type="float">
            <text:p>41,00</text:p>
          </table:table-cell>
          <table:table-cell office:value-type="float" office:value="37.84" calcext:value-type="float">
            <text:p>37,84</text:p>
          </table:table-cell>
          <table:table-cell office:value-type="float" office:value="3.15665290992274" calcext:value-type="float">
            <text:p>3,16</text:p>
          </table:table-cell>
          <table:table-cell office:value-type="float" office:value="8.34210599873874" calcext:value-type="float">
            <text:p>8,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5 Networks</text:p>
          </table:table-cell>
          <table:table-cell office:value-type="string" calcext:value-type="string">
            <text:p>FFIV</text:p>
          </table:table-cell>
          <table:table-cell office:value-type="float" office:value="129.551654757179" calcext:value-type="float">
            <text:p>129,55</text:p>
          </table:table-cell>
          <table:table-cell office:value-type="float" office:value="119.64" calcext:value-type="float">
            <text:p>119,64</text:p>
          </table:table-cell>
          <table:table-cell office:value-type="float" office:value="9.91165475717877" calcext:value-type="float">
            <text:p>9,91</text:p>
          </table:table-cell>
          <table:table-cell office:value-type="float" office:value="8.28456599563588" calcext:value-type="float">
            <text:p>8,2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arathon Petroleum</text:p>
          </table:table-cell>
          <table:table-cell office:value-type="string" calcext:value-type="string">
            <text:p>MPC</text:p>
          </table:table-cell>
          <table:table-cell office:value-type="float" office:value="42.3572243346008" calcext:value-type="float">
            <text:p>42,36</text:p>
          </table:table-cell>
          <table:table-cell office:value-type="float" office:value="39.15" calcext:value-type="float">
            <text:p>39,15</text:p>
          </table:table-cell>
          <table:table-cell office:value-type="float" office:value="3.20722433460076" calcext:value-type="float">
            <text:p>3,21</text:p>
          </table:table-cell>
          <table:table-cell office:value-type="float" office:value="8.19214389425481" calcext:value-type="float">
            <text:p>8,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ow Inc.</text:p>
          </table:table-cell>
          <table:table-cell office:value-type="string" calcext:value-type="string">
            <text:p>DOW</text:p>
          </table:table-cell>
          <table:table-cell office:value-type="float" office:value="42.1578787878788" calcext:value-type="float">
            <text:p>42,16</text:p>
          </table:table-cell>
          <table:table-cell office:value-type="float" office:value="38.97" calcext:value-type="float">
            <text:p>38,97</text:p>
          </table:table-cell>
          <table:table-cell office:value-type="float" office:value="3.18787878787879" calcext:value-type="float">
            <text:p>3,19</text:p>
          </table:table-cell>
          <table:table-cell office:value-type="float" office:value="8.18034074385114" calcext:value-type="float">
            <text:p>8,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ennar Corp.</text:p>
          </table:table-cell>
          <table:table-cell office:value-type="string" calcext:value-type="string">
            <text:p>LEN</text:p>
          </table:table-cell>
          <table:table-cell office:value-type="float" office:value="67.6006635554907" calcext:value-type="float">
            <text:p>67,60</text:p>
          </table:table-cell>
          <table:table-cell office:value-type="float" office:value="62.55" calcext:value-type="float">
            <text:p>62,55</text:p>
          </table:table-cell>
          <table:table-cell office:value-type="float" office:value="5.05066355549074" calcext:value-type="float">
            <text:p>5,05</text:p>
          </table:table-cell>
          <table:table-cell office:value-type="float" office:value="8.07460200717945" calcext:value-type="float">
            <text:p>8,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am Research</text:p>
          </table:table-cell>
          <table:table-cell office:value-type="string" calcext:value-type="string">
            <text:p>LRCX</text:p>
          </table:table-cell>
          <table:table-cell office:value-type="float" office:value="317.286021636494" calcext:value-type="float">
            <text:p>317,29</text:p>
          </table:table-cell>
          <table:table-cell office:value-type="float" office:value="294.41" calcext:value-type="float">
            <text:p>294,41</text:p>
          </table:table-cell>
          <table:table-cell office:value-type="float" office:value="22.8760216364944" calcext:value-type="float">
            <text:p>22,88</text:p>
          </table:table-cell>
          <table:table-cell office:value-type="float" office:value="7.77012385329791" calcext:value-type="float">
            <text:p>7,7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XLNX</text:p>
          </table:table-cell>
          <table:table-cell office:value-type="float" office:value="85.8829532745268" calcext:value-type="float">
            <text:p>85,88</text:p>
          </table:table-cell>
          <table:table-cell office:value-type="float" office:value="79.86" calcext:value-type="float">
            <text:p>79,86</text:p>
          </table:table-cell>
          <table:table-cell office:value-type="float" office:value="6.02295327452678" calcext:value-type="float">
            <text:p>6,02</text:p>
          </table:table-cell>
          <table:table-cell office:value-type="float" office:value="7.54188990048433" calcext:value-type="float">
            <text:p>7,5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oneywell Int'l Inc.</text:p>
          </table:table-cell>
          <table:table-cell office:value-type="string" calcext:value-type="string">
            <text:p>HON</text:p>
          </table:table-cell>
          <table:table-cell office:value-type="float" office:value="176.363333333333" calcext:value-type="float">
            <text:p>176,36</text:p>
          </table:table-cell>
          <table:table-cell office:value-type="float" office:value="164.03" calcext:value-type="float">
            <text:p>164,03</text:p>
          </table:table-cell>
          <table:table-cell office:value-type="float" office:value="12.3333333333333" calcext:value-type="float">
            <text:p>12,33</text:p>
          </table:table-cell>
          <table:table-cell office:value-type="float" office:value="7.51894978560833" calcext:value-type="float">
            <text:p>7,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errigo</text:p>
          </table:table-cell>
          <table:table-cell office:value-type="string" calcext:value-type="string">
            <text:p>PRGO</text:p>
          </table:table-cell>
          <table:table-cell office:value-type="float" office:value="57.1548156182213" calcext:value-type="float">
            <text:p>57,15</text:p>
          </table:table-cell>
          <table:table-cell office:value-type="float" office:value="53.17" calcext:value-type="float">
            <text:p>53,17</text:p>
          </table:table-cell>
          <table:table-cell office:value-type="float" office:value="3.98481561822125" calcext:value-type="float">
            <text:p>3,98</text:p>
          </table:table-cell>
          <table:table-cell office:value-type="float" office:value="7.49448113263354" calcext:value-type="float">
            <text:p>7,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eere &amp; Co.</text:p>
          </table:table-cell>
          <table:table-cell office:value-type="string" calcext:value-type="string">
            <text:p>DE</text:p>
          </table:table-cell>
          <table:table-cell office:value-type="float" office:value="176.07056768559" calcext:value-type="float">
            <text:p>176,07</text:p>
          </table:table-cell>
          <table:table-cell office:value-type="float" office:value="164.04" calcext:value-type="float">
            <text:p>164,04</text:p>
          </table:table-cell>
          <table:table-cell office:value-type="float" office:value="12.0305676855895" calcext:value-type="float">
            <text:p>12,03</text:p>
          </table:table-cell>
          <table:table-cell office:value-type="float" office:value="7.33392324164199" calcext:value-type="float">
            <text:p>7,3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witter, Inc.</text:p>
          </table:table-cell>
          <table:table-cell office:value-type="string" calcext:value-type="string">
            <text:p>TWTR</text:p>
          </table:table-cell>
          <table:table-cell office:value-type="float" office:value="35.9117643648261" calcext:value-type="float">
            <text:p>35,91</text:p>
          </table:table-cell>
          <table:table-cell office:value-type="float" office:value="33.46" calcext:value-type="float">
            <text:p>33,46</text:p>
          </table:table-cell>
          <table:table-cell office:value-type="float" office:value="2.45176436482608" calcext:value-type="float">
            <text:p>2,45</text:p>
          </table:table-cell>
          <table:table-cell office:value-type="float" office:value="7.32744878907972" calcext:value-type="float">
            <text:p>7,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. R. Horton</text:p>
          </table:table-cell>
          <table:table-cell office:value-type="string" calcext:value-type="string">
            <text:p>DHI</text:p>
          </table:table-cell>
          <table:table-cell office:value-type="float" office:value="58.7594594594595" calcext:value-type="float">
            <text:p>58,76</text:p>
          </table:table-cell>
          <table:table-cell office:value-type="float" office:value="54.8" calcext:value-type="float">
            <text:p>54,8</text:p>
          </table:table-cell>
          <table:table-cell office:value-type="float" office:value="3.95945945945946" calcext:value-type="float">
            <text:p>3,96</text:p>
          </table:table-cell>
          <table:table-cell office:value-type="float" office:value="7.22529098441507" calcext:value-type="float">
            <text:p>7,2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Incyte</text:p>
          </table:table-cell>
          <table:table-cell office:value-type="string" calcext:value-type="string">
            <text:p>INCY</text:p>
          </table:table-cell>
          <table:table-cell office:value-type="float" office:value="81.4379177777263" calcext:value-type="float">
            <text:p>81,44</text:p>
          </table:table-cell>
          <table:table-cell office:value-type="float" office:value="76.04" calcext:value-type="float">
            <text:p>76,04</text:p>
          </table:table-cell>
          <table:table-cell office:value-type="float" office:value="5.39791777772625" calcext:value-type="float">
            <text:p>5,40</text:p>
          </table:table-cell>
          <table:table-cell office:value-type="float" office:value="7.09878718796193" calcext:value-type="float">
            <text:p>7,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inde plc</text:p>
          </table:table-cell>
          <table:table-cell office:value-type="string" calcext:value-type="string">
            <text:p>LIN</text:p>
          </table:table-cell>
          <table:table-cell office:value-type="float" office:value="202.566175136999" calcext:value-type="float">
            <text:p>202,57</text:p>
          </table:table-cell>
          <table:table-cell office:value-type="float" office:value="189.2" calcext:value-type="float">
            <text:p>189,2</text:p>
          </table:table-cell>
          <table:table-cell office:value-type="float" office:value="13.3661751369988" calcext:value-type="float">
            <text:p>13,37</text:p>
          </table:table-cell>
          <table:table-cell office:value-type="float" office:value="7.06457459672241" calcext:value-type="float">
            <text:p>7,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bemarle Corp</text:p>
          </table:table-cell>
          <table:table-cell office:value-type="string" calcext:value-type="string">
            <text:p>ALB</text:p>
          </table:table-cell>
          <table:table-cell office:value-type="float" office:value="88.3665936174415" calcext:value-type="float">
            <text:p>88,37</text:p>
          </table:table-cell>
          <table:table-cell office:value-type="float" office:value="82.6" calcext:value-type="float">
            <text:p>82,6</text:p>
          </table:table-cell>
          <table:table-cell office:value-type="float" office:value="5.76659361744153" calcext:value-type="float">
            <text:p>5,77</text:p>
          </table:table-cell>
          <table:table-cell office:value-type="float" office:value="6.98134820513502" calcext:value-type="float">
            <text:p>6,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aytheon Co.</text:p>
          </table:table-cell>
          <table:table-cell office:value-type="string" calcext:value-type="string">
            <text:p>RTN</text:p>
          </table:table-cell>
          <table:table-cell office:value-type="float" office:value="195.74019525802" calcext:value-type="float">
            <text:p>195,74</text:p>
          </table:table-cell>
          <table:table-cell office:value-type="float" office:value="183.16" calcext:value-type="float">
            <text:p>183,16</text:p>
          </table:table-cell>
          <table:table-cell office:value-type="float" office:value="12.5801952580195" calcext:value-type="float">
            <text:p>12,58</text:p>
          </table:table-cell>
          <table:table-cell office:value-type="float" office:value="6.86841846364901" calcext:value-type="float">
            <text:p>6,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edEx Corporation</text:p>
          </table:table-cell>
          <table:table-cell office:value-type="string" calcext:value-type="string">
            <text:p>FDX</text:p>
          </table:table-cell>
          <table:table-cell office:value-type="float" office:value="136.430943396226" calcext:value-type="float">
            <text:p>136,43</text:p>
          </table:table-cell>
          <table:table-cell office:value-type="float" office:value="127.68" calcext:value-type="float">
            <text:p>127,68</text:p>
          </table:table-cell>
          <table:table-cell office:value-type="float" office:value="8.7509433962264" calcext:value-type="float">
            <text:p>8,75</text:p>
          </table:table-cell>
          <table:table-cell office:value-type="float" office:value="6.8538090509292" calcext:value-type="float">
            <text:p>6,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lackRock</text:p>
          </table:table-cell>
          <table:table-cell office:value-type="string" calcext:value-type="string">
            <text:p>BLK</text:p>
          </table:table-cell>
          <table:table-cell office:value-type="float" office:value="481.078194610443" calcext:value-type="float">
            <text:p>481,08</text:p>
          </table:table-cell>
          <table:table-cell office:value-type="float" office:value="450.41" calcext:value-type="float">
            <text:p>450,41</text:p>
          </table:table-cell>
          <table:table-cell office:value-type="float" office:value="30.668194610443" calcext:value-type="float">
            <text:p>30,67</text:p>
          </table:table-cell>
          <table:table-cell office:value-type="float" office:value="6.80895064728647" calcext:value-type="float">
            <text:p>6,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alph Lauren Corporation</text:p>
          </table:table-cell>
          <table:table-cell office:value-type="string" calcext:value-type="string">
            <text:p>RL</text:p>
          </table:table-cell>
          <table:table-cell office:value-type="float" office:value="112.919326805386" calcext:value-type="float">
            <text:p>112,92</text:p>
          </table:table-cell>
          <table:table-cell office:value-type="float" office:value="105.77" calcext:value-type="float">
            <text:p>105,77</text:p>
          </table:table-cell>
          <table:table-cell office:value-type="float" office:value="7.14932680538556" calcext:value-type="float">
            <text:p>7,15</text:p>
          </table:table-cell>
          <table:table-cell office:value-type="float" office:value="6.75931436644186" calcext:value-type="float">
            <text:p>6,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isco Systems</text:p>
          </table:table-cell>
          <table:table-cell office:value-type="string" calcext:value-type="string">
            <text:p>CSCO</text:p>
          </table:table-cell>
          <table:table-cell office:value-type="float" office:value="42.3186705591736" calcext:value-type="float">
            <text:p>42,32</text:p>
          </table:table-cell>
          <table:table-cell office:value-type="float" office:value="39.68" calcext:value-type="float">
            <text:p>39,68</text:p>
          </table:table-cell>
          <table:table-cell office:value-type="float" office:value="2.63867055917359" calcext:value-type="float">
            <text:p>2,64</text:p>
          </table:table-cell>
          <table:table-cell office:value-type="float" office:value="6.64987540114312" calcext:value-type="float">
            <text:p>6,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ortinet</text:p>
          </table:table-cell>
          <table:table-cell office:value-type="string" calcext:value-type="string">
            <text:p>FTNT</text:p>
          </table:table-cell>
          <table:table-cell office:value-type="float" office:value="105.885763490241" calcext:value-type="float">
            <text:p>105,89</text:p>
          </table:table-cell>
          <table:table-cell office:value-type="float" office:value="99.5" calcext:value-type="float">
            <text:p>99,5</text:p>
          </table:table-cell>
          <table:table-cell office:value-type="float" office:value="6.3857634902411" calcext:value-type="float">
            <text:p>6,39</text:p>
          </table:table-cell>
          <table:table-cell office:value-type="float" office:value="6.41785275401116" calcext:value-type="float">
            <text:p>6,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oeing Company</text:p>
          </table:table-cell>
          <table:table-cell office:value-type="string" calcext:value-type="string">
            <text:p>BA</text:p>
          </table:table-cell>
          <table:table-cell office:value-type="float" office:value="279.087950530035" calcext:value-type="float">
            <text:p>279,09</text:p>
          </table:table-cell>
          <table:table-cell office:value-type="float" office:value="262.33" calcext:value-type="float">
            <text:p>262,33</text:p>
          </table:table-cell>
          <table:table-cell office:value-type="float" office:value="16.7579505300354" calcext:value-type="float">
            <text:p>16,76</text:p>
          </table:table-cell>
          <table:table-cell office:value-type="float" office:value="6.38811822133777" calcext:value-type="float">
            <text:p>6,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IGNA Corp.</text:p>
          </table:table-cell>
          <table:table-cell office:value-type="string" calcext:value-type="string">
            <text:p>CI</text:p>
          </table:table-cell>
          <table:table-cell office:value-type="float" office:value="207.807221449302" calcext:value-type="float">
            <text:p>207,81</text:p>
          </table:table-cell>
          <table:table-cell office:value-type="float" office:value="195.52" calcext:value-type="float">
            <text:p>195,52</text:p>
          </table:table-cell>
          <table:table-cell office:value-type="float" office:value="12.2872214493016" calcext:value-type="float">
            <text:p>12,29</text:p>
          </table:table-cell>
          <table:table-cell office:value-type="float" office:value="6.28438085582118" calcext:value-type="float">
            <text:p>6,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he Hershey Company</text:p>
          </table:table-cell>
          <table:table-cell office:value-type="string" calcext:value-type="string">
            <text:p>HSY</text:p>
          </table:table-cell>
          <table:table-cell office:value-type="float" office:value="165.990696208797" calcext:value-type="float">
            <text:p>165,99</text:p>
          </table:table-cell>
          <table:table-cell office:value-type="float" office:value="156.29" calcext:value-type="float">
            <text:p>156,29</text:p>
          </table:table-cell>
          <table:table-cell office:value-type="float" office:value="9.70069620879664" calcext:value-type="float">
            <text:p>9,70</text:p>
          </table:table-cell>
          <table:table-cell office:value-type="float" office:value="6.20685661833556" calcext:value-type="float">
            <text:p>6,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yker Corp.</text:p>
          </table:table-cell>
          <table:table-cell office:value-type="string" calcext:value-type="string">
            <text:p>SYK</text:p>
          </table:table-cell>
          <table:table-cell office:value-type="float" office:value="197.296162147934" calcext:value-type="float">
            <text:p>197,30</text:p>
          </table:table-cell>
          <table:table-cell office:value-type="float" office:value="185.88" calcext:value-type="float">
            <text:p>185,88</text:p>
          </table:table-cell>
          <table:table-cell office:value-type="float" office:value="11.4161621479337" calcext:value-type="float">
            <text:p>11,42</text:p>
          </table:table-cell>
          <table:table-cell office:value-type="float" office:value="6.14168396166004" calcext:value-type="float">
            <text:p>6,1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TTWO</text:p>
          </table:table-cell>
          <table:table-cell office:value-type="float" office:value="124.864820743416" calcext:value-type="float">
            <text:p>124,86</text:p>
          </table:table-cell>
          <table:table-cell office:value-type="float" office:value="117.69" calcext:value-type="float">
            <text:p>117,69</text:p>
          </table:table-cell>
          <table:table-cell office:value-type="float" office:value="7.17482074341568" calcext:value-type="float">
            <text:p>7,17</text:p>
          </table:table-cell>
          <table:table-cell office:value-type="float" office:value="6.0963724559569" calcext:value-type="float">
            <text:p>6,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stco Wholesale Corp.</text:p>
          </table:table-cell>
          <table:table-cell office:value-type="string" calcext:value-type="string">
            <text:p>COST</text:p>
          </table:table-cell>
          <table:table-cell office:value-type="float" office:value="330.26879800778" calcext:value-type="float">
            <text:p>330,27</text:p>
          </table:table-cell>
          <table:table-cell office:value-type="float" office:value="311.34" calcext:value-type="float">
            <text:p>311,34</text:p>
          </table:table-cell>
          <table:table-cell office:value-type="float" office:value="18.9287980077801" calcext:value-type="float">
            <text:p>18,93</text:p>
          </table:table-cell>
          <table:table-cell office:value-type="float" office:value="6.07978351891184" calcext:value-type="float">
            <text:p>6,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CVS</text:p>
          </table:table-cell>
          <table:table-cell office:value-type="float" office:value="68.0379310344828" calcext:value-type="float">
            <text:p>68,04</text:p>
          </table:table-cell>
          <table:table-cell office:value-type="float" office:value="64.15" calcext:value-type="float">
            <text:p>64,15</text:p>
          </table:table-cell>
          <table:table-cell office:value-type="float" office:value="3.88793103448275" calcext:value-type="float">
            <text:p>3,89</text:p>
          </table:table-cell>
          <table:table-cell office:value-type="float" office:value="6.06068750503936" calcext:value-type="float">
            <text:p>6,0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United Technologies</text:p>
          </table:table-cell>
          <table:table-cell office:value-type="string" calcext:value-type="string">
            <text:p>UTX</text:p>
          </table:table-cell>
          <table:table-cell office:value-type="float" office:value="134.0741241822" calcext:value-type="float">
            <text:p>134,07</text:p>
          </table:table-cell>
          <table:table-cell office:value-type="float" office:value="126.48" calcext:value-type="float">
            <text:p>126,48</text:p>
          </table:table-cell>
          <table:table-cell office:value-type="float" office:value="7.59412418219974" calcext:value-type="float">
            <text:p>7,59</text:p>
          </table:table-cell>
          <table:table-cell office:value-type="float" office:value="6.00420950521801" calcext:value-type="float">
            <text:p>6,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iscovery Inc. Class C</text:p>
          </table:table-cell>
          <table:table-cell office:value-type="string" calcext:value-type="string">
            <text:p>DISCK</text:p>
          </table:table-cell>
          <table:table-cell office:value-type="float" office:value="25.5031395348837" calcext:value-type="float">
            <text:p>25,50</text:p>
          </table:table-cell>
          <table:table-cell office:value-type="float" office:value="24.07" calcext:value-type="float">
            <text:p>24,07</text:p>
          </table:table-cell>
          <table:table-cell office:value-type="float" office:value="1.43313953488372" calcext:value-type="float">
            <text:p>1,43</text:p>
          </table:table-cell>
          <table:table-cell office:value-type="float" office:value="5.95404875315215" calcext:value-type="float">
            <text:p>5,9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Qorvo</text:p>
          </table:table-cell>
          <table:table-cell office:value-type="string" calcext:value-type="string">
            <text:p>QRVO</text:p>
          </table:table-cell>
          <table:table-cell office:value-type="float" office:value="99.9430506611389" calcext:value-type="float">
            <text:p>99,94</text:p>
          </table:table-cell>
          <table:table-cell office:value-type="float" office:value="94.36" calcext:value-type="float">
            <text:p>94,36</text:p>
          </table:table-cell>
          <table:table-cell office:value-type="float" office:value="5.58305066113886" calcext:value-type="float">
            <text:p>5,58</text:p>
          </table:table-cell>
          <table:table-cell office:value-type="float" office:value="5.91675568157997" calcext:value-type="float">
            <text:p>5,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ewell Brands</text:p>
          </table:table-cell>
          <table:table-cell office:value-type="string" calcext:value-type="string">
            <text:p>NWL</text:p>
          </table:table-cell>
          <table:table-cell office:value-type="float" office:value="14.8023637650389" calcext:value-type="float">
            <text:p>14,80</text:p>
          </table:table-cell>
          <table:table-cell office:value-type="float" office:value="13.98" calcext:value-type="float">
            <text:p>13,98</text:p>
          </table:table-cell>
          <table:table-cell office:value-type="float" office:value="0.822363765038924" calcext:value-type="float">
            <text:p>0,82</text:p>
          </table:table-cell>
          <table:table-cell office:value-type="float" office:value="5.88243036508529" calcext:value-type="float">
            <text:p>5,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ish Network</text:p>
          </table:table-cell>
          <table:table-cell office:value-type="string" calcext:value-type="string">
            <text:p>DISH</text:p>
          </table:table-cell>
          <table:table-cell office:value-type="float" office:value="30.8975085578664" calcext:value-type="float">
            <text:p>30,90</text:p>
          </table:table-cell>
          <table:table-cell office:value-type="float" office:value="29.21" calcext:value-type="float">
            <text:p>29,21</text:p>
          </table:table-cell>
          <table:table-cell office:value-type="float" office:value="1.68750855786639" calcext:value-type="float">
            <text:p>1,69</text:p>
          </table:table-cell>
          <table:table-cell office:value-type="float" office:value="5.77716041720777" calcext:value-type="float">
            <text:p>5,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pplied Materials Inc.</text:p>
          </table:table-cell>
          <table:table-cell office:value-type="string" calcext:value-type="string">
            <text:p>AMAT</text:p>
          </table:table-cell>
          <table:table-cell office:value-type="float" office:value="61.1311111111111" calcext:value-type="float">
            <text:p>61,13</text:p>
          </table:table-cell>
          <table:table-cell office:value-type="float" office:value="57.82" calcext:value-type="float">
            <text:p>57,82</text:p>
          </table:table-cell>
          <table:table-cell office:value-type="float" office:value="3.31111111111111" calcext:value-type="float">
            <text:p>3,31</text:p>
          </table:table-cell>
          <table:table-cell office:value-type="float" office:value="5.72658441907836" calcext:value-type="float">
            <text:p>5,7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Vornado Realty Trust</text:p>
          </table:table-cell>
          <table:table-cell office:value-type="string" calcext:value-type="string">
            <text:p>VNO</text:p>
          </table:table-cell>
          <table:table-cell office:value-type="float" office:value="55.3345574781745" calcext:value-type="float">
            <text:p>55,33</text:p>
          </table:table-cell>
          <table:table-cell office:value-type="float" office:value="52.35" calcext:value-type="float">
            <text:p>52,35</text:p>
          </table:table-cell>
          <table:table-cell office:value-type="float" office:value="2.9845574781745" calcext:value-type="float">
            <text:p>2,98</text:p>
          </table:table-cell>
          <table:table-cell office:value-type="float" office:value="5.70116041676123" calcext:value-type="float">
            <text:p>5,7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aled Air</text:p>
          </table:table-cell>
          <table:table-cell office:value-type="string" calcext:value-type="string">
            <text:p>SEE</text:p>
          </table:table-cell>
          <table:table-cell office:value-type="float" office:value="31.6107216494845" calcext:value-type="float">
            <text:p>31,61</text:p>
          </table:table-cell>
          <table:table-cell office:value-type="float" office:value="29.92" calcext:value-type="float">
            <text:p>29,92</text:p>
          </table:table-cell>
          <table:table-cell office:value-type="float" office:value="1.69072164948453" calcext:value-type="float">
            <text:p>1,69</text:p>
          </table:table-cell>
          <table:table-cell office:value-type="float" office:value="5.6508076520205" calcext:value-type="float">
            <text:p>5,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iscovery Inc. Class A</text:p>
          </table:table-cell>
          <table:table-cell office:value-type="string" calcext:value-type="string">
            <text:p>DISCA</text:p>
          </table:table-cell>
          <table:table-cell office:value-type="float" office:value="26.8731395348837" calcext:value-type="float">
            <text:p>26,87</text:p>
          </table:table-cell>
          <table:table-cell office:value-type="float" office:value="25.44" calcext:value-type="float">
            <text:p>25,44</text:p>
          </table:table-cell>
          <table:table-cell office:value-type="float" office:value="1.43313953488372" calcext:value-type="float">
            <text:p>1,43</text:p>
          </table:table-cell>
          <table:table-cell office:value-type="float" office:value="5.63341012139826" calcext:value-type="float">
            <text:p>5,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PYPL</text:p>
          </table:table-cell>
          <table:table-cell office:value-type="float" office:value="117.076026936027" calcext:value-type="float">
            <text:p>117,08</text:p>
          </table:table-cell>
          <table:table-cell office:value-type="float" office:value="110.89" calcext:value-type="float">
            <text:p>110,89</text:p>
          </table:table-cell>
          <table:table-cell office:value-type="float" office:value="6.18602693602693" calcext:value-type="float">
            <text:p>6,19</text:p>
          </table:table-cell>
          <table:table-cell office:value-type="float" office:value="5.57852550818553" calcext:value-type="float">
            <text:p>5,5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Wabtec Corporation</text:p>
          </table:table-cell>
          <table:table-cell office:value-type="string" calcext:value-type="string">
            <text:p>WAB</text:p>
          </table:table-cell>
          <table:table-cell office:value-type="float" office:value="64.9277834179357" calcext:value-type="float">
            <text:p>64,93</text:p>
          </table:table-cell>
          <table:table-cell office:value-type="float" office:value="61.52" calcext:value-type="float">
            <text:p>61,52</text:p>
          </table:table-cell>
          <table:table-cell office:value-type="float" office:value="3.4077834179357" calcext:value-type="float">
            <text:p>3,41</text:p>
          </table:table-cell>
          <table:table-cell office:value-type="float" office:value="5.53930984709964" calcext:value-type="float">
            <text:p>5,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illy (Eli) &amp; Co.</text:p>
          </table:table-cell>
          <table:table-cell office:value-type="string" calcext:value-type="string">
            <text:p>LLY</text:p>
          </table:table-cell>
          <table:table-cell office:value-type="float" office:value="149.197695021704" calcext:value-type="float">
            <text:p>149,20</text:p>
          </table:table-cell>
          <table:table-cell office:value-type="float" office:value="141.46" calcext:value-type="float">
            <text:p>141,46</text:p>
          </table:table-cell>
          <table:table-cell office:value-type="float" office:value="7.73769502170427" calcext:value-type="float">
            <text:p>7,74</text:p>
          </table:table-cell>
          <table:table-cell office:value-type="float" office:value="5.46988196076931" calcext:value-type="float">
            <text:p>5,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cor plc</text:p>
          </table:table-cell>
          <table:table-cell office:value-type="string" calcext:value-type="string">
            <text:p>AMCR</text:p>
          </table:table-cell>
          <table:table-cell office:value-type="float" office:value="9.82819395168103" calcext:value-type="float">
            <text:p>9,83</text:p>
          </table:table-cell>
          <table:table-cell office:value-type="float" office:value="9.32" calcext:value-type="float">
            <text:p>9,32</text:p>
          </table:table-cell>
          <table:table-cell office:value-type="float" office:value="0.508193951681028" calcext:value-type="float">
            <text:p>0,51</text:p>
          </table:table-cell>
          <table:table-cell office:value-type="float" office:value="5.4527248034445" calcext:value-type="float">
            <text:p>5,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ummins Inc.</text:p>
          </table:table-cell>
          <table:table-cell office:value-type="string" calcext:value-type="string">
            <text:p>CMI</text:p>
          </table:table-cell>
          <table:table-cell office:value-type="float" office:value="156.60499605135" calcext:value-type="float">
            <text:p>156,60</text:p>
          </table:table-cell>
          <table:table-cell office:value-type="float" office:value="148.6" calcext:value-type="float">
            <text:p>148,6</text:p>
          </table:table-cell>
          <table:table-cell office:value-type="float" office:value="8.00499605134988" calcext:value-type="float">
            <text:p>8,00</text:p>
          </table:table-cell>
          <table:table-cell office:value-type="float" office:value="5.3869421610699" calcext:value-type="float">
            <text:p>5,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RG Energy</text:p>
          </table:table-cell>
          <table:table-cell office:value-type="string" calcext:value-type="string">
            <text:p>NRG</text:p>
          </table:table-cell>
          <table:table-cell office:value-type="float" office:value="36.1479220779221" calcext:value-type="float">
            <text:p>36,15</text:p>
          </table:table-cell>
          <table:table-cell office:value-type="float" office:value="34.32" calcext:value-type="float">
            <text:p>34,32</text:p>
          </table:table-cell>
          <table:table-cell office:value-type="float" office:value="1.82792207792208" calcext:value-type="float">
            <text:p>1,83</text:p>
          </table:table-cell>
          <table:table-cell office:value-type="float" office:value="5.32611328065873" calcext:value-type="float">
            <text:p>5,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bVie Inc.</text:p>
          </table:table-cell>
          <table:table-cell office:value-type="string" calcext:value-type="string">
            <text:p>ABBV</text:p>
          </table:table-cell>
          <table:table-cell office:value-type="float" office:value="93.5347477360931" calcext:value-type="float">
            <text:p>93,53</text:p>
          </table:table-cell>
          <table:table-cell office:value-type="float" office:value="88.82" calcext:value-type="float">
            <text:p>88,82</text:p>
          </table:table-cell>
          <table:table-cell office:value-type="float" office:value="4.71474773609315" calcext:value-type="float">
            <text:p>4,71</text:p>
          </table:table-cell>
          <table:table-cell office:value-type="float" office:value="5.30820506202786" calcext:value-type="float">
            <text:p>5,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nthem</text:p>
          </table:table-cell>
          <table:table-cell office:value-type="string" calcext:value-type="string">
            <text:p>ANTM</text:p>
          </table:table-cell>
          <table:table-cell office:value-type="float" office:value="297.080234670704" calcext:value-type="float">
            <text:p>297,08</text:p>
          </table:table-cell>
          <table:table-cell office:value-type="float" office:value="282.19" calcext:value-type="float">
            <text:p>282,19</text:p>
          </table:table-cell>
          <table:table-cell office:value-type="float" office:value="14.890234670704" calcext:value-type="float">
            <text:p>14,89</text:p>
          </table:table-cell>
          <table:table-cell office:value-type="float" office:value="5.27666985743789" calcext:value-type="float">
            <text:p>5,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enture plc</text:p>
          </table:table-cell>
          <table:table-cell office:value-type="string" calcext:value-type="string">
            <text:p>ACN</text:p>
          </table:table-cell>
          <table:table-cell office:value-type="float" office:value="188.172957677526" calcext:value-type="float">
            <text:p>188,17</text:p>
          </table:table-cell>
          <table:table-cell office:value-type="float" office:value="178.75" calcext:value-type="float">
            <text:p>178,75</text:p>
          </table:table-cell>
          <table:table-cell office:value-type="float" office:value="9.42295767752574" calcext:value-type="float">
            <text:p>9,42</text:p>
          </table:table-cell>
          <table:table-cell office:value-type="float" office:value="5.27158471469972" calcext:value-type="float">
            <text:p>5,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oty, Inc</text:p>
          </table:table-cell>
          <table:table-cell office:value-type="string" calcext:value-type="string">
            <text:p>COTY</text:p>
          </table:table-cell>
          <table:table-cell office:value-type="float" office:value="9.0531416400426" calcext:value-type="float">
            <text:p>9,05</text:p>
          </table:table-cell>
          <table:table-cell office:value-type="float" office:value="8.6" calcext:value-type="float">
            <text:p>8,6</text:p>
          </table:table-cell>
          <table:table-cell office:value-type="float" office:value="0.453141640042599" calcext:value-type="float">
            <text:p>0,45</text:p>
          </table:table-cell>
          <table:table-cell office:value-type="float" office:value="5.26908883770464" calcext:value-type="float">
            <text:p>5,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.O. Smith Corp</text:p>
          </table:table-cell>
          <table:table-cell office:value-type="string" calcext:value-type="string">
            <text:p>AOS</text:p>
          </table:table-cell>
          <table:table-cell office:value-type="float" office:value="44.9334046407896" calcext:value-type="float">
            <text:p>44,93</text:p>
          </table:table-cell>
          <table:table-cell office:value-type="float" office:value="42.69" calcext:value-type="float">
            <text:p>42,69</text:p>
          </table:table-cell>
          <table:table-cell office:value-type="float" office:value="2.24340464078961" calcext:value-type="float">
            <text:p>2,24</text:p>
          </table:table-cell>
          <table:table-cell office:value-type="float" office:value="5.2551057408986" calcext:value-type="float">
            <text:p>5,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eggett &amp; Platt</text:p>
          </table:table-cell>
          <table:table-cell office:value-type="string" calcext:value-type="string">
            <text:p>LEG</text:p>
          </table:table-cell>
          <table:table-cell office:value-type="float" office:value="39.7429881656805" calcext:value-type="float">
            <text:p>39,74</text:p>
          </table:table-cell>
          <table:table-cell office:value-type="float" office:value="37.76" calcext:value-type="float">
            <text:p>37,76</text:p>
          </table:table-cell>
          <table:table-cell office:value-type="float" office:value="1.98298816568047" calcext:value-type="float">
            <text:p>1,98</text:p>
          </table:table-cell>
          <table:table-cell office:value-type="float" office:value="5.25155764216227" calcext:value-type="float">
            <text:p>5,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BRE Group</text:p>
          </table:table-cell>
          <table:table-cell office:value-type="string" calcext:value-type="string">
            <text:p>CBRE</text:p>
          </table:table-cell>
          <table:table-cell office:value-type="float" office:value="57.4337906929605" calcext:value-type="float">
            <text:p>57,43</text:p>
          </table:table-cell>
          <table:table-cell office:value-type="float" office:value="54.58" calcext:value-type="float">
            <text:p>54,58</text:p>
          </table:table-cell>
          <table:table-cell office:value-type="float" office:value="2.85379069296054" calcext:value-type="float">
            <text:p>2,85</text:p>
          </table:table-cell>
          <table:table-cell office:value-type="float" office:value="5.22863813294345" calcext:value-type="float">
            <text:p>5,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ransDigm Group</text:p>
          </table:table-cell>
          <table:table-cell office:value-type="string" calcext:value-type="string">
            <text:p>TDG</text:p>
          </table:table-cell>
          <table:table-cell office:value-type="float" office:value="529.191684884031" calcext:value-type="float">
            <text:p>529,19</text:p>
          </table:table-cell>
          <table:table-cell office:value-type="float" office:value="503.11" calcext:value-type="float">
            <text:p>503,11</text:p>
          </table:table-cell>
          <table:table-cell office:value-type="float" office:value="26.0816848840309" calcext:value-type="float">
            <text:p>26,08</text:p>
          </table:table-cell>
          <table:table-cell office:value-type="float" office:value="5.18409192503248" calcext:value-type="float">
            <text:p>5,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United Parcel Service</text:p>
          </table:table-cell>
          <table:table-cell office:value-type="string" calcext:value-type="string">
            <text:p>UPS</text:p>
          </table:table-cell>
          <table:table-cell office:value-type="float" office:value="98.8563218390805" calcext:value-type="float">
            <text:p>98,86</text:p>
          </table:table-cell>
          <table:table-cell office:value-type="float" office:value="94" calcext:value-type="float">
            <text:p>94</text:p>
          </table:table-cell>
          <table:table-cell office:value-type="float" office:value="4.85632183908047" calcext:value-type="float">
            <text:p>4,86</text:p>
          </table:table-cell>
          <table:table-cell office:value-type="float" office:value="5.16629982880901" calcext:value-type="float">
            <text:p>5,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hillips 66</text:p>
          </table:table-cell>
          <table:table-cell office:value-type="string" calcext:value-type="string">
            <text:p>PSX</text:p>
          </table:table-cell>
          <table:table-cell office:value-type="float" office:value="72.8559433164129" calcext:value-type="float">
            <text:p>72,86</text:p>
          </table:table-cell>
          <table:table-cell office:value-type="float" office:value="69.3" calcext:value-type="float">
            <text:p>69,3</text:p>
          </table:table-cell>
          <table:table-cell office:value-type="float" office:value="3.55594331641286" calcext:value-type="float">
            <text:p>3,56</text:p>
          </table:table-cell>
          <table:table-cell office:value-type="float" office:value="5.1312313368151" calcext:value-type="float">
            <text:p>5,1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Waters Corporation</text:p>
          </table:table-cell>
          <table:table-cell office:value-type="string" calcext:value-type="string">
            <text:p>WAT</text:p>
          </table:table-cell>
          <table:table-cell office:value-type="float" office:value="210.258960550388" calcext:value-type="float">
            <text:p>210,26</text:p>
          </table:table-cell>
          <table:table-cell office:value-type="float" office:value="200" calcext:value-type="float">
            <text:p>200</text:p>
          </table:table-cell>
          <table:table-cell office:value-type="float" office:value="10.2589605503878" calcext:value-type="float">
            <text:p>10,26</text:p>
          </table:table-cell>
          <table:table-cell office:value-type="float" office:value="5.1294802751939" calcext:value-type="float">
            <text:p>5,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kyworks Solutions</text:p>
          </table:table-cell>
          <table:table-cell office:value-type="string" calcext:value-type="string">
            <text:p>SWKS</text:p>
          </table:table-cell>
          <table:table-cell office:value-type="float" office:value="100.588510028653" calcext:value-type="float">
            <text:p>100,59</text:p>
          </table:table-cell>
          <table:table-cell office:value-type="float" office:value="95.71" calcext:value-type="float">
            <text:p>95,71</text:p>
          </table:table-cell>
          <table:table-cell office:value-type="float" office:value="4.8785100286533" calcext:value-type="float">
            <text:p>4,88</text:p>
          </table:table-cell>
          <table:table-cell office:value-type="float" office:value="5.09717900810082" calcext:value-type="float">
            <text:p>5,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Philip Morris International</text:p>
          </table:table-cell>
          <table:table-cell office:value-type="string" calcext:value-type="string">
            <text:p>PM</text:p>
          </table:table-cell>
          <table:table-cell office:value-type="float" office:value="91.679383033419" calcext:value-type="float">
            <text:p>91,68</text:p>
          </table:table-cell>
          <table:table-cell office:value-type="float" office:value="87.27" calcext:value-type="float">
            <text:p>87,27</text:p>
          </table:table-cell>
          <table:table-cell office:value-type="float" office:value="4.40938303341903" calcext:value-type="float">
            <text:p>4,41</text:p>
          </table:table-cell>
          <table:table-cell office:value-type="float" office:value="5.05257595212448" calcext:value-type="float">
            <text:p>5,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ortive Corp</text:p>
          </table:table-cell>
          <table:table-cell office:value-type="string" calcext:value-type="string">
            <text:p>FTV</text:p>
          </table:table-cell>
          <table:table-cell office:value-type="float" office:value="70.1701368691189" calcext:value-type="float">
            <text:p>70,17</text:p>
          </table:table-cell>
          <table:table-cell office:value-type="float" office:value="66.81" calcext:value-type="float">
            <text:p>66,81</text:p>
          </table:table-cell>
          <table:table-cell office:value-type="float" office:value="3.3601368691189" calcext:value-type="float">
            <text:p>3,36</text:p>
          </table:table-cell>
          <table:table-cell office:value-type="float" office:value="5.02939211064048" calcext:value-type="float">
            <text:p>5,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rnival Corp.</text:p>
          </table:table-cell>
          <table:table-cell office:value-type="string" calcext:value-type="string">
            <text:p>CCL</text:p>
          </table:table-cell>
          <table:table-cell office:value-type="float" office:value="28.5041564909575" calcext:value-type="float">
            <text:p>28,50</text:p>
          </table:table-cell>
          <table:table-cell office:value-type="float" office:value="27.15" calcext:value-type="float">
            <text:p>27,15</text:p>
          </table:table-cell>
          <table:table-cell office:value-type="float" office:value="1.35415649095746" calcext:value-type="float">
            <text:p>1,35</text:p>
          </table:table-cell>
          <table:table-cell office:value-type="float" office:value="4.98768504956709" calcext:value-type="float">
            <text:p>4,9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&amp;T Bank Corp.</text:p>
          </table:table-cell>
          <table:table-cell office:value-type="string" calcext:value-type="string">
            <text:p>MTB</text:p>
          </table:table-cell>
          <table:table-cell office:value-type="float" office:value="131.356040748937" calcext:value-type="float">
            <text:p>131,36</text:p>
          </table:table-cell>
          <table:table-cell office:value-type="float" office:value="125.13" calcext:value-type="float">
            <text:p>125,13</text:p>
          </table:table-cell>
          <table:table-cell office:value-type="float" office:value="6.2260407489369" calcext:value-type="float">
            <text:p>6,23</text:p>
          </table:table-cell>
          <table:table-cell office:value-type="float" office:value="4.975657914918" calcext:value-type="float">
            <text:p>4,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gen Inc.</text:p>
          </table:table-cell>
          <table:table-cell office:value-type="string" calcext:value-type="string">
            <text:p>AMGN</text:p>
          </table:table-cell>
          <table:table-cell office:value-type="float" office:value="221.093609022556" calcext:value-type="float">
            <text:p>221,09</text:p>
          </table:table-cell>
          <table:table-cell office:value-type="float" office:value="210.65" calcext:value-type="float">
            <text:p>210,65</text:p>
          </table:table-cell>
          <table:table-cell office:value-type="float" office:value="10.4436090225564" calcext:value-type="float">
            <text:p>10,44</text:p>
          </table:table-cell>
          <table:table-cell office:value-type="float" office:value="4.95780157728763" calcext:value-type="float">
            <text:p>4,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pri Holdings</text:p>
          </table:table-cell>
          <table:table-cell office:value-type="string" calcext:value-type="string">
            <text:p>CPRI</text:p>
          </table:table-cell>
          <table:table-cell office:value-type="float" office:value="24.0644572594876" calcext:value-type="float">
            <text:p>24,06</text:p>
          </table:table-cell>
          <table:table-cell office:value-type="float" office:value="22.93" calcext:value-type="float">
            <text:p>22,93</text:p>
          </table:table-cell>
          <table:table-cell office:value-type="float" office:value="1.13445725948764" calcext:value-type="float">
            <text:p>1,13</text:p>
          </table:table-cell>
          <table:table-cell office:value-type="float" office:value="4.94748041643105" calcext:value-type="float">
            <text:p>4,9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. Rowe Price Group</text:p>
          </table:table-cell>
          <table:table-cell office:value-type="string" calcext:value-type="string">
            <text:p>TROW</text:p>
          </table:table-cell>
          <table:table-cell office:value-type="float" office:value="122.522377480761" calcext:value-type="float">
            <text:p>122,52</text:p>
          </table:table-cell>
          <table:table-cell office:value-type="float" office:value="116.75" calcext:value-type="float">
            <text:p>116,75</text:p>
          </table:table-cell>
          <table:table-cell office:value-type="float" office:value="5.77237748076145" calcext:value-type="float">
            <text:p>5,77</text:p>
          </table:table-cell>
          <table:table-cell office:value-type="float" office:value="4.94422054026677" calcext:value-type="float">
            <text:p>4,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lta Air Lines Inc.</text:p>
          </table:table-cell>
          <table:table-cell office:value-type="string" calcext:value-type="string">
            <text:p>DAL</text:p>
          </table:table-cell>
          <table:table-cell office:value-type="float" office:value="48.1450432276657" calcext:value-type="float">
            <text:p>48,15</text:p>
          </table:table-cell>
          <table:table-cell office:value-type="float" office:value="45.89" calcext:value-type="float">
            <text:p>45,89</text:p>
          </table:table-cell>
          <table:table-cell office:value-type="float" office:value="2.2550432276657" calcext:value-type="float">
            <text:p>2,26</text:p>
          </table:table-cell>
          <table:table-cell office:value-type="float" office:value="4.91401880075333" calcext:value-type="float">
            <text:p>4,9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ylan N.V.</text:p>
          </table:table-cell>
          <table:table-cell office:value-type="string" calcext:value-type="string">
            <text:p>MYL</text:p>
          </table:table-cell>
          <table:table-cell office:value-type="float" office:value="16.151403678606" calcext:value-type="float">
            <text:p>16,15</text:p>
          </table:table-cell>
          <table:table-cell office:value-type="float" office:value="15.4" calcext:value-type="float">
            <text:p>15,4</text:p>
          </table:table-cell>
          <table:table-cell office:value-type="float" office:value="0.751403678606001" calcext:value-type="float">
            <text:p>0,75</text:p>
          </table:table-cell>
          <table:table-cell office:value-type="float" office:value="4.87924466627274" calcext:value-type="float">
            <text:p>4,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OG Resources</text:p>
          </table:table-cell>
          <table:table-cell office:value-type="string" calcext:value-type="string">
            <text:p>EOG</text:p>
          </table:table-cell>
          <table:table-cell office:value-type="float" office:value="57.9800897937947" calcext:value-type="float">
            <text:p>57,98</text:p>
          </table:table-cell>
          <table:table-cell office:value-type="float" office:value="55.3" calcext:value-type="float">
            <text:p>55,3</text:p>
          </table:table-cell>
          <table:table-cell office:value-type="float" office:value="2.68008979379472" calcext:value-type="float">
            <text:p>2,68</text:p>
          </table:table-cell>
          <table:table-cell office:value-type="float" office:value="4.84645532331776" calcext:value-type="float">
            <text:p>4,8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iffany &amp; Co.</text:p>
          </table:table-cell>
          <table:table-cell office:value-type="string" calcext:value-type="string">
            <text:p>TIF</text:p>
          </table:table-cell>
          <table:table-cell office:value-type="float" office:value="139.117813765182" calcext:value-type="float">
            <text:p>139,12</text:p>
          </table:table-cell>
          <table:table-cell office:value-type="float" office:value="132.7" calcext:value-type="float">
            <text:p>132,7</text:p>
          </table:table-cell>
          <table:table-cell office:value-type="float" office:value="6.41781376518219" calcext:value-type="float">
            <text:p>6,42</text:p>
          </table:table-cell>
          <table:table-cell office:value-type="float" office:value="4.83633290518628" calcext:value-type="float">
            <text:p>4,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ologic</text:p>
          </table:table-cell>
          <table:table-cell office:value-type="string" calcext:value-type="string">
            <text:p>HOLX</text:p>
          </table:table-cell>
          <table:table-cell office:value-type="float" office:value="48.9837452164521" calcext:value-type="float">
            <text:p>48,98</text:p>
          </table:table-cell>
          <table:table-cell office:value-type="float" office:value="46.75" calcext:value-type="float">
            <text:p>46,75</text:p>
          </table:table-cell>
          <table:table-cell office:value-type="float" office:value="2.23374521645206" calcext:value-type="float">
            <text:p>2,23</text:p>
          </table:table-cell>
          <table:table-cell office:value-type="float" office:value="4.77806463412206" calcext:value-type="float">
            <text:p>4,7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ockwell Automation Inc.</text:p>
          </table:table-cell>
          <table:table-cell office:value-type="string" calcext:value-type="string">
            <text:p>ROK</text:p>
          </table:table-cell>
          <table:table-cell office:value-type="float" office:value="187.386462699078" calcext:value-type="float">
            <text:p>187,39</text:p>
          </table:table-cell>
          <table:table-cell office:value-type="float" office:value="178.85" calcext:value-type="float">
            <text:p>178,85</text:p>
          </table:table-cell>
          <table:table-cell office:value-type="float" office:value="8.53646269907796" calcext:value-type="float">
            <text:p>8,54</text:p>
          </table:table-cell>
          <table:table-cell office:value-type="float" office:value="4.7729732731775" calcext:value-type="float">
            <text:p>4,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incinnati Financial</text:p>
          </table:table-cell>
          <table:table-cell office:value-type="string" calcext:value-type="string">
            <text:p>CINF</text:p>
          </table:table-cell>
          <table:table-cell office:value-type="float" office:value="102.855669291339" calcext:value-type="float">
            <text:p>102,86</text:p>
          </table:table-cell>
          <table:table-cell office:value-type="float" office:value="98.21" calcext:value-type="float">
            <text:p>98,21</text:p>
          </table:table-cell>
          <table:table-cell office:value-type="float" office:value="4.64566929133858" calcext:value-type="float">
            <text:p>4,65</text:p>
          </table:table-cell>
          <table:table-cell office:value-type="float" office:value="4.73034242066855" calcext:value-type="float">
            <text:p>4,7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lobal Payments Inc.</text:p>
          </table:table-cell>
          <table:table-cell office:value-type="string" calcext:value-type="string">
            <text:p>GPN</text:p>
          </table:table-cell>
          <table:table-cell office:value-type="float" office:value="187.98785762351" calcext:value-type="float">
            <text:p>187,99</text:p>
          </table:table-cell>
          <table:table-cell office:value-type="float" office:value="179.56" calcext:value-type="float">
            <text:p>179,56</text:p>
          </table:table-cell>
          <table:table-cell office:value-type="float" office:value="8.42785762350979" calcext:value-type="float">
            <text:p>8,43</text:p>
          </table:table-cell>
          <table:table-cell office:value-type="float" office:value="4.69361640872677" calcext:value-type="float">
            <text:p>4,6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JNJ</text:p>
          </table:table-cell>
          <table:table-cell office:value-type="float" office:value="148.66576061861" calcext:value-type="float">
            <text:p>148,67</text:p>
          </table:table-cell>
          <table:table-cell office:value-type="float" office:value="142.03" calcext:value-type="float">
            <text:p>142,03</text:p>
          </table:table-cell>
          <table:table-cell office:value-type="float" office:value="6.6357606186096" calcext:value-type="float">
            <text:p>6,64</text:p>
          </table:table-cell>
          <table:table-cell office:value-type="float" office:value="4.6720837982184" calcext:value-type="float">
            <text:p>4,6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VR Inc</text:p>
          </table:table-cell>
          <table:table-cell office:value-type="string" calcext:value-type="string">
            <text:p>NVR</text:p>
          </table:table-cell>
          <table:table-cell office:value-type="float" office:value="4024.17623655914" calcext:value-type="float">
            <text:p>4024,18</text:p>
          </table:table-cell>
          <table:table-cell office:value-type="float" office:value="3845.23" calcext:value-type="float">
            <text:p>3845,23</text:p>
          </table:table-cell>
          <table:table-cell office:value-type="float" office:value="178.94623655914" calcext:value-type="float">
            <text:p>178,95</text:p>
          </table:table-cell>
          <table:table-cell office:value-type="float" office:value="4.65371997407541" calcext:value-type="float">
            <text:p>4,6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Varian Medical Systems</text:p>
          </table:table-cell>
          <table:table-cell office:value-type="string" calcext:value-type="string">
            <text:p>VAR</text:p>
          </table:table-cell>
          <table:table-cell office:value-type="float" office:value="130.092372143634" calcext:value-type="float">
            <text:p>130,09</text:p>
          </table:table-cell>
          <table:table-cell office:value-type="float" office:value="124.31" calcext:value-type="float">
            <text:p>124,31</text:p>
          </table:table-cell>
          <table:table-cell office:value-type="float" office:value="5.78237214363438" calcext:value-type="float">
            <text:p>5,78</text:p>
          </table:table-cell>
          <table:table-cell office:value-type="float" office:value="4.65157440562656" calcext:value-type="float">
            <text:p>4,6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obert Half International</text:p>
          </table:table-cell>
          <table:table-cell office:value-type="string" calcext:value-type="string">
            <text:p>RHI</text:p>
          </table:table-cell>
          <table:table-cell office:value-type="float" office:value="51.334460946366" calcext:value-type="float">
            <text:p>51,33</text:p>
          </table:table-cell>
          <table:table-cell office:value-type="float" office:value="49.06" calcext:value-type="float">
            <text:p>49,06</text:p>
          </table:table-cell>
          <table:table-cell office:value-type="float" office:value="2.27446094636601" calcext:value-type="float">
            <text:p>2,27</text:p>
          </table:table-cell>
          <table:table-cell office:value-type="float" office:value="4.63608020050145" calcext:value-type="float">
            <text:p>4,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umana Inc.</text:p>
          </table:table-cell>
          <table:table-cell office:value-type="string" calcext:value-type="string">
            <text:p>HUM</text:p>
          </table:table-cell>
          <table:table-cell office:value-type="float" office:value="383.938823797172" calcext:value-type="float">
            <text:p>383,94</text:p>
          </table:table-cell>
          <table:table-cell office:value-type="float" office:value="367.01" calcext:value-type="float">
            <text:p>367,01</text:p>
          </table:table-cell>
          <table:table-cell office:value-type="float" office:value="16.928823797172" calcext:value-type="float">
            <text:p>16,93</text:p>
          </table:table-cell>
          <table:table-cell office:value-type="float" office:value="4.61263284302118" calcext:value-type="float">
            <text:p>4,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leetCor Technologies Inc</text:p>
          </table:table-cell>
          <table:table-cell office:value-type="string" calcext:value-type="string">
            <text:p>FLT</text:p>
          </table:table-cell>
          <table:table-cell office:value-type="float" office:value="260.349732070189" calcext:value-type="float">
            <text:p>260,35</text:p>
          </table:table-cell>
          <table:table-cell office:value-type="float" office:value="249.16" calcext:value-type="float">
            <text:p>249,16</text:p>
          </table:table-cell>
          <table:table-cell office:value-type="float" office:value="11.1897320701891" calcext:value-type="float">
            <text:p>11,19</text:p>
          </table:table-cell>
          <table:table-cell office:value-type="float" office:value="4.49098252937435" calcext:value-type="float">
            <text:p>4,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roadcom Inc.</text:p>
          </table:table-cell>
          <table:table-cell office:value-type="string" calcext:value-type="string">
            <text:p>AVGO</text:p>
          </table:table-cell>
          <table:table-cell office:value-type="float" office:value="281.784439140811" calcext:value-type="float">
            <text:p>281,78</text:p>
          </table:table-cell>
          <table:table-cell office:value-type="float" office:value="269.72" calcext:value-type="float">
            <text:p>269,72</text:p>
          </table:table-cell>
          <table:table-cell office:value-type="float" office:value="12.0644391408114" calcext:value-type="float">
            <text:p>12,06</text:p>
          </table:table-cell>
          <table:table-cell office:value-type="float" office:value="4.47294940709307" calcext:value-type="float">
            <text:p>4,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epsiCo Inc.</text:p>
          </table:table-cell>
          <table:table-cell office:value-type="string" calcext:value-type="string">
            <text:p>PEP</text:p>
          </table:table-cell>
          <table:table-cell office:value-type="float" office:value="143.38" calcext:value-type="float">
            <text:p>143,38</text:p>
          </table:table-cell>
          <table:table-cell office:value-type="float" office:value="137.26" calcext:value-type="float">
            <text:p>137,26</text:p>
          </table:table-cell>
          <table:table-cell office:value-type="float" office:value="6.12" calcext:value-type="float">
            <text:p>6,12</text:p>
          </table:table-cell>
          <table:table-cell office:value-type="float" office:value="4.45869153431444" calcext:value-type="float">
            <text:p>4,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phenol Corp</text:p>
          </table:table-cell>
          <table:table-cell office:value-type="string" calcext:value-type="string">
            <text:p>APH</text:p>
          </table:table-cell>
          <table:table-cell office:value-type="float" office:value="96.6524504158669" calcext:value-type="float">
            <text:p>96,65</text:p>
          </table:table-cell>
          <table:table-cell office:value-type="float" office:value="92.56" calcext:value-type="float">
            <text:p>92,56</text:p>
          </table:table-cell>
          <table:table-cell office:value-type="float" office:value="4.09245041586692" calcext:value-type="float">
            <text:p>4,09</text:p>
          </table:table-cell>
          <table:table-cell office:value-type="float" office:value="4.42140278291586" calcext:value-type="float">
            <text:p>4,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ir Products &amp; Chemicals Inc</text:p>
          </table:table-cell>
          <table:table-cell office:value-type="string" calcext:value-type="string">
            <text:p>APD</text:p>
          </table:table-cell>
          <table:table-cell office:value-type="float" office:value="239.857563176895" calcext:value-type="float">
            <text:p>239,86</text:p>
          </table:table-cell>
          <table:table-cell office:value-type="float" office:value="229.71" calcext:value-type="float">
            <text:p>229,71</text:p>
          </table:table-cell>
          <table:table-cell office:value-type="float" office:value="10.1475631768953" calcext:value-type="float">
            <text:p>10,15</text:p>
          </table:table-cell>
          <table:table-cell office:value-type="float" office:value="4.41755394928183" calcext:value-type="float">
            <text:p>4,4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KeyCorp</text:p>
          </table:table-cell>
          <table:table-cell office:value-type="string" calcext:value-type="string">
            <text:p>KEY</text:p>
          </table:table-cell>
          <table:table-cell office:value-type="float" office:value="15.5213656582348" calcext:value-type="float">
            <text:p>15,52</text:p>
          </table:table-cell>
          <table:table-cell office:value-type="float" office:value="14.87" calcext:value-type="float">
            <text:p>14,87</text:p>
          </table:table-cell>
          <table:table-cell office:value-type="float" office:value="0.651365658234781" calcext:value-type="float">
            <text:p>0,65</text:p>
          </table:table-cell>
          <table:table-cell office:value-type="float" office:value="4.38040119861991" calcext:value-type="float">
            <text:p>4,3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Vertex Pharmaceuticals Inc</text:p>
          </table:table-cell>
          <table:table-cell office:value-type="string" calcext:value-type="string">
            <text:p>VRTX</text:p>
          </table:table-cell>
          <table:table-cell office:value-type="float" office:value="243.72487412466" calcext:value-type="float">
            <text:p>243,72</text:p>
          </table:table-cell>
          <table:table-cell office:value-type="float" office:value="233.5" calcext:value-type="float">
            <text:p>233,5</text:p>
          </table:table-cell>
          <table:table-cell office:value-type="float" office:value="10.22487412466" calcext:value-type="float">
            <text:p>10,22</text:p>
          </table:table-cell>
          <table:table-cell office:value-type="float" office:value="4.37896108122484" calcext:value-type="float">
            <text:p>4,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ntl Flavors &amp; Fragrances</text:p>
          </table:table-cell>
          <table:table-cell office:value-type="string" calcext:value-type="string">
            <text:p>IFF</text:p>
          </table:table-cell>
          <table:table-cell office:value-type="float" office:value="128.085564969508" calcext:value-type="float">
            <text:p>128,09</text:p>
          </table:table-cell>
          <table:table-cell office:value-type="float" office:value="122.73" calcext:value-type="float">
            <text:p>122,73</text:p>
          </table:table-cell>
          <table:table-cell office:value-type="float" office:value="5.35556496950763" calcext:value-type="float">
            <text:p>5,36</text:p>
          </table:table-cell>
          <table:table-cell office:value-type="float" office:value="4.36369670782011" calcext:value-type="float">
            <text:p>4,3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asco Corp.</text:p>
          </table:table-cell>
          <table:table-cell office:value-type="string" calcext:value-type="string">
            <text:p>MAS</text:p>
          </table:table-cell>
          <table:table-cell office:value-type="float" office:value="43.9208469055375" calcext:value-type="float">
            <text:p>43,92</text:p>
          </table:table-cell>
          <table:table-cell office:value-type="float" office:value="42.1" calcext:value-type="float">
            <text:p>42,1</text:p>
          </table:table-cell>
          <table:table-cell office:value-type="float" office:value="1.82084690553746" calcext:value-type="float">
            <text:p>1,82</text:p>
          </table:table-cell>
          <table:table-cell office:value-type="float" office:value="4.32505203215548" calcext:value-type="float">
            <text:p>4,3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chlumberger Ltd.</text:p>
          </table:table-cell>
          <table:table-cell office:value-type="string" calcext:value-type="string">
            <text:p>SLB</text:p>
          </table:table-cell>
          <table:table-cell office:value-type="float" office:value="24.8787150035894" calcext:value-type="float">
            <text:p>24,88</text:p>
          </table:table-cell>
          <table:table-cell office:value-type="float" office:value="23.85" calcext:value-type="float">
            <text:p>23,85</text:p>
          </table:table-cell>
          <table:table-cell office:value-type="float" office:value="1.02871500358937" calcext:value-type="float">
            <text:p>1,03</text:p>
          </table:table-cell>
          <table:table-cell office:value-type="float" office:value="4.31327045530135" calcext:value-type="float">
            <text:p>4,3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&amp;P Global, Inc.</text:p>
          </table:table-cell>
          <table:table-cell office:value-type="string" calcext:value-type="string">
            <text:p>SPGI</text:p>
          </table:table-cell>
          <table:table-cell office:value-type="float" office:value="282.667938436614" calcext:value-type="float">
            <text:p>282,67</text:p>
          </table:table-cell>
          <table:table-cell office:value-type="float" office:value="271.06" calcext:value-type="float">
            <text:p>271,06</text:p>
          </table:table-cell>
          <table:table-cell office:value-type="float" office:value="11.607938436614" calcext:value-type="float">
            <text:p>11,61</text:p>
          </table:table-cell>
          <table:table-cell office:value-type="float" office:value="4.28242397868148" calcext:value-type="float">
            <text:p>4,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stée Lauder Companies</text:p>
          </table:table-cell>
          <table:table-cell office:value-type="string" calcext:value-type="string">
            <text:p>EL</text:p>
          </table:table-cell>
          <table:table-cell office:value-type="float" office:value="200.167331499312" calcext:value-type="float">
            <text:p>200,17</text:p>
          </table:table-cell>
          <table:table-cell office:value-type="float" office:value="191.95" calcext:value-type="float">
            <text:p>191,95</text:p>
          </table:table-cell>
          <table:table-cell office:value-type="float" office:value="8.21733149931225" calcext:value-type="float">
            <text:p>8,22</text:p>
          </table:table-cell>
          <table:table-cell office:value-type="float" office:value="4.28097499312959" calcext:value-type="float">
            <text:p>4,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SYS</text:p>
          </table:table-cell>
          <table:table-cell office:value-type="string" calcext:value-type="string">
            <text:p>ANSS</text:p>
          </table:table-cell>
          <table:table-cell office:value-type="float" office:value="247.929479196974" calcext:value-type="float">
            <text:p>247,93</text:p>
          </table:table-cell>
          <table:table-cell office:value-type="float" office:value="237.78" calcext:value-type="float">
            <text:p>237,78</text:p>
          </table:table-cell>
          <table:table-cell office:value-type="float" office:value="10.1494791969741" calcext:value-type="float">
            <text:p>10,15</text:p>
          </table:table-cell>
          <table:table-cell office:value-type="float" office:value="4.268432667581" calcext:value-type="float">
            <text:p>4,2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ackaging Corporation of America</text:p>
          </table:table-cell>
          <table:table-cell office:value-type="string" calcext:value-type="string">
            <text:p>PKG</text:p>
          </table:table-cell>
          <table:table-cell office:value-type="float" office:value="94.6298402555911" calcext:value-type="float">
            <text:p>94,63</text:p>
          </table:table-cell>
          <table:table-cell office:value-type="float" office:value="90.78" calcext:value-type="float">
            <text:p>90,78</text:p>
          </table:table-cell>
          <table:table-cell office:value-type="float" office:value="3.84984025559105" calcext:value-type="float">
            <text:p>3,85</text:p>
          </table:table-cell>
          <table:table-cell office:value-type="float" office:value="4.24084628287183" calcext:value-type="float">
            <text:p>4,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meriprise Financial</text:p>
          </table:table-cell>
          <table:table-cell office:value-type="string" calcext:value-type="string">
            <text:p>AMP</text:p>
          </table:table-cell>
          <table:table-cell office:value-type="float" office:value="131.967647058824" calcext:value-type="float">
            <text:p>131,97</text:p>
          </table:table-cell>
          <table:table-cell office:value-type="float" office:value="126.6" calcext:value-type="float">
            <text:p>126,6</text:p>
          </table:table-cell>
          <table:table-cell office:value-type="float" office:value="5.36764705882354" calcext:value-type="float">
            <text:p>5,37</text:p>
          </table:table-cell>
          <table:table-cell office:value-type="float" office:value="4.2398475978069" calcext:value-type="float">
            <text:p>4,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rista Networks</text:p>
          </table:table-cell>
          <table:table-cell office:value-type="string" calcext:value-type="string">
            <text:p>ANET</text:p>
          </table:table-cell>
          <table:table-cell office:value-type="float" office:value="198.819557666617" calcext:value-type="float">
            <text:p>198,82</text:p>
          </table:table-cell>
          <table:table-cell office:value-type="float" office:value="190.78" calcext:value-type="float">
            <text:p>190,78</text:p>
          </table:table-cell>
          <table:table-cell office:value-type="float" office:value="8.03955766661719" calcext:value-type="float">
            <text:p>8,04</text:p>
          </table:table-cell>
          <table:table-cell office:value-type="float" office:value="4.21404637101226" calcext:value-type="float">
            <text:p>4,2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KLA Corporation</text:p>
          </table:table-cell>
          <table:table-cell office:value-type="string" calcext:value-type="string">
            <text:p>KLAC</text:p>
          </table:table-cell>
          <table:table-cell office:value-type="float" office:value="162.153402187972" calcext:value-type="float">
            <text:p>162,15</text:p>
          </table:table-cell>
          <table:table-cell office:value-type="float" office:value="155.68" calcext:value-type="float">
            <text:p>155,68</text:p>
          </table:table-cell>
          <table:table-cell office:value-type="float" office:value="6.47340218797189" calcext:value-type="float">
            <text:p>6,47</text:p>
          </table:table-cell>
          <table:table-cell office:value-type="float" office:value="4.15814631807033" calcext:value-type="float">
            <text:p>4,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arden Restaurants</text:p>
          </table:table-cell>
          <table:table-cell office:value-type="string" calcext:value-type="string">
            <text:p>DRI</text:p>
          </table:table-cell>
          <table:table-cell office:value-type="float" office:value="91.7967304625199" calcext:value-type="float">
            <text:p>91,80</text:p>
          </table:table-cell>
          <table:table-cell office:value-type="float" office:value="88.15" calcext:value-type="float">
            <text:p>88,15</text:p>
          </table:table-cell>
          <table:table-cell office:value-type="float" office:value="3.64673046251993" calcext:value-type="float">
            <text:p>3,65</text:p>
          </table:table-cell>
          <table:table-cell office:value-type="float" office:value="4.13696025243327" calcext:value-type="float">
            <text:p>4,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Intercontinental Exchange</text:p>
          </table:table-cell>
          <table:table-cell office:value-type="string" calcext:value-type="string">
            <text:p>ICE</text:p>
          </table:table-cell>
          <table:table-cell office:value-type="float" office:value="97.9125663716814" calcext:value-type="float">
            <text:p>97,91</text:p>
          </table:table-cell>
          <table:table-cell office:value-type="float" office:value="94.04" calcext:value-type="float">
            <text:p>94,04</text:p>
          </table:table-cell>
          <table:table-cell office:value-type="float" office:value="3.87256637168142" calcext:value-type="float">
            <text:p>3,87</text:p>
          </table:table-cell>
          <table:table-cell office:value-type="float" office:value="4.11799911918483" calcext:value-type="float">
            <text:p>4,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otorola Solutions Inc.</text:p>
          </table:table-cell>
          <table:table-cell office:value-type="string" calcext:value-type="string">
            <text:p>MSI</text:p>
          </table:table-cell>
          <table:table-cell office:value-type="float" office:value="183.164186046512" calcext:value-type="float">
            <text:p>183,16</text:p>
          </table:table-cell>
          <table:table-cell office:value-type="float" office:value="175.92" calcext:value-type="float">
            <text:p>175,92</text:p>
          </table:table-cell>
          <table:table-cell office:value-type="float" office:value="7.24418604651163" calcext:value-type="float">
            <text:p>7,24</text:p>
          </table:table-cell>
          <table:table-cell office:value-type="float" office:value="4.11788656577514" calcext:value-type="float">
            <text:p>4,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DEX Corporation</text:p>
          </table:table-cell>
          <table:table-cell office:value-type="string" calcext:value-type="string">
            <text:p>IEX</text:p>
          </table:table-cell>
          <table:table-cell office:value-type="float" office:value="152.253266634865" calcext:value-type="float">
            <text:p>152,25</text:p>
          </table:table-cell>
          <table:table-cell office:value-type="float" office:value="146.24" calcext:value-type="float">
            <text:p>146,24</text:p>
          </table:table-cell>
          <table:table-cell office:value-type="float" office:value="6.01326663486455" calcext:value-type="float">
            <text:p>6,01</text:p>
          </table:table-cell>
          <table:table-cell office:value-type="float" office:value="4.11191646257149" calcext:value-type="float">
            <text:p>4,1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JX Companies Inc.</text:p>
          </table:table-cell>
          <table:table-cell office:value-type="string" calcext:value-type="string">
            <text:p>TJX</text:p>
          </table:table-cell>
          <table:table-cell office:value-type="float" office:value="60.9663721955574" calcext:value-type="float">
            <text:p>60,97</text:p>
          </table:table-cell>
          <table:table-cell office:value-type="float" office:value="58.56" calcext:value-type="float">
            <text:p>58,56</text:p>
          </table:table-cell>
          <table:table-cell office:value-type="float" office:value="2.40637219555736" calcext:value-type="float">
            <text:p>2,41</text:p>
          </table:table-cell>
          <table:table-cell office:value-type="float" office:value="4.10924213722227" calcext:value-type="float">
            <text:p>4,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. H. Robinson Worldwide</text:p>
          </table:table-cell>
          <table:table-cell office:value-type="string" calcext:value-type="string">
            <text:p>CHRW</text:p>
          </table:table-cell>
          <table:table-cell office:value-type="float" office:value="68.7765920017093" calcext:value-type="float">
            <text:p>68,78</text:p>
          </table:table-cell>
          <table:table-cell office:value-type="float" office:value="66.08" calcext:value-type="float">
            <text:p>66,08</text:p>
          </table:table-cell>
          <table:table-cell office:value-type="float" office:value="2.69659200170935" calcext:value-type="float">
            <text:p>2,70</text:p>
          </table:table-cell>
          <table:table-cell office:value-type="float" office:value="4.08079903406378" calcext:value-type="float">
            <text:p>4,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phabet Inc Class A</text:p>
          </table:table-cell>
          <table:table-cell office:value-type="string" calcext:value-type="string">
            <text:p>GOOGL</text:p>
          </table:table-cell>
          <table:table-cell office:value-type="float" office:value="1348.25920707297" calcext:value-type="float">
            <text:p>1348,26</text:p>
          </table:table-cell>
          <table:table-cell office:value-type="float" office:value="1295.74" calcext:value-type="float">
            <text:p>1295,74</text:p>
          </table:table-cell>
          <table:table-cell office:value-type="float" office:value="52.5192070729727" calcext:value-type="float">
            <text:p>52,52</text:p>
          </table:table-cell>
          <table:table-cell office:value-type="float" office:value="4.05322109936968" calcext:value-type="float">
            <text:p>4,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entsply Sirona</text:p>
          </table:table-cell>
          <table:table-cell office:value-type="string" calcext:value-type="string">
            <text:p>XRAY</text:p>
          </table:table-cell>
          <table:table-cell office:value-type="float" office:value="46.534367201426" calcext:value-type="float">
            <text:p>46,53</text:p>
          </table:table-cell>
          <table:table-cell office:value-type="float" office:value="44.73" calcext:value-type="float">
            <text:p>44,73</text:p>
          </table:table-cell>
          <table:table-cell office:value-type="float" office:value="1.80436720142603" calcext:value-type="float">
            <text:p>1,80</text:p>
          </table:table-cell>
          <table:table-cell office:value-type="float" office:value="4.0339083421105" calcext:value-type="float">
            <text:p>4,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elanese</text:p>
          </table:table-cell>
          <table:table-cell office:value-type="string" calcext:value-type="string">
            <text:p>CE</text:p>
          </table:table-cell>
          <table:table-cell office:value-type="float" office:value="95.9643479058326" calcext:value-type="float">
            <text:p>95,96</text:p>
          </table:table-cell>
          <table:table-cell office:value-type="float" office:value="92.25" calcext:value-type="float">
            <text:p>92,25</text:p>
          </table:table-cell>
          <table:table-cell office:value-type="float" office:value="3.7143479058326" calcext:value-type="float">
            <text:p>3,71</text:p>
          </table:table-cell>
          <table:table-cell office:value-type="float" office:value="4.02639339385647" calcext:value-type="float">
            <text:p>4,0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orthrop Grumman</text:p>
          </table:table-cell>
          <table:table-cell office:value-type="string" calcext:value-type="string">
            <text:p>NOC</text:p>
          </table:table-cell>
          <table:table-cell office:value-type="float" office:value="342.165882352941" calcext:value-type="float">
            <text:p>342,17</text:p>
          </table:table-cell>
          <table:table-cell office:value-type="float" office:value="328.96" calcext:value-type="float">
            <text:p>328,96</text:p>
          </table:table-cell>
          <table:table-cell office:value-type="float" office:value="13.2058823529412" calcext:value-type="float">
            <text:p>13,21</text:p>
          </table:table-cell>
          <table:table-cell office:value-type="float" office:value="4.01443408102542" calcext:value-type="float">
            <text:p>4,0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oody's Corp</text:p>
          </table:table-cell>
          <table:table-cell office:value-type="string" calcext:value-type="string">
            <text:p>MCO</text:p>
          </table:table-cell>
          <table:table-cell office:value-type="float" office:value="248.031586638831" calcext:value-type="float">
            <text:p>248,03</text:p>
          </table:table-cell>
          <table:table-cell office:value-type="float" office:value="238.47" calcext:value-type="float">
            <text:p>238,47</text:p>
          </table:table-cell>
          <table:table-cell office:value-type="float" office:value="9.5615866388309" calcext:value-type="float">
            <text:p>9,56</text:p>
          </table:table-cell>
          <table:table-cell office:value-type="float" office:value="4.00955534819093" calcext:value-type="float">
            <text:p>4,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nternational Paper</text:p>
          </table:table-cell>
          <table:table-cell office:value-type="string" calcext:value-type="string">
            <text:p>IP</text:p>
          </table:table-cell>
          <table:table-cell office:value-type="float" office:value="37.1320183486239" calcext:value-type="float">
            <text:p>37,13</text:p>
          </table:table-cell>
          <table:table-cell office:value-type="float" office:value="35.71" calcext:value-type="float">
            <text:p>35,71</text:p>
          </table:table-cell>
          <table:table-cell office:value-type="float" office:value="1.42201834862385" calcext:value-type="float">
            <text:p>1,42</text:p>
          </table:table-cell>
          <table:table-cell office:value-type="float" office:value="3.98212923165458" calcext:value-type="float">
            <text:p>3,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axter International Inc.</text:p>
          </table:table-cell>
          <table:table-cell office:value-type="string" calcext:value-type="string">
            <text:p>BAX</text:p>
          </table:table-cell>
          <table:table-cell office:value-type="float" office:value="88.7353113553113" calcext:value-type="float">
            <text:p>88,74</text:p>
          </table:table-cell>
          <table:table-cell office:value-type="float" office:value="85.38" calcext:value-type="float">
            <text:p>85,38</text:p>
          </table:table-cell>
          <table:table-cell office:value-type="float" office:value="3.35531135531136" calcext:value-type="float">
            <text:p>3,36</text:p>
          </table:table-cell>
          <table:table-cell office:value-type="float" office:value="3.92985635431173" calcext:value-type="float">
            <text:p>3,9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Willis Towers Watson</text:p>
          </table:table-cell>
          <table:table-cell office:value-type="string" calcext:value-type="string">
            <text:p>WLTW</text:p>
          </table:table-cell>
          <table:table-cell office:value-type="float" office:value="207.535757575758" calcext:value-type="float">
            <text:p>207,54</text:p>
          </table:table-cell>
          <table:table-cell office:value-type="float" office:value="199.71" calcext:value-type="float">
            <text:p>199,71</text:p>
          </table:table-cell>
          <table:table-cell office:value-type="float" office:value="7.82575757575756" calcext:value-type="float">
            <text:p>7,83</text:p>
          </table:table-cell>
          <table:table-cell office:value-type="float" office:value="3.91856070089508" calcext:value-type="float">
            <text:p>3,9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United Health Group Inc.</text:p>
          </table:table-cell>
          <table:table-cell office:value-type="string" calcext:value-type="string">
            <text:p>UNH</text:p>
          </table:table-cell>
          <table:table-cell office:value-type="float" office:value="294.923916581892" calcext:value-type="float">
            <text:p>294,92</text:p>
          </table:table-cell>
          <table:table-cell office:value-type="float" office:value="283.87" calcext:value-type="float">
            <text:p>283,87</text:p>
          </table:table-cell>
          <table:table-cell office:value-type="float" office:value="11.0539165818922" calcext:value-type="float">
            <text:p>11,05</text:p>
          </table:table-cell>
          <table:table-cell office:value-type="float" office:value="3.89400661637093" calcext:value-type="float">
            <text:p>3,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ce Design Systems</text:p>
          </table:table-cell>
          <table:table-cell office:value-type="string" calcext:value-type="string">
            <text:p>CDNS</text:p>
          </table:table-cell>
          <table:table-cell office:value-type="float" office:value="67.243983209454" calcext:value-type="float">
            <text:p>67,24</text:p>
          </table:table-cell>
          <table:table-cell office:value-type="float" office:value="64.73" calcext:value-type="float">
            <text:p>64,73</text:p>
          </table:table-cell>
          <table:table-cell office:value-type="float" office:value="2.51398320945404" calcext:value-type="float">
            <text:p>2,51</text:p>
          </table:table-cell>
          <table:table-cell office:value-type="float" office:value="3.88379918037083" calcext:value-type="float">
            <text:p>3,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merson Electric Company</text:p>
          </table:table-cell>
          <table:table-cell office:value-type="string" calcext:value-type="string">
            <text:p>EMR</text:p>
          </table:table-cell>
          <table:table-cell office:value-type="float" office:value="64.5473477280052" calcext:value-type="float">
            <text:p>64,55</text:p>
          </table:table-cell>
          <table:table-cell office:value-type="float" office:value="62.14" calcext:value-type="float">
            <text:p>62,14</text:p>
          </table:table-cell>
          <table:table-cell office:value-type="float" office:value="2.40734772800515" calcext:value-type="float">
            <text:p>2,41</text:p>
          </table:table-cell>
          <table:table-cell office:value-type="float" office:value="3.874071013848" calcext:value-type="float">
            <text:p>3,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hevron Corp.</text:p>
          </table:table-cell>
          <table:table-cell office:value-type="string" calcext:value-type="string">
            <text:p>CVX</text:p>
          </table:table-cell>
          <table:table-cell office:value-type="float" office:value="98.9669656992085" calcext:value-type="float">
            <text:p>98,97</text:p>
          </table:table-cell>
          <table:table-cell office:value-type="float" office:value="95.32" calcext:value-type="float">
            <text:p>95,32</text:p>
          </table:table-cell>
          <table:table-cell office:value-type="float" office:value="3.64696569920845" calcext:value-type="float">
            <text:p>3,65</text:p>
          </table:table-cell>
          <table:table-cell office:value-type="float" office:value="3.82602360386955" calcext:value-type="float">
            <text:p>3,8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KQ Corporation</text:p>
          </table:table-cell>
          <table:table-cell office:value-type="string" calcext:value-type="string">
            <text:p>LKQ</text:p>
          </table:table-cell>
          <table:table-cell office:value-type="float" office:value="28.5703785036521" calcext:value-type="float">
            <text:p>28,57</text:p>
          </table:table-cell>
          <table:table-cell office:value-type="float" office:value="27.52" calcext:value-type="float">
            <text:p>27,52</text:p>
          </table:table-cell>
          <table:table-cell office:value-type="float" office:value="1.05037850365206" calcext:value-type="float">
            <text:p>1,05</text:p>
          </table:table-cell>
          <table:table-cell office:value-type="float" office:value="3.81678235338685" calcext:value-type="float">
            <text:p>3,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azon.com Inc.</text:p>
          </table:table-cell>
          <table:table-cell office:value-type="string" calcext:value-type="string">
            <text:p>AMZN</text:p>
          </table:table-cell>
          <table:table-cell office:value-type="float" office:value="1972.70111111111" calcext:value-type="float">
            <text:p>1972,70</text:p>
          </table:table-cell>
          <table:table-cell office:value-type="float" office:value="1901.09" calcext:value-type="float">
            <text:p>1901,09</text:p>
          </table:table-cell>
          <table:table-cell office:value-type="float" office:value="71.6111111111111" calcext:value-type="float">
            <text:p>71,61</text:p>
          </table:table-cell>
          <table:table-cell office:value-type="float" office:value="3.76684486852864" calcext:value-type="float">
            <text:p>3,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erican Airlines Group</text:p>
          </table:table-cell>
          <table:table-cell office:value-type="string" calcext:value-type="string">
            <text:p>AAL</text:p>
          </table:table-cell>
          <table:table-cell office:value-type="float" office:value="16.5555596357858" calcext:value-type="float">
            <text:p>16,56</text:p>
          </table:table-cell>
          <table:table-cell office:value-type="float" office:value="15.965" calcext:value-type="float">
            <text:p>15,965</text:p>
          </table:table-cell>
          <table:table-cell office:value-type="float" office:value="0.590559635785766" calcext:value-type="float">
            <text:p>0,59</text:p>
          </table:table-cell>
          <table:table-cell office:value-type="float" office:value="3.6990894819027" calcext:value-type="float">
            <text:p>3,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oss Stores</text:p>
          </table:table-cell>
          <table:table-cell office:value-type="string" calcext:value-type="string">
            <text:p>ROST</text:p>
          </table:table-cell>
          <table:table-cell office:value-type="float" office:value="106.301240695721" calcext:value-type="float">
            <text:p>106,30</text:p>
          </table:table-cell>
          <table:table-cell office:value-type="float" office:value="102.51" calcext:value-type="float">
            <text:p>102,51</text:p>
          </table:table-cell>
          <table:table-cell office:value-type="float" office:value="3.79124069572123" calcext:value-type="float">
            <text:p>3,79</text:p>
          </table:table-cell>
          <table:table-cell office:value-type="float" office:value="3.69841058991438" calcext:value-type="float">
            <text:p>3,7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acebook, Inc.</text:p>
          </table:table-cell>
          <table:table-cell office:value-type="string" calcext:value-type="string">
            <text:p>FB</text:p>
          </table:table-cell>
          <table:table-cell office:value-type="float" office:value="187.653866481224" calcext:value-type="float">
            <text:p>187,65</text:p>
          </table:table-cell>
          <table:table-cell office:value-type="float" office:value="181.02" calcext:value-type="float">
            <text:p>181,02</text:p>
          </table:table-cell>
          <table:table-cell office:value-type="float" office:value="6.63386648122392" calcext:value-type="float">
            <text:p>6,63</text:p>
          </table:table-cell>
          <table:table-cell office:value-type="float" office:value="3.66471466203951" calcext:value-type="float">
            <text:p>3,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AAPL</text:p>
          </table:table-cell>
          <table:table-cell office:value-type="float" office:value="299.45654206693" calcext:value-type="float">
            <text:p>299,46</text:p>
          </table:table-cell>
          <table:table-cell office:value-type="float" office:value="288.95" calcext:value-type="float">
            <text:p>288,95</text:p>
          </table:table-cell>
          <table:table-cell office:value-type="float" office:value="10.5065420669305" calcext:value-type="float">
            <text:p>10,51</text:p>
          </table:table-cell>
          <table:table-cell office:value-type="float" office:value="3.63611076896712" calcext:value-type="float">
            <text:p>3,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quinix</text:p>
          </table:table-cell>
          <table:table-cell office:value-type="string" calcext:value-type="string">
            <text:p>EQIX</text:p>
          </table:table-cell>
          <table:table-cell office:value-type="float" office:value="630.748401965068" calcext:value-type="float">
            <text:p>630,75</text:p>
          </table:table-cell>
          <table:table-cell office:value-type="float" office:value="608.67" calcext:value-type="float">
            <text:p>608,67</text:p>
          </table:table-cell>
          <table:table-cell office:value-type="float" office:value="22.0784019650681" calcext:value-type="float">
            <text:p>22,08</text:p>
          </table:table-cell>
          <table:table-cell office:value-type="float" office:value="3.62731890270066" calcext:value-type="float">
            <text:p>3,6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PG Industries</text:p>
          </table:table-cell>
          <table:table-cell office:value-type="string" calcext:value-type="string">
            <text:p>PPG</text:p>
          </table:table-cell>
          <table:table-cell office:value-type="float" office:value="105.125631621842" calcext:value-type="float">
            <text:p>105,13</text:p>
          </table:table-cell>
          <table:table-cell office:value-type="float" office:value="101.45" calcext:value-type="float">
            <text:p>101,45</text:p>
          </table:table-cell>
          <table:table-cell office:value-type="float" office:value="3.67563162184189" calcext:value-type="float">
            <text:p>3,68</text:p>
          </table:table-cell>
          <table:table-cell office:value-type="float" office:value="3.62309671941044" calcext:value-type="float">
            <text:p>3,6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erck &amp; Co.</text:p>
          </table:table-cell>
          <table:table-cell office:value-type="string" calcext:value-type="string">
            <text:p>MRK</text:p>
          </table:table-cell>
          <table:table-cell office:value-type="float" office:value="85.173124300112" calcext:value-type="float">
            <text:p>85,17</text:p>
          </table:table-cell>
          <table:table-cell office:value-type="float" office:value="82.2" calcext:value-type="float">
            <text:p>82,2</text:p>
          </table:table-cell>
          <table:table-cell office:value-type="float" office:value="2.97312430011198" calcext:value-type="float">
            <text:p>2,97</text:p>
          </table:table-cell>
          <table:table-cell office:value-type="float" office:value="3.61693953784912" calcext:value-type="float">
            <text:p>3,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phabet Inc Class C</text:p>
          </table:table-cell>
          <table:table-cell office:value-type="string" calcext:value-type="string">
            <text:p>GOOG</text:p>
          </table:table-cell>
          <table:table-cell office:value-type="float" office:value="1345.16741354596" calcext:value-type="float">
            <text:p>1345,17</text:p>
          </table:table-cell>
          <table:table-cell office:value-type="float" office:value="1298.41" calcext:value-type="float">
            <text:p>1298,41</text:p>
          </table:table-cell>
          <table:table-cell office:value-type="float" office:value="46.7574135459595" calcext:value-type="float">
            <text:p>46,76</text:p>
          </table:table-cell>
          <table:table-cell office:value-type="float" office:value="3.60112857617852" calcext:value-type="float">
            <text:p>3,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itrix Systems</text:p>
          </table:table-cell>
          <table:table-cell office:value-type="string" calcext:value-type="string">
            <text:p>CTXS</text:p>
          </table:table-cell>
          <table:table-cell office:value-type="float" office:value="122.15004001809" calcext:value-type="float">
            <text:p>122,15</text:p>
          </table:table-cell>
          <table:table-cell office:value-type="float" office:value="117.91" calcext:value-type="float">
            <text:p>117,91</text:p>
          </table:table-cell>
          <table:table-cell office:value-type="float" office:value="4.24004001809037" calcext:value-type="float">
            <text:p>4,24</text:p>
          </table:table-cell>
          <table:table-cell office:value-type="float" office:value="3.59599696216637" calcext:value-type="float">
            <text:p>3,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ioneer Natural Resources</text:p>
          </table:table-cell>
          <table:table-cell office:value-type="string" calcext:value-type="string">
            <text:p>PXD</text:p>
          </table:table-cell>
          <table:table-cell office:value-type="float" office:value="108.898443113772" calcext:value-type="float">
            <text:p>108,90</text:p>
          </table:table-cell>
          <table:table-cell office:value-type="float" office:value="105.12" calcext:value-type="float">
            <text:p>105,12</text:p>
          </table:table-cell>
          <table:table-cell office:value-type="float" office:value="3.77844311377245" calcext:value-type="float">
            <text:p>3,78</text:p>
          </table:table-cell>
          <table:table-cell office:value-type="float" office:value="3.59440935480637" calcext:value-type="float">
            <text:p>3,5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Kraft Heinz Co</text:p>
          </table:table-cell>
          <table:table-cell office:value-type="string" calcext:value-type="string">
            <text:p>KHC</text:p>
          </table:table-cell>
          <table:table-cell office:value-type="float" office:value="26.9569893355209" calcext:value-type="float">
            <text:p>26,96</text:p>
          </table:table-cell>
          <table:table-cell office:value-type="float" office:value="26.03" calcext:value-type="float">
            <text:p>26,03</text:p>
          </table:table-cell>
          <table:table-cell office:value-type="float" office:value="0.926989335520918" calcext:value-type="float">
            <text:p>0,93</text:p>
          </table:table-cell>
          <table:table-cell office:value-type="float" office:value="3.56123448144802" calcext:value-type="float">
            <text:p>3,5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SCI Inc</text:p>
          </table:table-cell>
          <table:table-cell office:value-type="string" calcext:value-type="string">
            <text:p>MSCI</text:p>
          </table:table-cell>
          <table:table-cell office:value-type="float" office:value="295.919887626671" calcext:value-type="float">
            <text:p>295,92</text:p>
          </table:table-cell>
          <table:table-cell office:value-type="float" office:value="285.84" calcext:value-type="float">
            <text:p>285,84</text:p>
          </table:table-cell>
          <table:table-cell office:value-type="float" office:value="10.0798876266708" calcext:value-type="float">
            <text:p>10,08</text:p>
          </table:table-cell>
          <table:table-cell office:value-type="float" office:value="3.52640904935307" calcext:value-type="float">
            <text:p>3,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F Industries Holdings Inc</text:p>
          </table:table-cell>
          <table:table-cell office:value-type="string" calcext:value-type="string">
            <text:p>CF</text:p>
          </table:table-cell>
          <table:table-cell office:value-type="float" office:value="38.1351263537906" calcext:value-type="float">
            <text:p>38,14</text:p>
          </table:table-cell>
          <table:table-cell office:value-type="float" office:value="36.84" calcext:value-type="float">
            <text:p>36,84</text:p>
          </table:table-cell>
          <table:table-cell office:value-type="float" office:value="1.29512635379061" calcext:value-type="float">
            <text:p>1,30</text:p>
          </table:table-cell>
          <table:table-cell office:value-type="float" office:value="3.51554384850871" calcext:value-type="float">
            <text:p>3,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E Connectivity Ltd.</text:p>
          </table:table-cell>
          <table:table-cell office:value-type="string" calcext:value-type="string">
            <text:p>TEL</text:p>
          </table:table-cell>
          <table:table-cell office:value-type="float" office:value="81.4164705882353" calcext:value-type="float">
            <text:p>81,42</text:p>
          </table:table-cell>
          <table:table-cell office:value-type="float" office:value="78.69" calcext:value-type="float">
            <text:p>78,69</text:p>
          </table:table-cell>
          <table:table-cell office:value-type="float" office:value="2.7264705882353" calcext:value-type="float">
            <text:p>2,73</text:p>
          </table:table-cell>
          <table:table-cell office:value-type="float" office:value="3.46482474041848" calcext:value-type="float">
            <text:p>3,4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ynopsys Inc.</text:p>
          </table:table-cell>
          <table:table-cell office:value-type="string" calcext:value-type="string">
            <text:p>SNPS</text:p>
          </table:table-cell>
          <table:table-cell office:value-type="float" office:value="142.445319411116" calcext:value-type="float">
            <text:p>142,45</text:p>
          </table:table-cell>
          <table:table-cell office:value-type="float" office:value="137.72" calcext:value-type="float">
            <text:p>137,72</text:p>
          </table:table-cell>
          <table:table-cell office:value-type="float" office:value="4.72531941111615" calcext:value-type="float">
            <text:p>4,73</text:p>
          </table:table-cell>
          <table:table-cell office:value-type="float" office:value="3.43110616549241" calcext:value-type="float">
            <text:p>3,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gnizant Technology Solutions</text:p>
          </table:table-cell>
          <table:table-cell office:value-type="string" calcext:value-type="string">
            <text:p>CTSH</text:p>
          </table:table-cell>
          <table:table-cell office:value-type="float" office:value="60.2280136986301" calcext:value-type="float">
            <text:p>60,23</text:p>
          </table:table-cell>
          <table:table-cell office:value-type="float" office:value="58.24" calcext:value-type="float">
            <text:p>58,24</text:p>
          </table:table-cell>
          <table:table-cell office:value-type="float" office:value="1.98801369863013" calcext:value-type="float">
            <text:p>1,99</text:p>
          </table:table-cell>
          <table:table-cell office:value-type="float" office:value="3.41348505946108" calcext:value-type="float">
            <text:p>3,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ainger (W.W.) Inc.</text:p>
          </table:table-cell>
          <table:table-cell office:value-type="string" calcext:value-type="string">
            <text:p>GWW</text:p>
          </table:table-cell>
          <table:table-cell office:value-type="float" office:value="294.152123893805" calcext:value-type="float">
            <text:p>294,15</text:p>
          </table:table-cell>
          <table:table-cell office:value-type="float" office:value="284.63" calcext:value-type="float">
            <text:p>284,63</text:p>
          </table:table-cell>
          <table:table-cell office:value-type="float" office:value="9.52212389380532" calcext:value-type="float">
            <text:p>9,52</text:p>
          </table:table-cell>
          <table:table-cell office:value-type="float" office:value="3.34543930499431" calcext:value-type="float">
            <text:p>3,3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edtronic plc</text:p>
          </table:table-cell>
          <table:table-cell office:value-type="string" calcext:value-type="string">
            <text:p>MDT</text:p>
          </table:table-cell>
          <table:table-cell office:value-type="float" office:value="102.296095764273" calcext:value-type="float">
            <text:p>102,30</text:p>
          </table:table-cell>
          <table:table-cell office:value-type="float" office:value="99.06" calcext:value-type="float">
            <text:p>99,06</text:p>
          </table:table-cell>
          <table:table-cell office:value-type="float" office:value="3.23609576427256" calcext:value-type="float">
            <text:p>3,24</text:p>
          </table:table-cell>
          <table:table-cell office:value-type="float" office:value="3.26680371923336" calcext:value-type="float">
            <text:p>3,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nsolidated Edison</text:p>
          </table:table-cell>
          <table:table-cell office:value-type="string" calcext:value-type="string">
            <text:p>ED</text:p>
          </table:table-cell>
          <table:table-cell office:value-type="float" office:value="90.760338766379" calcext:value-type="float">
            <text:p>90,76</text:p>
          </table:table-cell>
          <table:table-cell office:value-type="float" office:value="87.9" calcext:value-type="float">
            <text:p>87,9</text:p>
          </table:table-cell>
          <table:table-cell office:value-type="float" office:value="2.86033876637903" calcext:value-type="float">
            <text:p>2,86</text:p>
          </table:table-cell>
          <table:table-cell office:value-type="float" office:value="3.25408278313883" calcext:value-type="float">
            <text:p>3,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thur J. Gallagher &amp; Co.</text:p>
          </table:table-cell>
          <table:table-cell office:value-type="string" calcext:value-type="string">
            <text:p>AJG</text:p>
          </table:table-cell>
          <table:table-cell office:value-type="float" office:value="104.091612903226" calcext:value-type="float">
            <text:p>104,09</text:p>
          </table:table-cell>
          <table:table-cell office:value-type="float" office:value="100.84" calcext:value-type="float">
            <text:p>100,84</text:p>
          </table:table-cell>
          <table:table-cell office:value-type="float" office:value="3.2516129032258" calcext:value-type="float">
            <text:p>3,25</text:p>
          </table:table-cell>
          <table:table-cell office:value-type="float" office:value="3.22452687745518" calcext:value-type="float">
            <text:p>3,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pache Corporation</text:p>
          </table:table-cell>
          <table:table-cell office:value-type="string" calcext:value-type="string">
            <text:p>APA</text:p>
          </table:table-cell>
          <table:table-cell office:value-type="float" office:value="21.3551724137931" calcext:value-type="float">
            <text:p>21,36</text:p>
          </table:table-cell>
          <table:table-cell office:value-type="float" office:value="20.7" calcext:value-type="float">
            <text:p>20,7</text:p>
          </table:table-cell>
          <table:table-cell office:value-type="float" office:value="0.655172413793103" calcext:value-type="float">
            <text:p>0,66</text:p>
          </table:table-cell>
          <table:table-cell office:value-type="float" office:value="3.16508412460436" calcext:value-type="float">
            <text:p>3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QVIA Holdings Inc.</text:p>
          </table:table-cell>
          <table:table-cell office:value-type="string" calcext:value-type="string">
            <text:p>IQV</text:p>
          </table:table-cell>
          <table:table-cell office:value-type="float" office:value="140.329538904899" calcext:value-type="float">
            <text:p>140,33</text:p>
          </table:table-cell>
          <table:table-cell office:value-type="float" office:value="136.05" calcext:value-type="float">
            <text:p>136,05</text:p>
          </table:table-cell>
          <table:table-cell office:value-type="float" office:value="4.27953890489911" calcext:value-type="float">
            <text:p>4,28</text:p>
          </table:table-cell>
          <table:table-cell office:value-type="float" office:value="3.14556332590894" calcext:value-type="float">
            <text:p>3,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oston Properties</text:p>
          </table:table-cell>
          <table:table-cell office:value-type="string" calcext:value-type="string">
            <text:p>BXP</text:p>
          </table:table-cell>
          <table:table-cell office:value-type="float" office:value="136.74411097409" calcext:value-type="float">
            <text:p>136,74</text:p>
          </table:table-cell>
          <table:table-cell office:value-type="float" office:value="132.58" calcext:value-type="float">
            <text:p>132,58</text:p>
          </table:table-cell>
          <table:table-cell office:value-type="float" office:value="4.16411097409014" calcext:value-type="float">
            <text:p>4,16</text:p>
          </table:table-cell>
          <table:table-cell office:value-type="float" office:value="3.14082891393131" calcext:value-type="float">
            <text:p>3,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harter Communications</text:p>
          </table:table-cell>
          <table:table-cell office:value-type="string" calcext:value-type="string">
            <text:p>CHTR</text:p>
          </table:table-cell>
          <table:table-cell office:value-type="float" office:value="512.283949870408" calcext:value-type="float">
            <text:p>512,28</text:p>
          </table:table-cell>
          <table:table-cell office:value-type="float" office:value="496.72" calcext:value-type="float">
            <text:p>496,72</text:p>
          </table:table-cell>
          <table:table-cell office:value-type="float" office:value="15.5639498704077" calcext:value-type="float">
            <text:p>15,56</text:p>
          </table:table-cell>
          <table:table-cell office:value-type="float" office:value="3.13334471541465" calcext:value-type="float">
            <text:p>3,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Bay Inc.</text:p>
          </table:table-cell>
          <table:table-cell office:value-type="string" calcext:value-type="string">
            <text:p>EBAY</text:p>
          </table:table-cell>
          <table:table-cell office:value-type="float" office:value="37.5290186915888" calcext:value-type="float">
            <text:p>37,53</text:p>
          </table:table-cell>
          <table:table-cell office:value-type="float" office:value="36.39" calcext:value-type="float">
            <text:p>36,39</text:p>
          </table:table-cell>
          <table:table-cell office:value-type="float" office:value="1.13901869158878" calcext:value-type="float">
            <text:p>1,14</text:p>
          </table:table-cell>
          <table:table-cell office:value-type="float" office:value="3.13003212857593" calcext:value-type="float">
            <text:p>3,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NKE</text:p>
          </table:table-cell>
          <table:table-cell office:value-type="float" office:value="91.1195155709343" calcext:value-type="float">
            <text:p>91,12</text:p>
          </table:table-cell>
          <table:table-cell office:value-type="float" office:value="88.36" calcext:value-type="float">
            <text:p>88,36</text:p>
          </table:table-cell>
          <table:table-cell office:value-type="float" office:value="2.75951557093425" calcext:value-type="float">
            <text:p>2,76</text:p>
          </table:table-cell>
          <table:table-cell office:value-type="float" office:value="3.12303708797448" calcext:value-type="float">
            <text:p>3,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xelon Corp.</text:p>
          </table:table-cell>
          <table:table-cell office:value-type="string" calcext:value-type="string">
            <text:p>EXC</text:p>
          </table:table-cell>
          <table:table-cell office:value-type="float" office:value="46.5621568627451" calcext:value-type="float">
            <text:p>46,56</text:p>
          </table:table-cell>
          <table:table-cell office:value-type="float" office:value="45.17" calcext:value-type="float">
            <text:p>45,17</text:p>
          </table:table-cell>
          <table:table-cell office:value-type="float" office:value="1.3921568627451" calcext:value-type="float">
            <text:p>1,39</text:p>
          </table:table-cell>
          <table:table-cell office:value-type="float" office:value="3.08203866005113" calcext:value-type="float">
            <text:p>3,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ign Technology</text:p>
          </table:table-cell>
          <table:table-cell office:value-type="string" calcext:value-type="string">
            <text:p>ALGN</text:p>
          </table:table-cell>
          <table:table-cell office:value-type="float" office:value="232.041722846442" calcext:value-type="float">
            <text:p>232,04</text:p>
          </table:table-cell>
          <table:table-cell office:value-type="float" office:value="225.17" calcext:value-type="float">
            <text:p>225,17</text:p>
          </table:table-cell>
          <table:table-cell office:value-type="float" office:value="6.87172284644197" calcext:value-type="float">
            <text:p>6,87</text:p>
          </table:table-cell>
          <table:table-cell office:value-type="float" office:value="3.05179324352355" calcext:value-type="float">
            <text:p>3,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etflix Inc.</text:p>
          </table:table-cell>
          <table:table-cell office:value-type="string" calcext:value-type="string">
            <text:p>NFLX</text:p>
          </table:table-cell>
          <table:table-cell office:value-type="float" office:value="380.078512168937" calcext:value-type="float">
            <text:p>380,08</text:p>
          </table:table-cell>
          <table:table-cell office:value-type="float" office:value="368.97" calcext:value-type="float">
            <text:p>368,97</text:p>
          </table:table-cell>
          <table:table-cell office:value-type="float" office:value="11.1085121689374" calcext:value-type="float">
            <text:p>11,11</text:p>
          </table:table-cell>
          <table:table-cell office:value-type="float" office:value="3.01068167301877" calcext:value-type="float">
            <text:p>3,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ortune Brands Home &amp; Security</text:p>
          </table:table-cell>
          <table:table-cell office:value-type="string" calcext:value-type="string">
            <text:p>FBHS</text:p>
          </table:table-cell>
          <table:table-cell office:value-type="float" office:value="62.2157650273224" calcext:value-type="float">
            <text:p>62,22</text:p>
          </table:table-cell>
          <table:table-cell office:value-type="float" office:value="60.42" calcext:value-type="float">
            <text:p>60,42</text:p>
          </table:table-cell>
          <table:table-cell office:value-type="float" office:value="1.7957650273224" calcext:value-type="float">
            <text:p>1,80</text:p>
          </table:table-cell>
          <table:table-cell office:value-type="float" office:value="2.97213675491957" calcext:value-type="float">
            <text:p>2,9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alesforce.com</text:p>
          </table:table-cell>
          <table:table-cell office:value-type="string" calcext:value-type="string">
            <text:p>CRM</text:p>
          </table:table-cell>
          <table:table-cell office:value-type="float" office:value="168.956470588235" calcext:value-type="float">
            <text:p>168,96</text:p>
          </table:table-cell>
          <table:table-cell office:value-type="float" office:value="164.08" calcext:value-type="float">
            <text:p>164,08</text:p>
          </table:table-cell>
          <table:table-cell office:value-type="float" office:value="4.87647058823529" calcext:value-type="float">
            <text:p>4,88</text:p>
          </table:table-cell>
          <table:table-cell office:value-type="float" office:value="2.9720079157943" calcext:value-type="float">
            <text:p>2,9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asdaq, Inc.</text:p>
          </table:table-cell>
          <table:table-cell office:value-type="string" calcext:value-type="string">
            <text:p>NDAQ</text:p>
          </table:table-cell>
          <table:table-cell office:value-type="float" office:value="113.750019549315" calcext:value-type="float">
            <text:p>113,75</text:p>
          </table:table-cell>
          <table:table-cell office:value-type="float" office:value="110.5" calcext:value-type="float">
            <text:p>110,5</text:p>
          </table:table-cell>
          <table:table-cell office:value-type="float" office:value="3.25001954931484" calcext:value-type="float">
            <text:p>3,25</text:p>
          </table:table-cell>
          <table:table-cell office:value-type="float" office:value="2.94119416227588" calcext:value-type="float">
            <text:p>2,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bot Oil &amp; Gas</text:p>
          </table:table-cell>
          <table:table-cell office:value-type="string" calcext:value-type="string">
            <text:p>COG</text:p>
          </table:table-cell>
          <table:table-cell office:value-type="float" office:value="16.8495772437963" calcext:value-type="float">
            <text:p>16,85</text:p>
          </table:table-cell>
          <table:table-cell office:value-type="float" office:value="16.37" calcext:value-type="float">
            <text:p>16,37</text:p>
          </table:table-cell>
          <table:table-cell office:value-type="float" office:value="0.479577243796278" calcext:value-type="float">
            <text:p>0,48</text:p>
          </table:table-cell>
          <table:table-cell office:value-type="float" office:value="2.9296105302155" calcext:value-type="float">
            <text:p>2,9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Quanta Services Inc.</text:p>
          </table:table-cell>
          <table:table-cell office:value-type="string" calcext:value-type="string">
            <text:p>PWR</text:p>
          </table:table-cell>
          <table:table-cell office:value-type="float" office:value="39.3570170943647" calcext:value-type="float">
            <text:p>39,36</text:p>
          </table:table-cell>
          <table:table-cell office:value-type="float" office:value="38.24" calcext:value-type="float">
            <text:p>38,24</text:p>
          </table:table-cell>
          <table:table-cell office:value-type="float" office:value="1.11701709436468" calcext:value-type="float">
            <text:p>1,12</text:p>
          </table:table-cell>
          <table:table-cell office:value-type="float" office:value="2.92106980743903" calcext:value-type="float">
            <text:p>2,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ntuit Inc.</text:p>
          </table:table-cell>
          <table:table-cell office:value-type="string" calcext:value-type="string">
            <text:p>INTU</text:p>
          </table:table-cell>
          <table:table-cell office:value-type="float" office:value="284.195151515151" calcext:value-type="float">
            <text:p>284,20</text:p>
          </table:table-cell>
          <table:table-cell office:value-type="float" office:value="276.18" calcext:value-type="float">
            <text:p>276,18</text:p>
          </table:table-cell>
          <table:table-cell office:value-type="float" office:value="8.0151515151515" calcext:value-type="float">
            <text:p>8,02</text:p>
          </table:table-cell>
          <table:table-cell office:value-type="float" office:value="2.9021476990193" calcext:value-type="float">
            <text:p>2,9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arbucks Corp.</text:p>
          </table:table-cell>
          <table:table-cell office:value-type="string" calcext:value-type="string">
            <text:p>SBUX</text:p>
          </table:table-cell>
          <table:table-cell office:value-type="float" office:value="77.5185598443075" calcext:value-type="float">
            <text:p>77,52</text:p>
          </table:table-cell>
          <table:table-cell office:value-type="float" office:value="75.34" calcext:value-type="float">
            <text:p>75,34</text:p>
          </table:table-cell>
          <table:table-cell office:value-type="float" office:value="2.17855984430749" calcext:value-type="float">
            <text:p>2,18</text:p>
          </table:table-cell>
          <table:table-cell office:value-type="float" office:value="2.89163770149653" calcext:value-type="float">
            <text:p>2,8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egeneron Pharmaceuticals</text:p>
          </table:table-cell>
          <table:table-cell office:value-type="string" calcext:value-type="string">
            <text:p>REGN</text:p>
          </table:table-cell>
          <table:table-cell office:value-type="float" office:value="508.546928446771" calcext:value-type="float">
            <text:p>508,55</text:p>
          </table:table-cell>
          <table:table-cell office:value-type="float" office:value="494.43" calcext:value-type="float">
            <text:p>494,43</text:p>
          </table:table-cell>
          <table:table-cell office:value-type="float" office:value="14.1169284467714" calcext:value-type="float">
            <text:p>14,12</text:p>
          </table:table-cell>
          <table:table-cell office:value-type="float" office:value="2.8551925341851" calcext:value-type="float">
            <text:p>2,8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he Walt Disney Company</text:p>
          </table:table-cell>
          <table:table-cell office:value-type="string" calcext:value-type="string">
            <text:p>DIS</text:p>
          </table:table-cell>
          <table:table-cell office:value-type="float" office:value="118.522100840336" calcext:value-type="float">
            <text:p>118,52</text:p>
          </table:table-cell>
          <table:table-cell office:value-type="float" office:value="115.27" calcext:value-type="float">
            <text:p>115,27</text:p>
          </table:table-cell>
          <table:table-cell office:value-type="float" office:value="3.25210084033614" calcext:value-type="float">
            <text:p>3,25</text:p>
          </table:table-cell>
          <table:table-cell office:value-type="float" office:value="2.82128987623505" calcext:value-type="float">
            <text:p>2,8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ormel Foods Corp.</text:p>
          </table:table-cell>
          <table:table-cell office:value-type="string" calcext:value-type="string">
            <text:p>HRL</text:p>
          </table:table-cell>
          <table:table-cell office:value-type="float" office:value="45.1841553687238" calcext:value-type="float">
            <text:p>45,18</text:p>
          </table:table-cell>
          <table:table-cell office:value-type="float" office:value="43.95" calcext:value-type="float">
            <text:p>43,95</text:p>
          </table:table-cell>
          <table:table-cell office:value-type="float" office:value="1.23415536872377" calcext:value-type="float">
            <text:p>1,23</text:p>
          </table:table-cell>
          <table:table-cell office:value-type="float" office:value="2.8080895761633" calcext:value-type="float">
            <text:p>2,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utomatic Data Processing</text:p>
          </table:table-cell>
          <table:table-cell office:value-type="string" calcext:value-type="string">
            <text:p>ADP</text:p>
          </table:table-cell>
          <table:table-cell office:value-type="float" office:value="163.624296160878" calcext:value-type="float">
            <text:p>163,62</text:p>
          </table:table-cell>
          <table:table-cell office:value-type="float" office:value="159.17" calcext:value-type="float">
            <text:p>159,17</text:p>
          </table:table-cell>
          <table:table-cell office:value-type="float" office:value="4.45429616087753" calcext:value-type="float">
            <text:p>4,45</text:p>
          </table:table-cell>
          <table:table-cell office:value-type="float" office:value="2.79845207066503" calcext:value-type="float">
            <text:p>2,8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llumina Inc</text:p>
          </table:table-cell>
          <table:table-cell office:value-type="string" calcext:value-type="string">
            <text:p>ILMN</text:p>
          </table:table-cell>
          <table:table-cell office:value-type="float" office:value="282.097852348993" calcext:value-type="float">
            <text:p>282,10</text:p>
          </table:table-cell>
          <table:table-cell office:value-type="float" office:value="274.42" calcext:value-type="float">
            <text:p>274,42</text:p>
          </table:table-cell>
          <table:table-cell office:value-type="float" office:value="7.67785234899327" calcext:value-type="float">
            <text:p>7,68</text:p>
          </table:table-cell>
          <table:table-cell office:value-type="float" office:value="2.7978472228676" calcext:value-type="float">
            <text:p>2,8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PL Corp.</text:p>
          </table:table-cell>
          <table:table-cell office:value-type="string" calcext:value-type="string">
            <text:p>PPL</text:p>
          </table:table-cell>
          <table:table-cell office:value-type="float" office:value="32.386352454563" calcext:value-type="float">
            <text:p>32,39</text:p>
          </table:table-cell>
          <table:table-cell office:value-type="float" office:value="31.51" calcext:value-type="float">
            <text:p>31,51</text:p>
          </table:table-cell>
          <table:table-cell office:value-type="float" office:value="0.87635245456303" calcext:value-type="float">
            <text:p>0,88</text:p>
          </table:table-cell>
          <table:table-cell office:value-type="float" office:value="2.78118836738505" calcext:value-type="float">
            <text:p>2,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astman Chemical</text:p>
          </table:table-cell>
          <table:table-cell office:value-type="string" calcext:value-type="string">
            <text:p>EMN</text:p>
          </table:table-cell>
          <table:table-cell office:value-type="float" office:value="59.3615255423373" calcext:value-type="float">
            <text:p>59,36</text:p>
          </table:table-cell>
          <table:table-cell office:value-type="float" office:value="57.78" calcext:value-type="float">
            <text:p>57,78</text:p>
          </table:table-cell>
          <table:table-cell office:value-type="float" office:value="1.5815255423373" calcext:value-type="float">
            <text:p>1,58</text:p>
          </table:table-cell>
          <table:table-cell office:value-type="float" office:value="2.73715047133488" calcext:value-type="float">
            <text:p>2,7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enuine Parts</text:p>
          </table:table-cell>
          <table:table-cell office:value-type="string" calcext:value-type="string">
            <text:p>GPC</text:p>
          </table:table-cell>
          <table:table-cell office:value-type="float" office:value="85.115313329847" calcext:value-type="float">
            <text:p>85,12</text:p>
          </table:table-cell>
          <table:table-cell office:value-type="float" office:value="82.85" calcext:value-type="float">
            <text:p>82,85</text:p>
          </table:table-cell>
          <table:table-cell office:value-type="float" office:value="2.26531332984699" calcext:value-type="float">
            <text:p>2,27</text:p>
          </table:table-cell>
          <table:table-cell office:value-type="float" office:value="2.73423455624259" calcext:value-type="float">
            <text:p>2,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Illinois Tool Works</text:p>
          </table:table-cell>
          <table:table-cell office:value-type="string" calcext:value-type="string">
            <text:p>ITW</text:p>
          </table:table-cell>
          <table:table-cell office:value-type="float" office:value="168.571584099674" calcext:value-type="float">
            <text:p>168,57</text:p>
          </table:table-cell>
          <table:table-cell office:value-type="float" office:value="164.11" calcext:value-type="float">
            <text:p>164,11</text:p>
          </table:table-cell>
          <table:table-cell office:value-type="float" office:value="4.4615840996737" calcext:value-type="float">
            <text:p>4,46</text:p>
          </table:table-cell>
          <table:table-cell office:value-type="float" office:value="2.71865462170111" calcext:value-type="float">
            <text:p>2,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ca-Cola Company</text:p>
          </table:table-cell>
          <table:table-cell office:value-type="string" calcext:value-type="string">
            <text:p>KO</text:p>
          </table:table-cell>
          <table:table-cell office:value-type="float" office:value="56.7620862308762" calcext:value-type="float">
            <text:p>56,76</text:p>
          </table:table-cell>
          <table:table-cell office:value-type="float" office:value="55.26" calcext:value-type="float">
            <text:p>55,26</text:p>
          </table:table-cell>
          <table:table-cell office:value-type="float" office:value="1.50208623087622" calcext:value-type="float">
            <text:p>1,50</text:p>
          </table:table-cell>
          <table:table-cell office:value-type="float" office:value="2.71821612536413" calcext:value-type="float">
            <text:p>2,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ll Corp</text:p>
          </table:table-cell>
          <table:table-cell office:value-type="string" calcext:value-type="string">
            <text:p>BLL</text:p>
          </table:table-cell>
          <table:table-cell office:value-type="float" office:value="78.0964292505982" calcext:value-type="float">
            <text:p>78,10</text:p>
          </table:table-cell>
          <table:table-cell office:value-type="float" office:value="76.05" calcext:value-type="float">
            <text:p>76,05</text:p>
          </table:table-cell>
          <table:table-cell office:value-type="float" office:value="2.04642925059818" calcext:value-type="float">
            <text:p>2,05</text:p>
          </table:table-cell>
          <table:table-cell office:value-type="float" office:value="2.69089973780168" calcext:value-type="float">
            <text:p>2,6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untington Ingalls Industries</text:p>
          </table:table-cell>
          <table:table-cell office:value-type="string" calcext:value-type="string">
            <text:p>HII</text:p>
          </table:table-cell>
          <table:table-cell office:value-type="float" office:value="209.769452054795" calcext:value-type="float">
            <text:p>209,77</text:p>
          </table:table-cell>
          <table:table-cell office:value-type="float" office:value="204.29" calcext:value-type="float">
            <text:p>204,29</text:p>
          </table:table-cell>
          <table:table-cell office:value-type="float" office:value="5.47945205479454" calcext:value-type="float">
            <text:p>5,48</text:p>
          </table:table-cell>
          <table:table-cell office:value-type="float" office:value="2.68219298780877" calcext:value-type="float">
            <text:p>2,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bott Laboratories</text:p>
          </table:table-cell>
          <table:table-cell office:value-type="string" calcext:value-type="string">
            <text:p>ABT</text:p>
          </table:table-cell>
          <table:table-cell office:value-type="float" office:value="83.9073217293655" calcext:value-type="float">
            <text:p>83,91</text:p>
          </table:table-cell>
          <table:table-cell office:value-type="float" office:value="81.74" calcext:value-type="float">
            <text:p>81,74</text:p>
          </table:table-cell>
          <table:table-cell office:value-type="float" office:value="2.16732172936553" calcext:value-type="float">
            <text:p>2,17</text:p>
          </table:table-cell>
          <table:table-cell office:value-type="float" office:value="2.65148241909166" calcext:value-type="float">
            <text:p>2,6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Ulta Beauty</text:p>
          </table:table-cell>
          <table:table-cell office:value-type="string" calcext:value-type="string">
            <text:p>ULTA</text:p>
          </table:table-cell>
          <table:table-cell office:value-type="float" office:value="263.38033565411" calcext:value-type="float">
            <text:p>263,38</text:p>
          </table:table-cell>
          <table:table-cell office:value-type="float" office:value="256.58" calcext:value-type="float">
            <text:p>256,58</text:p>
          </table:table-cell>
          <table:table-cell office:value-type="float" office:value="6.80033565411009" calcext:value-type="float">
            <text:p>6,80</text:p>
          </table:table-cell>
          <table:table-cell office:value-type="float" office:value="2.65037635595529" calcext:value-type="float">
            <text:p>2,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kamai Technologies Inc</text:p>
          </table:table-cell>
          <table:table-cell office:value-type="string" calcext:value-type="string">
            <text:p>AKAM</text:p>
          </table:table-cell>
          <table:table-cell office:value-type="float" office:value="93.0125248977657" calcext:value-type="float">
            <text:p>93,01</text:p>
          </table:table-cell>
          <table:table-cell office:value-type="float" office:value="90.62" calcext:value-type="float">
            <text:p>90,62</text:p>
          </table:table-cell>
          <table:table-cell office:value-type="float" office:value="2.39252489776572" calcext:value-type="float">
            <text:p>2,39</text:p>
          </table:table-cell>
          <table:table-cell office:value-type="float" office:value="2.64017313812152" calcext:value-type="float">
            <text:p>2,6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orwegian Cruise Line Holdings</text:p>
          </table:table-cell>
          <table:table-cell office:value-type="string" calcext:value-type="string">
            <text:p>NCLH</text:p>
          </table:table-cell>
          <table:table-cell office:value-type="float" office:value="27.8142018811522" calcext:value-type="float">
            <text:p>27,81</text:p>
          </table:table-cell>
          <table:table-cell office:value-type="float" office:value="27.1" calcext:value-type="float">
            <text:p>27,1</text:p>
          </table:table-cell>
          <table:table-cell office:value-type="float" office:value="0.714201881152249" calcext:value-type="float">
            <text:p>0,71</text:p>
          </table:table-cell>
          <table:table-cell office:value-type="float" office:value="2.63543129576476" calcext:value-type="float">
            <text:p>2,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ver Corp.</text:p>
          </table:table-cell>
          <table:table-cell office:value-type="string" calcext:value-type="string">
            <text:p>DOV</text:p>
          </table:table-cell>
          <table:table-cell office:value-type="float" office:value="104.094438221819" calcext:value-type="float">
            <text:p>104,09</text:p>
          </table:table-cell>
          <table:table-cell office:value-type="float" office:value="101.49" calcext:value-type="float">
            <text:p>101,49</text:p>
          </table:table-cell>
          <table:table-cell office:value-type="float" office:value="2.60443822181907" calcext:value-type="float">
            <text:p>2,60</text:p>
          </table:table-cell>
          <table:table-cell office:value-type="float" office:value="2.56620181477886" calcext:value-type="float">
            <text:p>2,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oews Corp.</text:p>
          </table:table-cell>
          <table:table-cell office:value-type="string" calcext:value-type="string">
            <text:p>L</text:p>
          </table:table-cell>
          <table:table-cell office:value-type="float" office:value="45.2876314488215" calcext:value-type="float">
            <text:p>45,29</text:p>
          </table:table-cell>
          <table:table-cell office:value-type="float" office:value="44.18" calcext:value-type="float">
            <text:p>44,18</text:p>
          </table:table-cell>
          <table:table-cell office:value-type="float" office:value="1.10763144882149" calcext:value-type="float">
            <text:p>1,11</text:p>
          </table:table-cell>
          <table:table-cell office:value-type="float" office:value="2.50708793305001" calcext:value-type="float">
            <text:p>2,5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irstEnergy Corp</text:p>
          </table:table-cell>
          <table:table-cell office:value-type="string" calcext:value-type="string">
            <text:p>FE</text:p>
          </table:table-cell>
          <table:table-cell office:value-type="float" office:value="47.6368265682657" calcext:value-type="float">
            <text:p>47,64</text:p>
          </table:table-cell>
          <table:table-cell office:value-type="float" office:value="46.48" calcext:value-type="float">
            <text:p>46,48</text:p>
          </table:table-cell>
          <table:table-cell office:value-type="float" office:value="1.15682656826569" calcext:value-type="float">
            <text:p>1,16</text:p>
          </table:table-cell>
          <table:table-cell office:value-type="float" office:value="2.48886955306731" calcext:value-type="float">
            <text:p>2,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legion</text:p>
          </table:table-cell>
          <table:table-cell office:value-type="string" calcext:value-type="string">
            <text:p>ALLE</text:p>
          </table:table-cell>
          <table:table-cell office:value-type="float" office:value="122.765517241379" calcext:value-type="float">
            <text:p>122,77</text:p>
          </table:table-cell>
          <table:table-cell office:value-type="float" office:value="119.8" calcext:value-type="float">
            <text:p>119,8</text:p>
          </table:table-cell>
          <table:table-cell office:value-type="float" office:value="2.96551724137932" calcext:value-type="float">
            <text:p>2,97</text:p>
          </table:table-cell>
          <table:table-cell office:value-type="float" office:value="2.47539001784584" calcext:value-type="float">
            <text:p>2,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very Dennison Corp</text:p>
          </table:table-cell>
          <table:table-cell office:value-type="string" calcext:value-type="string">
            <text:p>AVY</text:p>
          </table:table-cell>
          <table:table-cell office:value-type="float" office:value="123.804705882353" calcext:value-type="float">
            <text:p>123,80</text:p>
          </table:table-cell>
          <table:table-cell office:value-type="float" office:value="120.82" calcext:value-type="float">
            <text:p>120,82</text:p>
          </table:table-cell>
          <table:table-cell office:value-type="float" office:value="2.98470588235296" calcext:value-type="float">
            <text:p>2,98</text:p>
          </table:table-cell>
          <table:table-cell office:value-type="float" office:value="2.47037401287283" calcext:value-type="float">
            <text:p>2,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Paychex Inc.</text:p>
          </table:table-cell>
          <table:table-cell office:value-type="string" calcext:value-type="string">
            <text:p>PAYX</text:p>
          </table:table-cell>
          <table:table-cell office:value-type="float" office:value="79.3618021006081" calcext:value-type="float">
            <text:p>79,36</text:p>
          </table:table-cell>
          <table:table-cell office:value-type="float" office:value="77.5" calcext:value-type="float">
            <text:p>77,5</text:p>
          </table:table-cell>
          <table:table-cell office:value-type="float" office:value="1.86180210060807" calcext:value-type="float">
            <text:p>1,86</text:p>
          </table:table-cell>
          <table:table-cell office:value-type="float" office:value="2.40232529110719" calcext:value-type="float">
            <text:p>2,4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Zoetis</text:p>
          </table:table-cell>
          <table:table-cell office:value-type="string" calcext:value-type="string">
            <text:p>ZTS</text:p>
          </table:table-cell>
          <table:table-cell office:value-type="float" office:value="140.340216842131" calcext:value-type="float">
            <text:p>140,34</text:p>
          </table:table-cell>
          <table:table-cell office:value-type="float" office:value="137.05" calcext:value-type="float">
            <text:p>137,05</text:p>
          </table:table-cell>
          <table:table-cell office:value-type="float" office:value="3.2902168421312" calcext:value-type="float">
            <text:p>3,29</text:p>
          </table:table-cell>
          <table:table-cell office:value-type="float" office:value="2.40074194974914" calcext:value-type="float">
            <text:p>2,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utodesk Inc.</text:p>
          </table:table-cell>
          <table:table-cell office:value-type="string" calcext:value-type="string">
            <text:p>ADSK</text:p>
          </table:table-cell>
          <table:table-cell office:value-type="float" office:value="177.467510278666" calcext:value-type="float">
            <text:p>177,47</text:p>
          </table:table-cell>
          <table:table-cell office:value-type="float" office:value="173.42" calcext:value-type="float">
            <text:p>173,42</text:p>
          </table:table-cell>
          <table:table-cell office:value-type="float" office:value="4.04751027866607" calcext:value-type="float">
            <text:p>4,05</text:p>
          </table:table-cell>
          <table:table-cell office:value-type="float" office:value="2.33393511628766" calcext:value-type="float">
            <text:p>2,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aboratory Corp. of America Holding</text:p>
          </table:table-cell>
          <table:table-cell office:value-type="string" calcext:value-type="string">
            <text:p>LH</text:p>
          </table:table-cell>
          <table:table-cell office:value-type="float" office:value="183.869844054581" calcext:value-type="float">
            <text:p>183,87</text:p>
          </table:table-cell>
          <table:table-cell office:value-type="float" office:value="179.71" calcext:value-type="float">
            <text:p>179,71</text:p>
          </table:table-cell>
          <table:table-cell office:value-type="float" office:value="4.1598440545809" calcext:value-type="float">
            <text:p>4,16</text:p>
          </table:table-cell>
          <table:table-cell office:value-type="float" office:value="2.31475380033437" calcext:value-type="float">
            <text:p>2,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hubb Limited</text:p>
          </table:table-cell>
          <table:table-cell office:value-type="string" calcext:value-type="string">
            <text:p>CB</text:p>
          </table:table-cell>
          <table:table-cell office:value-type="float" office:value="148.169206560436" calcext:value-type="float">
            <text:p>148,17</text:p>
          </table:table-cell>
          <table:table-cell office:value-type="float" office:value="144.82" calcext:value-type="float">
            <text:p>144,82</text:p>
          </table:table-cell>
          <table:table-cell office:value-type="float" office:value="3.34920656043627" calcext:value-type="float">
            <text:p>3,35</text:p>
          </table:table-cell>
          <table:table-cell office:value-type="float" office:value="2.31266852674787" calcext:value-type="float">
            <text:p>2,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roadridge Financial Solutions</text:p>
          </table:table-cell>
          <table:table-cell office:value-type="string" calcext:value-type="string">
            <text:p>BR</text:p>
          </table:table-cell>
          <table:table-cell office:value-type="float" office:value="102.659663299663" calcext:value-type="float">
            <text:p>102,66</text:p>
          </table:table-cell>
          <table:table-cell office:value-type="float" office:value="100.36" calcext:value-type="float">
            <text:p>100,36</text:p>
          </table:table-cell>
          <table:table-cell office:value-type="float" office:value="2.29966329966329" calcext:value-type="float">
            <text:p>2,30</text:p>
          </table:table-cell>
          <table:table-cell office:value-type="float" office:value="2.29141420851265" calcext:value-type="float">
            <text:p>2,2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WMT</text:p>
          </table:table-cell>
          <table:table-cell office:value-type="float" office:value="119.852071307301" calcext:value-type="float">
            <text:p>119,85</text:p>
          </table:table-cell>
          <table:table-cell office:value-type="float" office:value="117.23" calcext:value-type="float">
            <text:p>117,23</text:p>
          </table:table-cell>
          <table:table-cell office:value-type="float" office:value="2.6220713073005" calcext:value-type="float">
            <text:p>2,62</text:p>
          </table:table-cell>
          <table:table-cell office:value-type="float" office:value="2.23668967610723" calcext:value-type="float">
            <text:p>2,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stercard Inc.</text:p>
          </table:table-cell>
          <table:table-cell office:value-type="string" calcext:value-type="string">
            <text:p>MA</text:p>
          </table:table-cell>
          <table:table-cell office:value-type="float" office:value="293.392043935053" calcext:value-type="float">
            <text:p>293,39</text:p>
          </table:table-cell>
          <table:table-cell office:value-type="float" office:value="287.01" calcext:value-type="float">
            <text:p>287,01</text:p>
          </table:table-cell>
          <table:table-cell office:value-type="float" office:value="6.38204393505254" calcext:value-type="float">
            <text:p>6,38</text:p>
          </table:table-cell>
          <table:table-cell office:value-type="float" office:value="2.22363120973225" calcext:value-type="float">
            <text:p>2,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onster Beverage</text:p>
          </table:table-cell>
          <table:table-cell office:value-type="string" calcext:value-type="string">
            <text:p>MNST</text:p>
          </table:table-cell>
          <table:table-cell office:value-type="float" office:value="67.6498341041478" calcext:value-type="float">
            <text:p>67,65</text:p>
          </table:table-cell>
          <table:table-cell office:value-type="float" office:value="66.19" calcext:value-type="float">
            <text:p>66,19</text:p>
          </table:table-cell>
          <table:table-cell office:value-type="float" office:value="1.45983410414776" calcext:value-type="float">
            <text:p>1,46</text:p>
          </table:table-cell>
          <table:table-cell office:value-type="float" office:value="2.20552062871697" calcext:value-type="float">
            <text:p>2,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ollar Tree</text:p>
          </table:table-cell>
          <table:table-cell office:value-type="string" calcext:value-type="string">
            <text:p>DLTR</text:p>
          </table:table-cell>
          <table:table-cell office:value-type="float" office:value="82.0083284457478" calcext:value-type="float">
            <text:p>82,01</text:p>
          </table:table-cell>
          <table:table-cell office:value-type="float" office:value="80.24" calcext:value-type="float">
            <text:p>80,24</text:p>
          </table:table-cell>
          <table:table-cell office:value-type="float" office:value="1.76832844574781" calcext:value-type="float">
            <text:p>1,77</text:p>
          </table:table-cell>
          <table:table-cell office:value-type="float" office:value="2.20379915970565" calcext:value-type="float">
            <text:p>2,2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3Harris Technologies</text:p>
          </table:table-cell>
          <table:table-cell office:value-type="string" calcext:value-type="string">
            <text:p>LHX</text:p>
          </table:table-cell>
          <table:table-cell office:value-type="float" office:value="204.328340248963" calcext:value-type="float">
            <text:p>204,33</text:p>
          </table:table-cell>
          <table:table-cell office:value-type="float" office:value="199.93" calcext:value-type="float">
            <text:p>199,93</text:p>
          </table:table-cell>
          <table:table-cell office:value-type="float" office:value="4.39834024896265" calcext:value-type="float">
            <text:p>4,40</text:p>
          </table:table-cell>
          <table:table-cell office:value-type="float" office:value="2.19994010351756" calcext:value-type="float">
            <text:p>2,2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eleflex</text:p>
          </table:table-cell>
          <table:table-cell office:value-type="string" calcext:value-type="string">
            <text:p>TFX</text:p>
          </table:table-cell>
          <table:table-cell office:value-type="float" office:value="354.551482233286" calcext:value-type="float">
            <text:p>354,55</text:p>
          </table:table-cell>
          <table:table-cell office:value-type="float" office:value="346.92" calcext:value-type="float">
            <text:p>346,92</text:p>
          </table:table-cell>
          <table:table-cell office:value-type="float" office:value="7.63148223328562" calcext:value-type="float">
            <text:p>7,63</text:p>
          </table:table-cell>
          <table:table-cell office:value-type="float" office:value="2.19978157306746" calcext:value-type="float">
            <text:p>2,2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Walgreens Boots Alliance</text:p>
          </table:table-cell>
          <table:table-cell office:value-type="string" calcext:value-type="string">
            <text:p>WBA</text:p>
          </table:table-cell>
          <table:table-cell office:value-type="float" office:value="51.6177422847861" calcext:value-type="float">
            <text:p>51,62</text:p>
          </table:table-cell>
          <table:table-cell office:value-type="float" office:value="50.51" calcext:value-type="float">
            <text:p>50,51</text:p>
          </table:table-cell>
          <table:table-cell office:value-type="float" office:value="1.10774228478614" calcext:value-type="float">
            <text:p>1,11</text:p>
          </table:table-cell>
          <table:table-cell office:value-type="float" office:value="2.19311479862629" calcext:value-type="float">
            <text:p>2,1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N</text:p>
          </table:table-cell>
          <table:table-cell office:value-type="float" office:value="115.622626262626" calcext:value-type="float">
            <text:p>115,62</text:p>
          </table:table-cell>
          <table:table-cell office:value-type="float" office:value="113.16" calcext:value-type="float">
            <text:p>113,16</text:p>
          </table:table-cell>
          <table:table-cell office:value-type="float" office:value="2.46262626262627" calcext:value-type="float">
            <text:p>2,46</text:p>
          </table:table-cell>
          <table:table-cell office:value-type="float" office:value="2.17623388355097" calcext:value-type="float">
            <text:p>2,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Yum! Brands Inc</text:p>
          </table:table-cell>
          <table:table-cell office:value-type="string" calcext:value-type="string">
            <text:p>YUM</text:p>
          </table:table-cell>
          <table:table-cell office:value-type="float" office:value="91.3329073482428" calcext:value-type="float">
            <text:p>91,33</text:p>
          </table:table-cell>
          <table:table-cell office:value-type="float" office:value="89.4" calcext:value-type="float">
            <text:p>89,4</text:p>
          </table:table-cell>
          <table:table-cell office:value-type="float" office:value="1.93290734824281" calcext:value-type="float">
            <text:p>1,93</text:p>
          </table:table-cell>
          <table:table-cell office:value-type="float" office:value="2.16208875642372" calcext:value-type="float">
            <text:p>2,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Zimmer Biomet Holdings</text:p>
          </table:table-cell>
          <table:table-cell office:value-type="string" calcext:value-type="string">
            <text:p>ZBH</text:p>
          </table:table-cell>
          <table:table-cell office:value-type="float" office:value="126.767321867322" calcext:value-type="float">
            <text:p>126,77</text:p>
          </table:table-cell>
          <table:table-cell office:value-type="float" office:value="124.1" calcext:value-type="float">
            <text:p>124,1</text:p>
          </table:table-cell>
          <table:table-cell office:value-type="float" office:value="2.66732186732187" calcext:value-type="float">
            <text:p>2,67</text:p>
          </table:table-cell>
          <table:table-cell office:value-type="float" office:value="2.14933268921988" calcext:value-type="float">
            <text:p>2,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ntergy Corp.</text:p>
          </table:table-cell>
          <table:table-cell office:value-type="string" calcext:value-type="string">
            <text:p>ETR</text:p>
          </table:table-cell>
          <table:table-cell office:value-type="float" office:value="126.93132059138" calcext:value-type="float">
            <text:p>126,93</text:p>
          </table:table-cell>
          <table:table-cell office:value-type="float" office:value="124.28" calcext:value-type="float">
            <text:p>124,28</text:p>
          </table:table-cell>
          <table:table-cell office:value-type="float" office:value="2.65132059137976" calcext:value-type="float">
            <text:p>2,65</text:p>
          </table:table-cell>
          <table:table-cell office:value-type="float" office:value="2.13334453764062" calcext:value-type="float">
            <text:p>2,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boe Global Markets</text:p>
          </table:table-cell>
          <table:table-cell office:value-type="string" calcext:value-type="string">
            <text:p>CBOE</text:p>
          </table:table-cell>
          <table:table-cell office:value-type="float" office:value="119.221871657754" calcext:value-type="float">
            <text:p>119,22</text:p>
          </table:table-cell>
          <table:table-cell office:value-type="float" office:value="116.77" calcext:value-type="float">
            <text:p>116,77</text:p>
          </table:table-cell>
          <table:table-cell office:value-type="float" office:value="2.45187165775401" calcext:value-type="float">
            <text:p>2,45</text:p>
          </table:table-cell>
          <table:table-cell office:value-type="float" office:value="2.099744504371" calcext:value-type="float">
            <text:p>2,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ptiv PLC</text:p>
          </table:table-cell>
          <table:table-cell office:value-type="string" calcext:value-type="string">
            <text:p>APTV</text:p>
          </table:table-cell>
          <table:table-cell office:value-type="float" office:value="77.8906837872489" calcext:value-type="float">
            <text:p>77,89</text:p>
          </table:table-cell>
          <table:table-cell office:value-type="float" office:value="76.29" calcext:value-type="float">
            <text:p>76,29</text:p>
          </table:table-cell>
          <table:table-cell office:value-type="float" office:value="1.60068378724891" calcext:value-type="float">
            <text:p>1,60</text:p>
          </table:table-cell>
          <table:table-cell office:value-type="float" office:value="2.09815675350493" calcext:value-type="float">
            <text:p>2,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oyal Caribbean Cruises Ltd</text:p>
          </table:table-cell>
          <table:table-cell office:value-type="string" calcext:value-type="string">
            <text:p>RCL</text:p>
          </table:table-cell>
          <table:table-cell office:value-type="float" office:value="66.3706549627991" calcext:value-type="float">
            <text:p>66,37</text:p>
          </table:table-cell>
          <table:table-cell office:value-type="float" office:value="65.01" calcext:value-type="float">
            <text:p>65,01</text:p>
          </table:table-cell>
          <table:table-cell office:value-type="float" office:value="1.36065496279909" calcext:value-type="float">
            <text:p>1,36</text:p>
          </table:table-cell>
          <table:table-cell office:value-type="float" office:value="2.09299332840961" calcext:value-type="float">
            <text:p>2,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vanced Micro Devices Inc</text:p>
          </table:table-cell>
          <table:table-cell office:value-type="string" calcext:value-type="string">
            <text:p>AMD</text:p>
          </table:table-cell>
          <table:table-cell office:value-type="float" office:value="49.6031578947368" calcext:value-type="float">
            <text:p>49,60</text:p>
          </table:table-cell>
          <table:table-cell office:value-type="float" office:value="48.59" calcext:value-type="float">
            <text:p>48,59</text:p>
          </table:table-cell>
          <table:table-cell office:value-type="float" office:value="1.01315789473684" calcext:value-type="float">
            <text:p>1,01</text:p>
          </table:table-cell>
          <table:table-cell office:value-type="float" office:value="2.08511606243432" calcext:value-type="float">
            <text:p>2,0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Unum Group</text:p>
          </table:table-cell>
          <table:table-cell office:value-type="string" calcext:value-type="string">
            <text:p>UNM</text:p>
          </table:table-cell>
          <table:table-cell office:value-type="float" office:value="21.0771589476621" calcext:value-type="float">
            <text:p>21,08</text:p>
          </table:table-cell>
          <table:table-cell office:value-type="float" office:value="20.65" calcext:value-type="float">
            <text:p>20,65</text:p>
          </table:table-cell>
          <table:table-cell office:value-type="float" office:value="0.427158947662125" calcext:value-type="float">
            <text:p>0,43</text:p>
          </table:table-cell>
          <table:table-cell office:value-type="float" office:value="2.06856633250424" calcext:value-type="float">
            <text:p>2,0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yson Foods</text:p>
          </table:table-cell>
          <table:table-cell office:value-type="string" calcext:value-type="string">
            <text:p>TSN</text:p>
          </table:table-cell>
          <table:table-cell office:value-type="float" office:value="65.9724043715847" calcext:value-type="float">
            <text:p>65,97</text:p>
          </table:table-cell>
          <table:table-cell office:value-type="float" office:value="64.65" calcext:value-type="float">
            <text:p>64,65</text:p>
          </table:table-cell>
          <table:table-cell office:value-type="float" office:value="1.3224043715847" calcext:value-type="float">
            <text:p>1,32</text:p>
          </table:table-cell>
          <table:table-cell office:value-type="float" office:value="2.04548239997633" calcext:value-type="float">
            <text:p>2,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outhern Co.</text:p>
          </table:table-cell>
          <table:table-cell office:value-type="string" calcext:value-type="string">
            <text:p>SO</text:p>
          </table:table-cell>
          <table:table-cell office:value-type="float" office:value="68.2319512195122" calcext:value-type="float">
            <text:p>68,23</text:p>
          </table:table-cell>
          <table:table-cell office:value-type="float" office:value="66.87" calcext:value-type="float">
            <text:p>66,87</text:p>
          </table:table-cell>
          <table:table-cell office:value-type="float" office:value="1.36195121951219" calcext:value-type="float">
            <text:p>1,36</text:p>
          </table:table-cell>
          <table:table-cell office:value-type="float" office:value="2.0367148489789" calcext:value-type="float">
            <text:p>2,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mcast Corp.</text:p>
          </table:table-cell>
          <table:table-cell office:value-type="string" calcext:value-type="string">
            <text:p>CMCSA</text:p>
          </table:table-cell>
          <table:table-cell office:value-type="float" office:value="41.1919827586207" calcext:value-type="float">
            <text:p>41,19</text:p>
          </table:table-cell>
          <table:table-cell office:value-type="float" office:value="40.37" calcext:value-type="float">
            <text:p>40,37</text:p>
          </table:table-cell>
          <table:table-cell office:value-type="float" office:value="0.821982758620692" calcext:value-type="float">
            <text:p>0,82</text:p>
          </table:table-cell>
          <table:table-cell office:value-type="float" office:value="2.03612276101237" calcext:value-type="float">
            <text:p>2,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eidos Holdings</text:p>
          </table:table-cell>
          <table:table-cell office:value-type="string" calcext:value-type="string">
            <text:p>LDOS</text:p>
          </table:table-cell>
          <table:table-cell office:value-type="float" office:value="107.817254901961" calcext:value-type="float">
            <text:p>107,82</text:p>
          </table:table-cell>
          <table:table-cell office:value-type="float" office:value="105.68" calcext:value-type="float">
            <text:p>105,68</text:p>
          </table:table-cell>
          <table:table-cell office:value-type="float" office:value="2.13725490196077" calcext:value-type="float">
            <text:p>2,14</text:p>
          </table:table-cell>
          <table:table-cell office:value-type="float" office:value="2.02238351813094" calcext:value-type="float">
            <text:p>2,0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-Mobile US</text:p>
          </table:table-cell>
          <table:table-cell office:value-type="string" calcext:value-type="string">
            <text:p>TMUS</text:p>
          </table:table-cell>
          <table:table-cell office:value-type="float" office:value="89.6296788235962" calcext:value-type="float">
            <text:p>89,63</text:p>
          </table:table-cell>
          <table:table-cell office:value-type="float" office:value="87.86" calcext:value-type="float">
            <text:p>87,86</text:p>
          </table:table-cell>
          <table:table-cell office:value-type="float" office:value="1.76967882359619" calcext:value-type="float">
            <text:p>1,77</text:p>
          </table:table-cell>
          <table:table-cell office:value-type="float" office:value="2.01420307716389" calcext:value-type="float">
            <text:p>2,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Xylem Inc.</text:p>
          </table:table-cell>
          <table:table-cell office:value-type="string" calcext:value-type="string">
            <text:p>XYL</text:p>
          </table:table-cell>
          <table:table-cell office:value-type="float" office:value="82.8541673475697" calcext:value-type="float">
            <text:p>82,85</text:p>
          </table:table-cell>
          <table:table-cell office:value-type="float" office:value="81.22" calcext:value-type="float">
            <text:p>81,22</text:p>
          </table:table-cell>
          <table:table-cell office:value-type="float" office:value="1.63416734756973" calcext:value-type="float">
            <text:p>1,63</text:p>
          </table:table-cell>
          <table:table-cell office:value-type="float" office:value="2.01202579114717" calcext:value-type="float">
            <text:p>2,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ME Group Inc.</text:p>
          </table:table-cell>
          <table:table-cell office:value-type="string" calcext:value-type="string">
            <text:p>CME</text:p>
          </table:table-cell>
          <table:table-cell office:value-type="float" office:value="220.590628435207" calcext:value-type="float">
            <text:p>220,59</text:p>
          </table:table-cell>
          <table:table-cell office:value-type="float" office:value="216.26" calcext:value-type="float">
            <text:p>216,26</text:p>
          </table:table-cell>
          <table:table-cell office:value-type="float" office:value="4.33062843520668" calcext:value-type="float">
            <text:p>4,33</text:p>
          </table:table-cell>
          <table:table-cell office:value-type="float" office:value="2.00251014297913" calcext:value-type="float">
            <text:p>2,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rsh &amp; McLennan</text:p>
          </table:table-cell>
          <table:table-cell office:value-type="string" calcext:value-type="string">
            <text:p>MMC</text:p>
          </table:table-cell>
          <table:table-cell office:value-type="float" office:value="107.756105675147" calcext:value-type="float">
            <text:p>107,76</text:p>
          </table:table-cell>
          <table:table-cell office:value-type="float" office:value="105.67" calcext:value-type="float">
            <text:p>105,67</text:p>
          </table:table-cell>
          <table:table-cell office:value-type="float" office:value="2.08610567514677" calcext:value-type="float">
            <text:p>2,09</text:p>
          </table:table-cell>
          <table:table-cell office:value-type="float" office:value="1.9741702234757" calcext:value-type="float">
            <text:p>1,9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HP</text:p>
          </table:table-cell>
          <table:table-cell office:value-type="float" office:value="88.6750860344138" calcext:value-type="float">
            <text:p>88,68</text:p>
          </table:table-cell>
          <table:table-cell office:value-type="float" office:value="86.96" calcext:value-type="float">
            <text:p>86,96</text:p>
          </table:table-cell>
          <table:table-cell office:value-type="float" office:value="1.71508603441377" calcext:value-type="float">
            <text:p>1,72</text:p>
          </table:table-cell>
          <table:table-cell office:value-type="float" office:value="1.97227004877389" calcext:value-type="float">
            <text:p>1,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Kimco Realty</text:p>
          </table:table-cell>
          <table:table-cell office:value-type="string" calcext:value-type="string">
            <text:p>KIM</text:p>
          </table:table-cell>
          <table:table-cell office:value-type="float" office:value="17.6707407583197" calcext:value-type="float">
            <text:p>17,67</text:p>
          </table:table-cell>
          <table:table-cell office:value-type="float" office:value="17.33" calcext:value-type="float">
            <text:p>17,33</text:p>
          </table:table-cell>
          <table:table-cell office:value-type="float" office:value="0.340740758319708" calcext:value-type="float">
            <text:p>0,34</text:p>
          </table:table-cell>
          <table:table-cell office:value-type="float" office:value="1.96619018072538" calcext:value-type="float">
            <text:p>1,9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WestRock</text:p>
          </table:table-cell>
          <table:table-cell office:value-type="string" calcext:value-type="string">
            <text:p>WRK</text:p>
          </table:table-cell>
          <table:table-cell office:value-type="float" office:value="30.6651022771131" calcext:value-type="float">
            <text:p>30,67</text:p>
          </table:table-cell>
          <table:table-cell office:value-type="float" office:value="30.08" calcext:value-type="float">
            <text:p>30,08</text:p>
          </table:table-cell>
          <table:table-cell office:value-type="float" office:value="0.585102277113087" calcext:value-type="float">
            <text:p>0,59</text:p>
          </table:table-cell>
          <table:table-cell office:value-type="float" office:value="1.94515384678553" calcext:value-type="float">
            <text:p>1,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partment Investment &amp; Management</text:p>
          </table:table-cell>
          <table:table-cell office:value-type="string" calcext:value-type="string">
            <text:p>AIV</text:p>
          </table:table-cell>
          <table:table-cell office:value-type="float" office:value="50.7759195371222" calcext:value-type="float">
            <text:p>50,78</text:p>
          </table:table-cell>
          <table:table-cell office:value-type="float" office:value="49.81" calcext:value-type="float">
            <text:p>49,81</text:p>
          </table:table-cell>
          <table:table-cell office:value-type="float" office:value="0.965919537122154" calcext:value-type="float">
            <text:p>0,97</text:p>
          </table:table-cell>
          <table:table-cell office:value-type="float" office:value="1.93920806489089" calcext:value-type="float">
            <text:p>1,9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V.F. Corp.</text:p>
          </table:table-cell>
          <table:table-cell office:value-type="string" calcext:value-type="string">
            <text:p>VFC</text:p>
          </table:table-cell>
          <table:table-cell office:value-type="float" office:value="71.4858462506492" calcext:value-type="float">
            <text:p>71,49</text:p>
          </table:table-cell>
          <table:table-cell office:value-type="float" office:value="70.13" calcext:value-type="float">
            <text:p>70,13</text:p>
          </table:table-cell>
          <table:table-cell office:value-type="float" office:value="1.35584625064919" calcext:value-type="float">
            <text:p>1,36</text:p>
          </table:table-cell>
          <table:table-cell office:value-type="float" office:value="1.93333274012433" calcext:value-type="float">
            <text:p>1,9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eneral Dynamics</text:p>
          </table:table-cell>
          <table:table-cell office:value-type="string" calcext:value-type="string">
            <text:p>GD</text:p>
          </table:table-cell>
          <table:table-cell office:value-type="float" office:value="166.131404227812" calcext:value-type="float">
            <text:p>166,13</text:p>
          </table:table-cell>
          <table:table-cell office:value-type="float" office:value="163.03" calcext:value-type="float">
            <text:p>163,03</text:p>
          </table:table-cell>
          <table:table-cell office:value-type="float" office:value="3.10140422781222" calcext:value-type="float">
            <text:p>3,10</text:p>
          </table:table-cell>
          <table:table-cell office:value-type="float" office:value="1.90235185414477" calcext:value-type="float">
            <text:p>1,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nagra Brands</text:p>
          </table:table-cell>
          <table:table-cell office:value-type="string" calcext:value-type="string">
            <text:p>CAG</text:p>
          </table:table-cell>
          <table:table-cell office:value-type="float" office:value="28.7809694793537" calcext:value-type="float">
            <text:p>28,78</text:p>
          </table:table-cell>
          <table:table-cell office:value-type="float" office:value="28.25" calcext:value-type="float">
            <text:p>28,25</text:p>
          </table:table-cell>
          <table:table-cell office:value-type="float" office:value="0.530969479353679" calcext:value-type="float">
            <text:p>0,53</text:p>
          </table:table-cell>
          <table:table-cell office:value-type="float" office:value="1.87953798001302" calcext:value-type="float">
            <text:p>1,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ogen Inc.</text:p>
          </table:table-cell>
          <table:table-cell office:value-type="string" calcext:value-type="string">
            <text:p>BIIB</text:p>
          </table:table-cell>
          <table:table-cell office:value-type="float" office:value="323.914929371651" calcext:value-type="float">
            <text:p>323,91</text:p>
          </table:table-cell>
          <table:table-cell office:value-type="float" office:value="317.95" calcext:value-type="float">
            <text:p>317,95</text:p>
          </table:table-cell>
          <table:table-cell office:value-type="float" office:value="5.96492937165124" calcext:value-type="float">
            <text:p>5,96</text:p>
          </table:table-cell>
          <table:table-cell office:value-type="float" office:value="1.87605893116881" calcext:value-type="float">
            <text:p>1,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erner</text:p>
          </table:table-cell>
          <table:table-cell office:value-type="string" calcext:value-type="string">
            <text:p>CERN</text:p>
          </table:table-cell>
          <table:table-cell office:value-type="float" office:value="74.7354509938207" calcext:value-type="float">
            <text:p>74,74</text:p>
          </table:table-cell>
          <table:table-cell office:value-type="float" office:value="73.36" calcext:value-type="float">
            <text:p>73,36</text:p>
          </table:table-cell>
          <table:table-cell office:value-type="float" office:value="1.37545099382072" calcext:value-type="float">
            <text:p>1,38</text:p>
          </table:table-cell>
          <table:table-cell office:value-type="float" office:value="1.87493319768364" calcext:value-type="float">
            <text:p>1,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aska Air Group Inc</text:p>
          </table:table-cell>
          <table:table-cell office:value-type="string" calcext:value-type="string">
            <text:p>ALK</text:p>
          </table:table-cell>
          <table:table-cell office:value-type="float" office:value="46.0569449485783" calcext:value-type="float">
            <text:p>46,06</text:p>
          </table:table-cell>
          <table:table-cell office:value-type="float" office:value="45.21" calcext:value-type="float">
            <text:p>45,21</text:p>
          </table:table-cell>
          <table:table-cell office:value-type="float" office:value="0.84694494857834" calcext:value-type="float">
            <text:p>0,85</text:p>
          </table:table-cell>
          <table:table-cell office:value-type="float" office:value="1.87335755049401" calcext:value-type="float">
            <text:p>1,8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Visa Inc.</text:p>
          </table:table-cell>
          <table:table-cell office:value-type="string" calcext:value-type="string">
            <text:p>V</text:p>
          </table:table-cell>
          <table:table-cell office:value-type="float" office:value="187.809823943662" calcext:value-type="float">
            <text:p>187,81</text:p>
          </table:table-cell>
          <table:table-cell office:value-type="float" office:value="184.36" calcext:value-type="float">
            <text:p>184,36</text:p>
          </table:table-cell>
          <table:table-cell office:value-type="float" office:value="3.44982394366198" calcext:value-type="float">
            <text:p>3,45</text:p>
          </table:table-cell>
          <table:table-cell office:value-type="float" office:value="1.87124318922867" calcext:value-type="float">
            <text:p>1,8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ron Mountain Incorporated</text:p>
          </table:table-cell>
          <table:table-cell office:value-type="string" calcext:value-type="string">
            <text:p>IRM</text:p>
          </table:table-cell>
          <table:table-cell office:value-type="float" office:value="32.3473016080357" calcext:value-type="float">
            <text:p>32,35</text:p>
          </table:table-cell>
          <table:table-cell office:value-type="float" office:value="31.77" calcext:value-type="float">
            <text:p>31,77</text:p>
          </table:table-cell>
          <table:table-cell office:value-type="float" office:value="0.577301608035729" calcext:value-type="float">
            <text:p>0,58</text:p>
          </table:table-cell>
          <table:table-cell office:value-type="float" office:value="1.8171281335717" calcext:value-type="float">
            <text:p>1,8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arketAxess</text:p>
          </table:table-cell>
          <table:table-cell office:value-type="string" calcext:value-type="string">
            <text:p>MKTX</text:p>
          </table:table-cell>
          <table:table-cell office:value-type="float" office:value="368.866987187954" calcext:value-type="float">
            <text:p>368,87</text:p>
          </table:table-cell>
          <table:table-cell office:value-type="float" office:value="362.36" calcext:value-type="float">
            <text:p>362,36</text:p>
          </table:table-cell>
          <table:table-cell office:value-type="float" office:value="6.506987187954" calcext:value-type="float">
            <text:p>6,51</text:p>
          </table:table-cell>
          <table:table-cell office:value-type="float" office:value="1.79572446957556" calcext:value-type="float">
            <text:p>1,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Intuitive Surgical Inc.</text:p>
          </table:table-cell>
          <table:table-cell office:value-type="string" calcext:value-type="string">
            <text:p>ISRG</text:p>
          </table:table-cell>
          <table:table-cell office:value-type="float" office:value="564.910711297071" calcext:value-type="float">
            <text:p>564,91</text:p>
          </table:table-cell>
          <table:table-cell office:value-type="float" office:value="555.14" calcext:value-type="float">
            <text:p>555,14</text:p>
          </table:table-cell>
          <table:table-cell office:value-type="float" office:value="9.7707112970711" calcext:value-type="float">
            <text:p>9,77</text:p>
          </table:table-cell>
          <table:table-cell office:value-type="float" office:value="1.7600445467938" calcext:value-type="float">
            <text:p>1,7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L Green Realty</text:p>
          </table:table-cell>
          <table:table-cell office:value-type="string" calcext:value-type="string">
            <text:p>SLG</text:p>
          </table:table-cell>
          <table:table-cell office:value-type="float" office:value="81.9945635310827" calcext:value-type="float">
            <text:p>81,99</text:p>
          </table:table-cell>
          <table:table-cell office:value-type="float" office:value="80.58" calcext:value-type="float">
            <text:p>80,58</text:p>
          </table:table-cell>
          <table:table-cell office:value-type="float" office:value="1.41456353108271" calcext:value-type="float">
            <text:p>1,41</text:p>
          </table:table-cell>
          <table:table-cell office:value-type="float" office:value="1.75547720412349" calcext:value-type="float">
            <text:p>1,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erkinElmer</text:p>
          </table:table-cell>
          <table:table-cell office:value-type="string" calcext:value-type="string">
            <text:p>PKI</text:p>
          </table:table-cell>
          <table:table-cell office:value-type="float" office:value="84.9724329800778" calcext:value-type="float">
            <text:p>84,97</text:p>
          </table:table-cell>
          <table:table-cell office:value-type="float" office:value="83.51" calcext:value-type="float">
            <text:p>83,51</text:p>
          </table:table-cell>
          <table:table-cell office:value-type="float" office:value="1.46243298007782" calcext:value-type="float">
            <text:p>1,46</text:p>
          </table:table-cell>
          <table:table-cell office:value-type="float" office:value="1.75120701721689" calcext:value-type="float">
            <text:p>1,7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nap-on</text:p>
          </table:table-cell>
          <table:table-cell office:value-type="string" calcext:value-type="string">
            <text:p>SNA</text:p>
          </table:table-cell>
          <table:table-cell office:value-type="float" office:value="144.228987783595" calcext:value-type="float">
            <text:p>144,23</text:p>
          </table:table-cell>
          <table:table-cell office:value-type="float" office:value="141.77" calcext:value-type="float">
            <text:p>141,77</text:p>
          </table:table-cell>
          <table:table-cell office:value-type="float" office:value="2.45898778359509" calcext:value-type="float">
            <text:p>2,46</text:p>
          </table:table-cell>
          <table:table-cell office:value-type="float" office:value="1.73449092445164" calcext:value-type="float">
            <text:p>1,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METEK Inc.</text:p>
          </table:table-cell>
          <table:table-cell office:value-type="string" calcext:value-type="string">
            <text:p>AME</text:p>
          </table:table-cell>
          <table:table-cell office:value-type="float" office:value="90.0410861494036" calcext:value-type="float">
            <text:p>90,04</text:p>
          </table:table-cell>
          <table:table-cell office:value-type="float" office:value="88.52" calcext:value-type="float">
            <text:p>88,52</text:p>
          </table:table-cell>
          <table:table-cell office:value-type="float" office:value="1.52108614940356" calcext:value-type="float">
            <text:p>1,52</text:p>
          </table:table-cell>
          <table:table-cell office:value-type="float" office:value="1.71835308337501" calcext:value-type="float">
            <text:p>1,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hurch &amp; Dwight</text:p>
          </table:table-cell>
          <table:table-cell office:value-type="string" calcext:value-type="string">
            <text:p>CHD</text:p>
          </table:table-cell>
          <table:table-cell office:value-type="float" office:value="75.9432628639808" calcext:value-type="float">
            <text:p>75,94</text:p>
          </table:table-cell>
          <table:table-cell office:value-type="float" office:value="74.68" calcext:value-type="float">
            <text:p>74,68</text:p>
          </table:table-cell>
          <table:table-cell office:value-type="float" office:value="1.26326286398084" calcext:value-type="float">
            <text:p>1,26</text:p>
          </table:table-cell>
          <table:table-cell office:value-type="float" office:value="1.69156784143123" calcext:value-type="float">
            <text:p>1,6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ntel Corp.</text:p>
          </table:table-cell>
          <table:table-cell office:value-type="string" calcext:value-type="string">
            <text:p>INTC</text:p>
          </table:table-cell>
          <table:table-cell office:value-type="float" office:value="56.7076257545272" calcext:value-type="float">
            <text:p>56,71</text:p>
          </table:table-cell>
          <table:table-cell office:value-type="float" office:value="55.77" calcext:value-type="float">
            <text:p>55,77</text:p>
          </table:table-cell>
          <table:table-cell office:value-type="float" office:value="0.937625754527161" calcext:value-type="float">
            <text:p>0,94</text:p>
          </table:table-cell>
          <table:table-cell office:value-type="float" office:value="1.68123678416203" calcext:value-type="float">
            <text:p>1,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tria Group Inc</text:p>
          </table:table-cell>
          <table:table-cell office:value-type="string" calcext:value-type="string">
            <text:p>MO</text:p>
          </table:table-cell>
          <table:table-cell office:value-type="float" office:value="42.8560381355932" calcext:value-type="float">
            <text:p>42,86</text:p>
          </table:table-cell>
          <table:table-cell office:value-type="float" office:value="42.15" calcext:value-type="float">
            <text:p>42,15</text:p>
          </table:table-cell>
          <table:table-cell office:value-type="float" office:value="0.706038135593225" calcext:value-type="float">
            <text:p>0,71</text:p>
          </table:table-cell>
          <table:table-cell office:value-type="float" office:value="1.67506081991275" calcext:value-type="float">
            <text:p>1,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IOMED Inc</text:p>
          </table:table-cell>
          <table:table-cell office:value-type="string" calcext:value-type="string">
            <text:p>ABMD</text:p>
          </table:table-cell>
          <table:table-cell office:value-type="float" office:value="159.702283374141" calcext:value-type="float">
            <text:p>159,70</text:p>
          </table:table-cell>
          <table:table-cell office:value-type="float" office:value="157.08" calcext:value-type="float">
            <text:p>157,08</text:p>
          </table:table-cell>
          <table:table-cell office:value-type="float" office:value="2.6222833741414" calcext:value-type="float">
            <text:p>2,62</text:p>
          </table:table-cell>
          <table:table-cell office:value-type="float" office:value="1.66939354096091" calcext:value-type="float">
            <text:p>1,6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hermo Fisher Scientific</text:p>
          </table:table-cell>
          <table:table-cell office:value-type="string" calcext:value-type="string">
            <text:p>TMO</text:p>
          </table:table-cell>
          <table:table-cell office:value-type="float" office:value="316.349802955665" calcext:value-type="float">
            <text:p>316,35</text:p>
          </table:table-cell>
          <table:table-cell office:value-type="float" office:value="311.17" calcext:value-type="float">
            <text:p>311,17</text:p>
          </table:table-cell>
          <table:table-cell office:value-type="float" office:value="5.17980295566503" calcext:value-type="float">
            <text:p>5,18</text:p>
          </table:table-cell>
          <table:table-cell office:value-type="float" office:value="1.66462157523702" calcext:value-type="float">
            <text:p>1,6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Weyerhaeuser</text:p>
          </table:table-cell>
          <table:table-cell office:value-type="string" calcext:value-type="string">
            <text:p>WY</text:p>
          </table:table-cell>
          <table:table-cell office:value-type="float" office:value="27.0413161792589" calcext:value-type="float">
            <text:p>27,04</text:p>
          </table:table-cell>
          <table:table-cell office:value-type="float" office:value="26.6" calcext:value-type="float">
            <text:p>26,6</text:p>
          </table:table-cell>
          <table:table-cell office:value-type="float" office:value="0.44131617925893" calcext:value-type="float">
            <text:p>0,44</text:p>
          </table:table-cell>
          <table:table-cell office:value-type="float" office:value="1.65908338067267" calcext:value-type="float">
            <text:p>1,6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ERIS plc</text:p>
          </table:table-cell>
          <table:table-cell office:value-type="string" calcext:value-type="string">
            <text:p>STE</text:p>
          </table:table-cell>
          <table:table-cell office:value-type="float" office:value="159.611469087846" calcext:value-type="float">
            <text:p>159,61</text:p>
          </table:table-cell>
          <table:table-cell office:value-type="float" office:value="157.03" calcext:value-type="float">
            <text:p>157,03</text:p>
          </table:table-cell>
          <table:table-cell office:value-type="float" office:value="2.58146908784573" calcext:value-type="float">
            <text:p>2,58</text:p>
          </table:table-cell>
          <table:table-cell office:value-type="float" office:value="1.64393369919489" calcext:value-type="float">
            <text:p>1,6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Kroger Co.</text:p>
          </table:table-cell>
          <table:table-cell office:value-type="string" calcext:value-type="string">
            <text:p>KR</text:p>
          </table:table-cell>
          <table:table-cell office:value-type="float" office:value="32.5644498777506" calcext:value-type="float">
            <text:p>32,56</text:p>
          </table:table-cell>
          <table:table-cell office:value-type="float" office:value="32.04" calcext:value-type="float">
            <text:p>32,04</text:p>
          </table:table-cell>
          <table:table-cell office:value-type="float" office:value="0.524449877750612" calcext:value-type="float">
            <text:p>0,52</text:p>
          </table:table-cell>
          <table:table-cell office:value-type="float" office:value="1.63685979322913" calcext:value-type="float">
            <text:p>1,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alog Devices, Inc.</text:p>
          </table:table-cell>
          <table:table-cell office:value-type="string" calcext:value-type="string">
            <text:p>ADI</text:p>
          </table:table-cell>
          <table:table-cell office:value-type="float" office:value="108.738730016547" calcext:value-type="float">
            <text:p>108,74</text:p>
          </table:table-cell>
          <table:table-cell office:value-type="float" office:value="107" calcext:value-type="float">
            <text:p>107</text:p>
          </table:table-cell>
          <table:table-cell office:value-type="float" office:value="1.73873001654728" calcext:value-type="float">
            <text:p>1,74</text:p>
          </table:table-cell>
          <table:table-cell office:value-type="float" office:value="1.62498132387596" calcext:value-type="float">
            <text:p>1,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dwards Lifesciences</text:p>
          </table:table-cell>
          <table:table-cell office:value-type="string" calcext:value-type="string">
            <text:p>EW</text:p>
          </table:table-cell>
          <table:table-cell office:value-type="float" office:value="209.193164794007" calcext:value-type="float">
            <text:p>209,19</text:p>
          </table:table-cell>
          <table:table-cell office:value-type="float" office:value="205.85" calcext:value-type="float">
            <text:p>205,85</text:p>
          </table:table-cell>
          <table:table-cell office:value-type="float" office:value="3.34316479400749" calcext:value-type="float">
            <text:p>3,34</text:p>
          </table:table-cell>
          <table:table-cell office:value-type="float" office:value="1.62407811222127" calcext:value-type="float">
            <text:p>1,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obe Inc.</text:p>
          </table:table-cell>
          <table:table-cell office:value-type="string" calcext:value-type="string">
            <text:p>ADBE</text:p>
          </table:table-cell>
          <table:table-cell office:value-type="float" office:value="342.161318057172" calcext:value-type="float">
            <text:p>342,16</text:p>
          </table:table-cell>
          <table:table-cell office:value-type="float" office:value="336.77" calcext:value-type="float">
            <text:p>336,77</text:p>
          </table:table-cell>
          <table:table-cell office:value-type="float" office:value="5.3913180571717" calcext:value-type="float">
            <text:p>5,39</text:p>
          </table:table-cell>
          <table:table-cell office:value-type="float" office:value="1.60089023878959" calcext:value-type="float">
            <text:p>1,6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MDLZ</text:p>
          </table:table-cell>
          <table:table-cell office:value-type="float" office:value="56.5454595336077" calcext:value-type="float">
            <text:p>56,55</text:p>
          </table:table-cell>
          <table:table-cell office:value-type="float" office:value="55.66" calcext:value-type="float">
            <text:p>55,66</text:p>
          </table:table-cell>
          <table:table-cell office:value-type="float" office:value="0.885459533607687" calcext:value-type="float">
            <text:p>0,89</text:p>
          </table:table-cell>
          <table:table-cell office:value-type="float" office:value="1.59083638808424" calcext:value-type="float">
            <text:p>1,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Mohawk Industries</text:p>
          </table:table-cell>
          <table:table-cell office:value-type="string" calcext:value-type="string">
            <text:p>MHK</text:p>
          </table:table-cell>
          <table:table-cell office:value-type="float" office:value="120.435174914203" calcext:value-type="float">
            <text:p>120,44</text:p>
          </table:table-cell>
          <table:table-cell office:value-type="float" office:value="118.57" calcext:value-type="float">
            <text:p>118,57</text:p>
          </table:table-cell>
          <table:table-cell office:value-type="float" office:value="1.86517491420348" calcext:value-type="float">
            <text:p>1,87</text:p>
          </table:table-cell>
          <table:table-cell office:value-type="float" office:value="1.57305803677446" calcext:value-type="float">
            <text:p>1,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iamondback Energy</text:p>
          </table:table-cell>
          <table:table-cell office:value-type="string" calcext:value-type="string">
            <text:p>FANG</text:p>
          </table:table-cell>
          <table:table-cell office:value-type="float" office:value="49.3107186758055" calcext:value-type="float">
            <text:p>49,31</text:p>
          </table:table-cell>
          <table:table-cell office:value-type="float" office:value="48.56" calcext:value-type="float">
            <text:p>48,56</text:p>
          </table:table-cell>
          <table:table-cell office:value-type="float" office:value="0.750718675805494" calcext:value-type="float">
            <text:p>0,75</text:p>
          </table:table-cell>
          <table:table-cell office:value-type="float" office:value="1.54596102925349" calcext:value-type="float">
            <text:p>1,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on plc</text:p>
          </table:table-cell>
          <table:table-cell office:value-type="string" calcext:value-type="string">
            <text:p>AON</text:p>
          </table:table-cell>
          <table:table-cell office:value-type="float" office:value="218.093458021613" calcext:value-type="float">
            <text:p>218,09</text:p>
          </table:table-cell>
          <table:table-cell office:value-type="float" office:value="214.81" calcext:value-type="float">
            <text:p>214,81</text:p>
          </table:table-cell>
          <table:table-cell office:value-type="float" office:value="3.28345802161263" calcext:value-type="float">
            <text:p>3,28</text:p>
          </table:table-cell>
          <table:table-cell office:value-type="float" office:value="1.52854058079821" calcext:value-type="float">
            <text:p>1,5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erisign Inc.</text:p>
          </table:table-cell>
          <table:table-cell office:value-type="string" calcext:value-type="string">
            <text:p>VRSN</text:p>
          </table:table-cell>
          <table:table-cell office:value-type="float" office:value="194.923843846047" calcext:value-type="float">
            <text:p>194,92</text:p>
          </table:table-cell>
          <table:table-cell office:value-type="float" office:value="192.01" calcext:value-type="float">
            <text:p>192,01</text:p>
          </table:table-cell>
          <table:table-cell office:value-type="float" office:value="2.91384384604726" calcext:value-type="float">
            <text:p>2,91</text:p>
          </table:table-cell>
          <table:table-cell office:value-type="float" office:value="1.51754796419314" calcext:value-type="float">
            <text:p>1,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xxon Mobil Corp.</text:p>
          </table:table-cell>
          <table:table-cell office:value-type="string" calcext:value-type="string">
            <text:p>XOM</text:p>
          </table:table-cell>
          <table:table-cell office:value-type="float" office:value="48.4134192037471" calcext:value-type="float">
            <text:p>48,41</text:p>
          </table:table-cell>
          <table:table-cell office:value-type="float" office:value="47.69" calcext:value-type="float">
            <text:p>47,69</text:p>
          </table:table-cell>
          <table:table-cell office:value-type="float" office:value="0.723419203747078" calcext:value-type="float">
            <text:p>0,72</text:p>
          </table:table-cell>
          <table:table-cell office:value-type="float" office:value="1.51692011689469" calcext:value-type="float">
            <text:p>1,5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idelity National Information Services</text:p>
          </table:table-cell>
          <table:table-cell office:value-type="string" calcext:value-type="string">
            <text:p>FIS</text:p>
          </table:table-cell>
          <table:table-cell office:value-type="float" office:value="142.027469879518" calcext:value-type="float">
            <text:p>142,03</text:p>
          </table:table-cell>
          <table:table-cell office:value-type="float" office:value="139.91" calcext:value-type="float">
            <text:p>139,91</text:p>
          </table:table-cell>
          <table:table-cell office:value-type="float" office:value="2.11746987951807" calcext:value-type="float">
            <text:p>2,12</text:p>
          </table:table-cell>
          <table:table-cell office:value-type="float" office:value="1.51345141842475" calcext:value-type="float">
            <text:p>1,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anley Black &amp; Decker</text:p>
          </table:table-cell>
          <table:table-cell office:value-type="string" calcext:value-type="string">
            <text:p>SWK</text:p>
          </table:table-cell>
          <table:table-cell office:value-type="float" office:value="130.113813562116" calcext:value-type="float">
            <text:p>130,11</text:p>
          </table:table-cell>
          <table:table-cell office:value-type="float" office:value="128.21" calcext:value-type="float">
            <text:p>128,21</text:p>
          </table:table-cell>
          <table:table-cell office:value-type="float" office:value="1.90381356211628" calcext:value-type="float">
            <text:p>1,90</text:p>
          </table:table-cell>
          <table:table-cell office:value-type="float" office:value="1.48491815156094" calcext:value-type="float">
            <text:p>1,4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ysco Corp.</text:p>
          </table:table-cell>
          <table:table-cell office:value-type="string" calcext:value-type="string">
            <text:p>SYY</text:p>
          </table:table-cell>
          <table:table-cell office:value-type="float" office:value="67.9310441692582" calcext:value-type="float">
            <text:p>67,93</text:p>
          </table:table-cell>
          <table:table-cell office:value-type="float" office:value="66.95" calcext:value-type="float">
            <text:p>66,95</text:p>
          </table:table-cell>
          <table:table-cell office:value-type="float" office:value="0.981044169258198" calcext:value-type="float">
            <text:p>0,98</text:p>
          </table:table-cell>
          <table:table-cell office:value-type="float" office:value="1.46533856498611" calcext:value-type="float">
            <text:p>1,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SX Corp.</text:p>
          </table:table-cell>
          <table:table-cell office:value-type="string" calcext:value-type="string">
            <text:p>CSX</text:p>
          </table:table-cell>
          <table:table-cell office:value-type="float" office:value="69.2065156794425" calcext:value-type="float">
            <text:p>69,21</text:p>
          </table:table-cell>
          <table:table-cell office:value-type="float" office:value="68.21" calcext:value-type="float">
            <text:p>68,21</text:p>
          </table:table-cell>
          <table:table-cell office:value-type="float" office:value="0.99651567944251" calcext:value-type="float">
            <text:p>1,00</text:p>
          </table:table-cell>
          <table:table-cell office:value-type="float" office:value="1.46095246949496" calcext:value-type="float">
            <text:p>1,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ilton Worldwide Holdings Inc</text:p>
          </table:table-cell>
          <table:table-cell office:value-type="string" calcext:value-type="string">
            <text:p>HLT</text:p>
          </table:table-cell>
          <table:table-cell office:value-type="float" office:value="91.7713114754098" calcext:value-type="float">
            <text:p>91,77</text:p>
          </table:table-cell>
          <table:table-cell office:value-type="float" office:value="90.45" calcext:value-type="float">
            <text:p>90,45</text:p>
          </table:table-cell>
          <table:table-cell office:value-type="float" office:value="1.32131147540983" calcext:value-type="float">
            <text:p>1,32</text:p>
          </table:table-cell>
          <table:table-cell office:value-type="float" office:value="1.46081976275271" calcext:value-type="float">
            <text:p>1,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artner Inc</text:p>
          </table:table-cell>
          <table:table-cell office:value-type="string" calcext:value-type="string">
            <text:p>IT</text:p>
          </table:table-cell>
          <table:table-cell office:value-type="float" office:value="121.881602607154" calcext:value-type="float">
            <text:p>121,88</text:p>
          </table:table-cell>
          <table:table-cell office:value-type="float" office:value="120.16" calcext:value-type="float">
            <text:p>120,16</text:p>
          </table:table-cell>
          <table:table-cell office:value-type="float" office:value="1.72160260715427" calcext:value-type="float">
            <text:p>1,72</text:p>
          </table:table-cell>
          <table:table-cell office:value-type="float" office:value="1.43275849463571" calcext:value-type="float">
            <text:p>1,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UDR, Inc.</text:p>
          </table:table-cell>
          <table:table-cell office:value-type="string" calcext:value-type="string">
            <text:p>UDR</text:p>
          </table:table-cell>
          <table:table-cell office:value-type="float" office:value="48.9973012397814" calcext:value-type="float">
            <text:p>49,00</text:p>
          </table:table-cell>
          <table:table-cell office:value-type="float" office:value="48.31" calcext:value-type="float">
            <text:p>48,31</text:p>
          </table:table-cell>
          <table:table-cell office:value-type="float" office:value="0.687301239781355" calcext:value-type="float">
            <text:p>0,69</text:p>
          </table:table-cell>
          <table:table-cell office:value-type="float" office:value="1.42268938062794" calcext:value-type="float">
            <text:p>1,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olgate-Palmolive</text:p>
          </table:table-cell>
          <table:table-cell office:value-type="string" calcext:value-type="string">
            <text:p>CL</text:p>
          </table:table-cell>
          <table:table-cell office:value-type="float" office:value="73.5354325862269" calcext:value-type="float">
            <text:p>73,54</text:p>
          </table:table-cell>
          <table:table-cell office:value-type="float" office:value="72.51" calcext:value-type="float">
            <text:p>72,51</text:p>
          </table:table-cell>
          <table:table-cell office:value-type="float" office:value="1.02543258622691" calcext:value-type="float">
            <text:p>1,03</text:p>
          </table:table-cell>
          <table:table-cell office:value-type="float" office:value="1.41419471276639" calcext:value-type="float">
            <text:p>1,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ederal Realty Investment Trust</text:p>
          </table:table-cell>
          <table:table-cell office:value-type="string" calcext:value-type="string">
            <text:p>FRT</text:p>
          </table:table-cell>
          <table:table-cell office:value-type="float" office:value="123.074411095953" calcext:value-type="float">
            <text:p>123,07</text:p>
          </table:table-cell>
          <table:table-cell office:value-type="float" office:value="121.37" calcext:value-type="float">
            <text:p>121,37</text:p>
          </table:table-cell>
          <table:table-cell office:value-type="float" office:value="1.70441109595271" calcext:value-type="float">
            <text:p>1,70</text:p>
          </table:table-cell>
          <table:table-cell office:value-type="float" office:value="1.40431004033345" calcext:value-type="float">
            <text:p>1,4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imon Property Group Inc</text:p>
          </table:table-cell>
          <table:table-cell office:value-type="string" calcext:value-type="string">
            <text:p>SPG</text:p>
          </table:table-cell>
          <table:table-cell office:value-type="float" office:value="120.721142937523" calcext:value-type="float">
            <text:p>120,72</text:p>
          </table:table-cell>
          <table:table-cell office:value-type="float" office:value="119.06" calcext:value-type="float">
            <text:p>119,06</text:p>
          </table:table-cell>
          <table:table-cell office:value-type="float" office:value="1.66114293752339" calcext:value-type="float">
            <text:p>1,66</text:p>
          </table:table-cell>
          <table:table-cell office:value-type="float" office:value="1.39521496516327" calcext:value-type="float">
            <text:p>1,4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ockheed Martin Corp.</text:p>
          </table:table-cell>
          <table:table-cell office:value-type="string" calcext:value-type="string">
            <text:p>LMT</text:p>
          </table:table-cell>
          <table:table-cell office:value-type="float" office:value="387.804742776603" calcext:value-type="float">
            <text:p>387,80</text:p>
          </table:table-cell>
          <table:table-cell office:value-type="float" office:value="382.47" calcext:value-type="float">
            <text:p>382,47</text:p>
          </table:table-cell>
          <table:table-cell office:value-type="float" office:value="5.33474277660326" calcext:value-type="float">
            <text:p>5,33</text:p>
          </table:table-cell>
          <table:table-cell office:value-type="float" office:value="1.39481339101191" calcext:value-type="float">
            <text:p>1,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rocter &amp; Gamble</text:p>
          </table:table-cell>
          <table:table-cell office:value-type="string" calcext:value-type="string">
            <text:p>PG</text:p>
          </table:table-cell>
          <table:table-cell office:value-type="float" office:value="123.329226225635" calcext:value-type="float">
            <text:p>123,33</text:p>
          </table:table-cell>
          <table:table-cell office:value-type="float" office:value="121.66" calcext:value-type="float">
            <text:p>121,66</text:p>
          </table:table-cell>
          <table:table-cell office:value-type="float" office:value="1.66922622563497" calcext:value-type="float">
            <text:p>1,67</text:p>
          </table:table-cell>
          <table:table-cell office:value-type="float" office:value="1.37204194117621" calcext:value-type="float">
            <text:p>1,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merican Tower Corp.</text:p>
          </table:table-cell>
          <table:table-cell office:value-type="string" calcext:value-type="string">
            <text:p>AMT</text:p>
          </table:table-cell>
          <table:table-cell office:value-type="float" office:value="249.689545699407" calcext:value-type="float">
            <text:p>249,69</text:p>
          </table:table-cell>
          <table:table-cell office:value-type="float" office:value="246.32" calcext:value-type="float">
            <text:p>246,32</text:p>
          </table:table-cell>
          <table:table-cell office:value-type="float" office:value="3.36954569940744" calcext:value-type="float">
            <text:p>3,37</text:p>
          </table:table-cell>
          <table:table-cell office:value-type="float" office:value="1.36795457104881" calcext:value-type="float">
            <text:p>1,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lergan, plc</text:p>
          </table:table-cell>
          <table:table-cell office:value-type="string" calcext:value-type="string">
            <text:p>AGN</text:p>
          </table:table-cell>
          <table:table-cell office:value-type="float" office:value="194.562462908012" calcext:value-type="float">
            <text:p>194,56</text:p>
          </table:table-cell>
          <table:table-cell office:value-type="float" office:value="191.95" calcext:value-type="float">
            <text:p>191,95</text:p>
          </table:table-cell>
          <table:table-cell office:value-type="float" office:value="2.61246290801188" calcext:value-type="float">
            <text:p>2,61</text:p>
          </table:table-cell>
          <table:table-cell office:value-type="float" office:value="1.3610121948486" calcext:value-type="float">
            <text:p>1,3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eneral Mills</text:p>
          </table:table-cell>
          <table:table-cell office:value-type="string" calcext:value-type="string">
            <text:p>GIS</text:p>
          </table:table-cell>
          <table:table-cell office:value-type="float" office:value="55.5133102081269" calcext:value-type="float">
            <text:p>55,51</text:p>
          </table:table-cell>
          <table:table-cell office:value-type="float" office:value="54.77" calcext:value-type="float">
            <text:p>54,77</text:p>
          </table:table-cell>
          <table:table-cell office:value-type="float" office:value="0.743310208126857" calcext:value-type="float">
            <text:p>0,74</text:p>
          </table:table-cell>
          <table:table-cell office:value-type="float" office:value="1.35714845376457" calcext:value-type="float">
            <text:p>1,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lstate Corp</text:p>
          </table:table-cell>
          <table:table-cell office:value-type="string" calcext:value-type="string">
            <text:p>ALL</text:p>
          </table:table-cell>
          <table:table-cell office:value-type="float" office:value="108.552797281993" calcext:value-type="float">
            <text:p>108,55</text:p>
          </table:table-cell>
          <table:table-cell office:value-type="float" office:value="107.14" calcext:value-type="float">
            <text:p>107,14</text:p>
          </table:table-cell>
          <table:table-cell office:value-type="float" office:value="1.41279728199321" calcext:value-type="float">
            <text:p>1,41</text:p>
          </table:table-cell>
          <table:table-cell office:value-type="float" office:value="1.31864596041927" calcext:value-type="float">
            <text:p>1,3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extron Inc.</text:p>
          </table:table-cell>
          <table:table-cell office:value-type="string" calcext:value-type="string">
            <text:p>TXT</text:p>
          </table:table-cell>
          <table:table-cell office:value-type="float" office:value="36.4438644037009" calcext:value-type="float">
            <text:p>36,44</text:p>
          </table:table-cell>
          <table:table-cell office:value-type="float" office:value="35.97" calcext:value-type="float">
            <text:p>35,97</text:p>
          </table:table-cell>
          <table:table-cell office:value-type="float" office:value="0.47386440370088" calcext:value-type="float">
            <text:p>0,47</text:p>
          </table:table-cell>
          <table:table-cell office:value-type="float" office:value="1.31738783347478" calcext:value-type="float">
            <text:p>1,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MC Corporation</text:p>
          </table:table-cell>
          <table:table-cell office:value-type="string" calcext:value-type="string">
            <text:p>FMC</text:p>
          </table:table-cell>
          <table:table-cell office:value-type="float" office:value="91.7200293643609" calcext:value-type="float">
            <text:p>91,72</text:p>
          </table:table-cell>
          <table:table-cell office:value-type="float" office:value="90.53" calcext:value-type="float">
            <text:p>90,53</text:p>
          </table:table-cell>
          <table:table-cell office:value-type="float" office:value="1.19002936436094" calcext:value-type="float">
            <text:p>1,19</text:p>
          </table:table-cell>
          <table:table-cell office:value-type="float" office:value="1.31451382344078" calcext:value-type="float">
            <text:p>1,3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orfolk Southern Corp.</text:p>
          </table:table-cell>
          <table:table-cell office:value-type="string" calcext:value-type="string">
            <text:p>NSC</text:p>
          </table:table-cell>
          <table:table-cell office:value-type="float" office:value="176.783734939759" calcext:value-type="float">
            <text:p>176,78</text:p>
          </table:table-cell>
          <table:table-cell office:value-type="float" office:value="174.6" calcext:value-type="float">
            <text:p>174,6</text:p>
          </table:table-cell>
          <table:table-cell office:value-type="float" office:value="2.18373493975903" calcext:value-type="float">
            <text:p>2,18</text:p>
          </table:table-cell>
          <table:table-cell office:value-type="float" office:value="1.25070729654011" calcext:value-type="float">
            <text:p>1,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hipotle Mexican Grill</text:p>
          </table:table-cell>
          <table:table-cell office:value-type="string" calcext:value-type="string">
            <text:p>CMG</text:p>
          </table:table-cell>
          <table:table-cell office:value-type="float" office:value="732.019024390244" calcext:value-type="float">
            <text:p>732,02</text:p>
          </table:table-cell>
          <table:table-cell office:value-type="float" office:value="723.08" calcext:value-type="float">
            <text:p>723,08</text:p>
          </table:table-cell>
          <table:table-cell office:value-type="float" office:value="8.93902439024384" calcext:value-type="float">
            <text:p>8,94</text:p>
          </table:table-cell>
          <table:table-cell office:value-type="float" office:value="1.23624279336226" calcext:value-type="float">
            <text:p>1,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lobe Life Inc.</text:p>
          </table:table-cell>
          <table:table-cell office:value-type="string" calcext:value-type="string">
            <text:p>GL</text:p>
          </table:table-cell>
          <table:table-cell office:value-type="float" office:value="87.6501266766389" calcext:value-type="float">
            <text:p>87,65</text:p>
          </table:table-cell>
          <table:table-cell office:value-type="float" office:value="86.6" calcext:value-type="float">
            <text:p>86,6</text:p>
          </table:table-cell>
          <table:table-cell office:value-type="float" office:value="1.05012667663887" calcext:value-type="float">
            <text:p>1,05</text:p>
          </table:table-cell>
          <table:table-cell office:value-type="float" office:value="1.2126174095137" calcext:value-type="float">
            <text:p>1,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quifax Inc.</text:p>
          </table:table-cell>
          <table:table-cell office:value-type="string" calcext:value-type="string">
            <text:p>EFX</text:p>
          </table:table-cell>
          <table:table-cell office:value-type="float" office:value="156.021845140033" calcext:value-type="float">
            <text:p>156,02</text:p>
          </table:table-cell>
          <table:table-cell office:value-type="float" office:value="154.18" calcext:value-type="float">
            <text:p>154,18</text:p>
          </table:table-cell>
          <table:table-cell office:value-type="float" office:value="1.84184514003294" calcext:value-type="float">
            <text:p>1,84</text:p>
          </table:table-cell>
          <table:table-cell office:value-type="float" office:value="1.19460704373651" calcext:value-type="float">
            <text:p>1,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yondellBasell</text:p>
          </table:table-cell>
          <table:table-cell office:value-type="string" calcext:value-type="string">
            <text:p>LYB</text:p>
          </table:table-cell>
          <table:table-cell office:value-type="float" office:value="72.843470437018" calcext:value-type="float">
            <text:p>72,84</text:p>
          </table:table-cell>
          <table:table-cell office:value-type="float" office:value="71.99" calcext:value-type="float">
            <text:p>71,99</text:p>
          </table:table-cell>
          <table:table-cell office:value-type="float" office:value="0.853470437018004" calcext:value-type="float">
            <text:p>0,85</text:p>
          </table:table-cell>
          <table:table-cell office:value-type="float" office:value="1.18554026533964" calcext:value-type="float">
            <text:p>1,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Old Dominion Freight Line</text:p>
          </table:table-cell>
          <table:table-cell office:value-type="string" calcext:value-type="string">
            <text:p>ODFL</text:p>
          </table:table-cell>
          <table:table-cell office:value-type="float" office:value="200.759952549008" calcext:value-type="float">
            <text:p>200,76</text:p>
          </table:table-cell>
          <table:table-cell office:value-type="float" office:value="198.44" calcext:value-type="float">
            <text:p>198,44</text:p>
          </table:table-cell>
          <table:table-cell office:value-type="float" office:value="2.31995254900767" calcext:value-type="float">
            <text:p>2,32</text:p>
          </table:table-cell>
          <table:table-cell office:value-type="float" office:value="1.16909521719798" calcext:value-type="float">
            <text:p>1,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Verizon Communications</text:p>
          </table:table-cell>
          <table:table-cell office:value-type="string" calcext:value-type="string">
            <text:p>VZ</text:p>
          </table:table-cell>
          <table:table-cell office:value-type="float" office:value="57.5343272023233" calcext:value-type="float">
            <text:p>57,53</text:p>
          </table:table-cell>
          <table:table-cell office:value-type="float" office:value="56.87" calcext:value-type="float">
            <text:p>56,87</text:p>
          </table:table-cell>
          <table:table-cell office:value-type="float" office:value="0.664327202323335" calcext:value-type="float">
            <text:p>0,66</text:p>
          </table:table-cell>
          <table:table-cell office:value-type="float" office:value="1.16815052281227" calcext:value-type="float">
            <text:p>1,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ettler Toledo</text:p>
          </table:table-cell>
          <table:table-cell office:value-type="string" calcext:value-type="string">
            <text:p>MTD</text:p>
          </table:table-cell>
          <table:table-cell office:value-type="float" office:value="723.86990060885" calcext:value-type="float">
            <text:p>723,87</text:p>
          </table:table-cell>
          <table:table-cell office:value-type="float" office:value="715.55" calcext:value-type="float">
            <text:p>715,55</text:p>
          </table:table-cell>
          <table:table-cell office:value-type="float" office:value="8.31990060885005" calcext:value-type="float">
            <text:p>8,32</text:p>
          </table:table-cell>
          <table:table-cell office:value-type="float" office:value="1.16272805657886" calcext:value-type="float">
            <text:p>1,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CA Healthcare</text:p>
          </table:table-cell>
          <table:table-cell office:value-type="string" calcext:value-type="string">
            <text:p>HCA</text:p>
          </table:table-cell>
          <table:table-cell office:value-type="float" office:value="128.61287858532" calcext:value-type="float">
            <text:p>128,61</text:p>
          </table:table-cell>
          <table:table-cell office:value-type="float" office:value="127.2" calcext:value-type="float">
            <text:p>127,2</text:p>
          </table:table-cell>
          <table:table-cell office:value-type="float" office:value="1.41287858532014" calcext:value-type="float">
            <text:p>1,41</text:p>
          </table:table-cell>
          <table:table-cell office:value-type="float" office:value="1.11075360481143" calcext:value-type="float">
            <text:p>1,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he Travelers Companies Inc.</text:p>
          </table:table-cell>
          <table:table-cell office:value-type="string" calcext:value-type="string">
            <text:p>TRV</text:p>
          </table:table-cell>
          <table:table-cell office:value-type="float" office:value="126.222505559674" calcext:value-type="float">
            <text:p>126,22</text:p>
          </table:table-cell>
          <table:table-cell office:value-type="float" office:value="124.84" calcext:value-type="float">
            <text:p>124,84</text:p>
          </table:table-cell>
          <table:table-cell office:value-type="float" office:value="1.38250555967383" calcext:value-type="float">
            <text:p>1,38</text:p>
          </table:table-cell>
          <table:table-cell office:value-type="float" office:value="1.10742194783229" calcext:value-type="float">
            <text:p>1,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entair plc</text:p>
          </table:table-cell>
          <table:table-cell office:value-type="string" calcext:value-type="string">
            <text:p>PNR</text:p>
          </table:table-cell>
          <table:table-cell office:value-type="float" office:value="38.6990637337845" calcext:value-type="float">
            <text:p>38,70</text:p>
          </table:table-cell>
          <table:table-cell office:value-type="float" office:value="38.28" calcext:value-type="float">
            <text:p>38,28</text:p>
          </table:table-cell>
          <table:table-cell office:value-type="float" office:value="0.419063733784547" calcext:value-type="float">
            <text:p>0,42</text:p>
          </table:table-cell>
          <table:table-cell office:value-type="float" office:value="1.09473284687708" calcext:value-type="float">
            <text:p>1,0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iSource Inc.</text:p>
          </table:table-cell>
          <table:table-cell office:value-type="string" calcext:value-type="string">
            <text:p>NI</text:p>
          </table:table-cell>
          <table:table-cell office:value-type="float" office:value="29.7764175252671" calcext:value-type="float">
            <text:p>29,78</text:p>
          </table:table-cell>
          <table:table-cell office:value-type="float" office:value="29.46" calcext:value-type="float">
            <text:p>29,46</text:p>
          </table:table-cell>
          <table:table-cell office:value-type="float" office:value="0.316417525267116" calcext:value-type="float">
            <text:p>0,32</text:p>
          </table:table-cell>
          <table:table-cell office:value-type="float" office:value="1.07405813057405" calcext:value-type="float">
            <text:p>1,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exandria Real Estate Equities</text:p>
          </table:table-cell>
          <table:table-cell office:value-type="string" calcext:value-type="string">
            <text:p>ARE</text:p>
          </table:table-cell>
          <table:table-cell office:value-type="float" office:value="160.745693718673" calcext:value-type="float">
            <text:p>160,75</text:p>
          </table:table-cell>
          <table:table-cell office:value-type="float" office:value="159.06" calcext:value-type="float">
            <text:p>159,06</text:p>
          </table:table-cell>
          <table:table-cell office:value-type="float" office:value="1.68569371867335" calcext:value-type="float">
            <text:p>1,69</text:p>
          </table:table-cell>
          <table:table-cell office:value-type="float" office:value="1.05978480992918" calcext:value-type="float">
            <text:p>1,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Kimberly-Clark</text:p>
          </table:table-cell>
          <table:table-cell office:value-type="string" calcext:value-type="string">
            <text:p>KMB</text:p>
          </table:table-cell>
          <table:table-cell office:value-type="float" office:value="148.00176201373" calcext:value-type="float">
            <text:p>148,00</text:p>
          </table:table-cell>
          <table:table-cell office:value-type="float" office:value="146.46" calcext:value-type="float">
            <text:p>146,46</text:p>
          </table:table-cell>
          <table:table-cell office:value-type="float" office:value="1.54176201372997" calcext:value-type="float">
            <text:p>1,54</text:p>
          </table:table-cell>
          <table:table-cell office:value-type="float" office:value="1.05268470144064" calcext:value-type="float">
            <text:p>1,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ansas City Southern</text:p>
          </table:table-cell>
          <table:table-cell office:value-type="string" calcext:value-type="string">
            <text:p>KSU</text:p>
          </table:table-cell>
          <table:table-cell office:value-type="float" office:value="148.571774188697" calcext:value-type="float">
            <text:p>148,57</text:p>
          </table:table-cell>
          <table:table-cell office:value-type="float" office:value="147.08" calcext:value-type="float">
            <text:p>147,08</text:p>
          </table:table-cell>
          <table:table-cell office:value-type="float" office:value="1.49177418869741" calcext:value-type="float">
            <text:p>1,49</text:p>
          </table:table-cell>
          <table:table-cell office:value-type="float" office:value="1.01426039481738" calcext:value-type="float">
            <text:p>1,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Roper Technologies</text:p>
          </table:table-cell>
          <table:table-cell office:value-type="string" calcext:value-type="string">
            <text:p>ROP</text:p>
          </table:table-cell>
          <table:table-cell office:value-type="float" office:value="353.861007751938" calcext:value-type="float">
            <text:p>353,86</text:p>
          </table:table-cell>
          <table:table-cell office:value-type="float" office:value="350.33" calcext:value-type="float">
            <text:p>350,33</text:p>
          </table:table-cell>
          <table:table-cell office:value-type="float" office:value="3.53100775193798" calcext:value-type="float">
            <text:p>3,53</text:p>
          </table:table-cell>
          <table:table-cell office:value-type="float" office:value="1.00790904345559" calcext:value-type="float">
            <text:p>1,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rviceNow</text:p>
          </table:table-cell>
          <table:table-cell office:value-type="string" calcext:value-type="string">
            <text:p>NOW</text:p>
          </table:table-cell>
          <table:table-cell office:value-type="float" office:value="320.423675352695" calcext:value-type="float">
            <text:p>320,42</text:p>
          </table:table-cell>
          <table:table-cell office:value-type="float" office:value="317.24" calcext:value-type="float">
            <text:p>317,24</text:p>
          </table:table-cell>
          <table:table-cell office:value-type="float" office:value="3.18367535269545" calcext:value-type="float">
            <text:p>3,18</text:p>
          </table:table-cell>
          <table:table-cell office:value-type="float" office:value="1.00355420271575" calcext:value-type="float">
            <text:p>1,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part Inc</text:p>
          </table:table-cell>
          <table:table-cell office:value-type="string" calcext:value-type="string">
            <text:p>CPRT</text:p>
          </table:table-cell>
          <table:table-cell office:value-type="float" office:value="80.964866605948" calcext:value-type="float">
            <text:p>80,96</text:p>
          </table:table-cell>
          <table:table-cell office:value-type="float" office:value="80.19" calcext:value-type="float">
            <text:p>80,19</text:p>
          </table:table-cell>
          <table:table-cell office:value-type="float" office:value="0.774866605947949" calcext:value-type="float">
            <text:p>0,77</text:p>
          </table:table-cell>
          <table:table-cell office:value-type="float" office:value="0.966288322668598" calcext:value-type="float">
            <text:p>0,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iserv Inc</text:p>
          </table:table-cell>
          <table:table-cell office:value-type="string" calcext:value-type="string">
            <text:p>FISV</text:p>
          </table:table-cell>
          <table:table-cell office:value-type="float" office:value="107.823142373701" calcext:value-type="float">
            <text:p>107,82</text:p>
          </table:table-cell>
          <table:table-cell office:value-type="float" office:value="106.82" calcext:value-type="float">
            <text:p>106,82</text:p>
          </table:table-cell>
          <table:table-cell office:value-type="float" office:value="1.00314237370075" calcext:value-type="float">
            <text:p>1,00</text:p>
          </table:table-cell>
          <table:table-cell office:value-type="float" office:value="0.939096024808795" calcext:value-type="float">
            <text:p>0,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CDW</text:p>
          </table:table-cell>
          <table:table-cell office:value-type="float" office:value="112.621948579161" calcext:value-type="float">
            <text:p>112,62</text:p>
          </table:table-cell>
          <table:table-cell office:value-type="float" office:value="111.58" calcext:value-type="float">
            <text:p>111,58</text:p>
          </table:table-cell>
          <table:table-cell office:value-type="float" office:value="1.04194857916103" calcext:value-type="float">
            <text:p>1,04</text:p>
          </table:table-cell>
          <table:table-cell office:value-type="float" office:value="0.933813030257241" calcext:value-type="float">
            <text:p>0,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icrosoft Corp.</text:p>
          </table:table-cell>
          <table:table-cell office:value-type="string" calcext:value-type="string">
            <text:p>MSFT</text:p>
          </table:table-cell>
          <table:table-cell office:value-type="float" office:value="163.034723332903" calcext:value-type="float">
            <text:p>163,03</text:p>
          </table:table-cell>
          <table:table-cell office:value-type="float" office:value="161.57" calcext:value-type="float">
            <text:p>161,57</text:p>
          </table:table-cell>
          <table:table-cell office:value-type="float" office:value="1.46472333290339" calcext:value-type="float">
            <text:p>1,46</text:p>
          </table:table-cell>
          <table:table-cell office:value-type="float" office:value="0.906556497433552" calcext:value-type="float">
            <text:p>0,9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ublic Storage</text:p>
          </table:table-cell>
          <table:table-cell office:value-type="string" calcext:value-type="string">
            <text:p>PSA</text:p>
          </table:table-cell>
          <table:table-cell office:value-type="float" office:value="231.012428096869" calcext:value-type="float">
            <text:p>231,01</text:p>
          </table:table-cell>
          <table:table-cell office:value-type="float" office:value="228.94" calcext:value-type="float">
            <text:p>228,94</text:p>
          </table:table-cell>
          <table:table-cell office:value-type="float" office:value="2.07242809686915" calcext:value-type="float">
            <text:p>2,07</text:p>
          </table:table-cell>
          <table:table-cell office:value-type="float" office:value="0.905227612854524" calcext:value-type="float">
            <text:p>0,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enry Schein</text:p>
          </table:table-cell>
          <table:table-cell office:value-type="string" calcext:value-type="string">
            <text:p>HSIC</text:p>
          </table:table-cell>
          <table:table-cell office:value-type="float" office:value="58.2118304956834" calcext:value-type="float">
            <text:p>58,21</text:p>
          </table:table-cell>
          <table:table-cell office:value-type="float" office:value="57.69" calcext:value-type="float">
            <text:p>57,69</text:p>
          </table:table-cell>
          <table:table-cell office:value-type="float" office:value="0.521830495683346" calcext:value-type="float">
            <text:p>0,52</text:p>
          </table:table-cell>
          <table:table-cell office:value-type="float" office:value="0.904542374212769" calcext:value-type="float">
            <text:p>0,9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astenal Co</text:p>
          </table:table-cell>
          <table:table-cell office:value-type="string" calcext:value-type="string">
            <text:p>FAST</text:p>
          </table:table-cell>
          <table:table-cell office:value-type="float" office:value="34.4644695778907" calcext:value-type="float">
            <text:p>34,46</text:p>
          </table:table-cell>
          <table:table-cell office:value-type="float" office:value="34.16" calcext:value-type="float">
            <text:p>34,16</text:p>
          </table:table-cell>
          <table:table-cell office:value-type="float" office:value="0.304469577890693" calcext:value-type="float">
            <text:p>0,30</text:p>
          </table:table-cell>
          <table:table-cell office:value-type="float" office:value="0.891304384925915" calcext:value-type="float">
            <text:p>0,8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Universal Health Services, Inc.</text:p>
          </table:table-cell>
          <table:table-cell office:value-type="string" calcext:value-type="string">
            <text:p>UHS</text:p>
          </table:table-cell>
          <table:table-cell office:value-type="float" office:value="127.092346666667" calcext:value-type="float">
            <text:p>127,09</text:p>
          </table:table-cell>
          <table:table-cell office:value-type="float" office:value="125.97" calcext:value-type="float">
            <text:p>125,97</text:p>
          </table:table-cell>
          <table:table-cell office:value-type="float" office:value="1.12234666666667" calcext:value-type="float">
            <text:p>1,12</text:p>
          </table:table-cell>
          <table:table-cell office:value-type="float" office:value="0.890963456907734" calcext:value-type="float">
            <text:p>0,8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Quest Diagnostics</text:p>
          </table:table-cell>
          <table:table-cell office:value-type="string" calcext:value-type="string">
            <text:p>DGX</text:p>
          </table:table-cell>
          <table:table-cell office:value-type="float" office:value="112.991223021583" calcext:value-type="float">
            <text:p>112,99</text:p>
          </table:table-cell>
          <table:table-cell office:value-type="float" office:value="112.02" calcext:value-type="float">
            <text:p>112,02</text:p>
          </table:table-cell>
          <table:table-cell office:value-type="float" office:value="0.971223021582745" calcext:value-type="float">
            <text:p>0,97</text:p>
          </table:table-cell>
          <table:table-cell office:value-type="float" office:value="0.8670085891651" calcext:value-type="float">
            <text:p>0,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ecton Dickinson</text:p>
          </table:table-cell>
          <table:table-cell office:value-type="string" calcext:value-type="string">
            <text:p>BDX</text:p>
          </table:table-cell>
          <table:table-cell office:value-type="float" office:value="241.070686925666" calcext:value-type="float">
            <text:p>241,07</text:p>
          </table:table-cell>
          <table:table-cell office:value-type="float" office:value="239.12" calcext:value-type="float">
            <text:p>239,12</text:p>
          </table:table-cell>
          <table:table-cell office:value-type="float" office:value="1.95068692566645" calcext:value-type="float">
            <text:p>1,95</text:p>
          </table:table-cell>
          <table:table-cell office:value-type="float" office:value="0.815777402838092" calcext:value-type="float">
            <text:p>0,8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JM Smucker</text:p>
          </table:table-cell>
          <table:table-cell office:value-type="string" calcext:value-type="string">
            <text:p>SJM</text:p>
          </table:table-cell>
          <table:table-cell office:value-type="float" office:value="110.88566755084" calcext:value-type="float">
            <text:p>110,89</text:p>
          </table:table-cell>
          <table:table-cell office:value-type="float" office:value="109.99" calcext:value-type="float">
            <text:p>109,99</text:p>
          </table:table-cell>
          <table:table-cell office:value-type="float" office:value="0.895667550839974" calcext:value-type="float">
            <text:p>0,90</text:p>
          </table:table-cell>
          <table:table-cell office:value-type="float" office:value="0.814317256877875" calcext:value-type="float">
            <text:p>0,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arriott Int'l.</text:p>
          </table:table-cell>
          <table:table-cell office:value-type="string" calcext:value-type="string">
            <text:p>MAR</text:p>
          </table:table-cell>
          <table:table-cell office:value-type="float" office:value="111.552151326934" calcext:value-type="float">
            <text:p>111,55</text:p>
          </table:table-cell>
          <table:table-cell office:value-type="float" office:value="110.66" calcext:value-type="float">
            <text:p>110,66</text:p>
          </table:table-cell>
          <table:table-cell office:value-type="float" office:value="0.892151326933941" calcext:value-type="float">
            <text:p>0,89</text:p>
          </table:table-cell>
          <table:table-cell office:value-type="float" office:value="0.806209404422503" calcext:value-type="float">
            <text:p>0,8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Williams Cos.</text:p>
          </table:table-cell>
          <table:table-cell office:value-type="string" calcext:value-type="string">
            <text:p>WMB</text:p>
          </table:table-cell>
          <table:table-cell office:value-type="float" office:value="17.5883842485777" calcext:value-type="float">
            <text:p>17,59</text:p>
          </table:table-cell>
          <table:table-cell office:value-type="float" office:value="17.45" calcext:value-type="float">
            <text:p>17,45</text:p>
          </table:table-cell>
          <table:table-cell office:value-type="float" office:value="0.138384248577651" calcext:value-type="float">
            <text:p>0,14</text:p>
          </table:table-cell>
          <table:table-cell office:value-type="float" office:value="0.793032943138402" calcext:value-type="float">
            <text:p>0,7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Welltower Inc.</text:p>
          </table:table-cell>
          <table:table-cell office:value-type="string" calcext:value-type="string">
            <text:p>WELL</text:p>
          </table:table-cell>
          <table:table-cell office:value-type="float" office:value="74.5364573630962" calcext:value-type="float">
            <text:p>74,54</text:p>
          </table:table-cell>
          <table:table-cell office:value-type="float" office:value="73.96" calcext:value-type="float">
            <text:p>73,96</text:p>
          </table:table-cell>
          <table:table-cell office:value-type="float" office:value="0.576457363096196" calcext:value-type="float">
            <text:p>0,58</text:p>
          </table:table-cell>
          <table:table-cell office:value-type="float" office:value="0.779417743504862" calcext:value-type="float">
            <text:p>0,7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ractor Supply Company</text:p>
          </table:table-cell>
          <table:table-cell office:value-type="string" calcext:value-type="string">
            <text:p>TSCO</text:p>
          </table:table-cell>
          <table:table-cell office:value-type="float" office:value="92.1789414518389" calcext:value-type="float">
            <text:p>92,18</text:p>
          </table:table-cell>
          <table:table-cell office:value-type="float" office:value="91.48" calcext:value-type="float">
            <text:p>91,48</text:p>
          </table:table-cell>
          <table:table-cell office:value-type="float" office:value="0.698941451838891" calcext:value-type="float">
            <text:p>0,70</text:p>
          </table:table-cell>
          <table:table-cell office:value-type="float" office:value="0.764037441887725" calcext:value-type="float">
            <text:p>0,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Union Pacific Corp</text:p>
          </table:table-cell>
          <table:table-cell office:value-type="string" calcext:value-type="string">
            <text:p>UNP</text:p>
          </table:table-cell>
          <table:table-cell office:value-type="float" office:value="157.266887126469" calcext:value-type="float">
            <text:p>157,27</text:p>
          </table:table-cell>
          <table:table-cell office:value-type="float" office:value="156.09" calcext:value-type="float">
            <text:p>156,09</text:p>
          </table:table-cell>
          <table:table-cell office:value-type="float" office:value="1.17688712646932" calcext:value-type="float">
            <text:p>1,18</text:p>
          </table:table-cell>
          <table:table-cell office:value-type="float" office:value="0.753979836292731" calcext:value-type="float">
            <text:p>0,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JKHY</text:p>
          </table:table-cell>
          <table:table-cell office:value-type="float" office:value="162.650492973225" calcext:value-type="float">
            <text:p>162,65</text:p>
          </table:table-cell>
          <table:table-cell office:value-type="float" office:value="161.44" calcext:value-type="float">
            <text:p>161,44</text:p>
          </table:table-cell>
          <table:table-cell office:value-type="float" office:value="1.21049297322458" calcext:value-type="float">
            <text:p>1,21</text:p>
          </table:table-cell>
          <table:table-cell office:value-type="float" office:value="0.749809819886382" calcext:value-type="float">
            <text:p>0,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anaher Corp.</text:p>
          </table:table-cell>
          <table:table-cell office:value-type="string" calcext:value-type="string">
            <text:p>DHR</text:p>
          </table:table-cell>
          <table:table-cell office:value-type="float" office:value="149.539264995776" calcext:value-type="float">
            <text:p>149,54</text:p>
          </table:table-cell>
          <table:table-cell office:value-type="float" office:value="148.43" calcext:value-type="float">
            <text:p>148,43</text:p>
          </table:table-cell>
          <table:table-cell office:value-type="float" office:value="1.10926499577582" calcext:value-type="float">
            <text:p>1,11</text:p>
          </table:table-cell>
          <table:table-cell office:value-type="float" office:value="0.747332072880022" calcext:value-type="float">
            <text:p>0,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MS Energy</text:p>
          </table:table-cell>
          <table:table-cell office:value-type="string" calcext:value-type="string">
            <text:p>CMS</text:p>
          </table:table-cell>
          <table:table-cell office:value-type="float" office:value="68.3846996466431" calcext:value-type="float">
            <text:p>68,38</text:p>
          </table:table-cell>
          <table:table-cell office:value-type="float" office:value="67.89" calcext:value-type="float">
            <text:p>67,89</text:p>
          </table:table-cell>
          <table:table-cell office:value-type="float" office:value="0.494699646643113" calcext:value-type="float">
            <text:p>0,49</text:p>
          </table:table-cell>
          <table:table-cell office:value-type="float" office:value="0.728678224544282" calcext:value-type="float">
            <text:p>0,7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ollins Inc.</text:p>
          </table:table-cell>
          <table:table-cell office:value-type="string" calcext:value-type="string">
            <text:p>ROL</text:p>
          </table:table-cell>
          <table:table-cell office:value-type="float" office:value="40.0378858667937" calcext:value-type="float">
            <text:p>40,04</text:p>
          </table:table-cell>
          <table:table-cell office:value-type="float" office:value="39.75" calcext:value-type="float">
            <text:p>39,75</text:p>
          </table:table-cell>
          <table:table-cell office:value-type="float" office:value="0.287885866793701" calcext:value-type="float">
            <text:p>0,29</text:p>
          </table:table-cell>
          <table:table-cell office:value-type="float" office:value="0.724241174323776" calcext:value-type="float">
            <text:p>0,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aton Corporation</text:p>
          </table:table-cell>
          <table:table-cell office:value-type="string" calcext:value-type="string">
            <text:p>ETN</text:p>
          </table:table-cell>
          <table:table-cell office:value-type="float" office:value="93.4177454795148" calcext:value-type="float">
            <text:p>93,42</text:p>
          </table:table-cell>
          <table:table-cell office:value-type="float" office:value="92.77" calcext:value-type="float">
            <text:p>92,77</text:p>
          </table:table-cell>
          <table:table-cell office:value-type="float" office:value="0.647745479514768" calcext:value-type="float">
            <text:p>0,65</text:p>
          </table:table-cell>
          <table:table-cell office:value-type="float" office:value="0.698227314341671" calcext:value-type="float">
            <text:p>0,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ssex Property Trust, Inc.</text:p>
          </table:table-cell>
          <table:table-cell office:value-type="string" calcext:value-type="string">
            <text:p>ESS</text:p>
          </table:table-cell>
          <table:table-cell office:value-type="float" office:value="296.694725261549" calcext:value-type="float">
            <text:p>296,69</text:p>
          </table:table-cell>
          <table:table-cell office:value-type="float" office:value="294.66" calcext:value-type="float">
            <text:p>294,66</text:p>
          </table:table-cell>
          <table:table-cell office:value-type="float" office:value="2.03472526154877" calcext:value-type="float">
            <text:p>2,03</text:p>
          </table:table-cell>
          <table:table-cell office:value-type="float" office:value="0.690533245621656" calcext:value-type="float">
            <text:p>0,6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HD</text:p>
          </table:table-cell>
          <table:table-cell office:value-type="float" office:value="230.065555555556" calcext:value-type="float">
            <text:p>230,07</text:p>
          </table:table-cell>
          <table:table-cell office:value-type="float" office:value="228.51" calcext:value-type="float">
            <text:p>228,51</text:p>
          </table:table-cell>
          <table:table-cell office:value-type="float" office:value="1.55555555555557" calcext:value-type="float">
            <text:p>1,56</text:p>
          </table:table-cell>
          <table:table-cell office:value-type="float" office:value="0.68073850402852" calcext:value-type="float">
            <text:p>0,6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rologis</text:p>
          </table:table-cell>
          <table:table-cell office:value-type="string" calcext:value-type="string">
            <text:p>PLD</text:p>
          </table:table-cell>
          <table:table-cell office:value-type="float" office:value="86.462570789121" calcext:value-type="float">
            <text:p>86,46</text:p>
          </table:table-cell>
          <table:table-cell office:value-type="float" office:value="85.88" calcext:value-type="float">
            <text:p>85,88</text:p>
          </table:table-cell>
          <table:table-cell office:value-type="float" office:value="0.582570789121021" calcext:value-type="float">
            <text:p>0,58</text:p>
          </table:table-cell>
          <table:table-cell office:value-type="float" office:value="0.67835443539942" calcext:value-type="float">
            <text:p>0,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dison Int'l</text:p>
          </table:table-cell>
          <table:table-cell office:value-type="string" calcext:value-type="string">
            <text:p>EIX</text:p>
          </table:table-cell>
          <table:table-cell office:value-type="float" office:value="68.031717791411" calcext:value-type="float">
            <text:p>68,03</text:p>
          </table:table-cell>
          <table:table-cell office:value-type="float" office:value="67.59" calcext:value-type="float">
            <text:p>67,59</text:p>
          </table:table-cell>
          <table:table-cell office:value-type="float" office:value="0.441717791411037" calcext:value-type="float">
            <text:p>0,44</text:p>
          </table:table-cell>
          <table:table-cell office:value-type="float" office:value="0.653525360868526" calcext:value-type="float">
            <text:p>0,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artford Financial Svc.Gp.</text:p>
          </table:table-cell>
          <table:table-cell office:value-type="string" calcext:value-type="string">
            <text:p>HIG</text:p>
          </table:table-cell>
          <table:table-cell office:value-type="float" office:value="51.2923262839879" calcext:value-type="float">
            <text:p>51,29</text:p>
          </table:table-cell>
          <table:table-cell office:value-type="float" office:value="50.96" calcext:value-type="float">
            <text:p>50,96</text:p>
          </table:table-cell>
          <table:table-cell office:value-type="float" office:value="0.332326283987918" calcext:value-type="float">
            <text:p>0,33</text:p>
          </table:table-cell>
          <table:table-cell office:value-type="float" office:value="0.652131640478646" calcext:value-type="float">
            <text:p>0,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utoZone Inc</text:p>
          </table:table-cell>
          <table:table-cell office:value-type="string" calcext:value-type="string">
            <text:p>AZO</text:p>
          </table:table-cell>
          <table:table-cell office:value-type="float" office:value="1067.22426778571" calcext:value-type="float">
            <text:p>1067,22</text:p>
          </table:table-cell>
          <table:table-cell office:value-type="float" office:value="1060.31" calcext:value-type="float">
            <text:p>1060,31</text:p>
          </table:table-cell>
          <table:table-cell office:value-type="float" office:value="6.91426778570872" calcext:value-type="float">
            <text:p>6,91</text:p>
          </table:table-cell>
          <table:table-cell office:value-type="float" office:value="0.65209870563408" calcext:value-type="float">
            <text:p>0,6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ublic Serv. Enterprise Inc.</text:p>
          </table:table-cell>
          <table:table-cell office:value-type="string" calcext:value-type="string">
            <text:p>PEG</text:p>
          </table:table-cell>
          <table:table-cell office:value-type="float" office:value="55.0791124260355" calcext:value-type="float">
            <text:p>55,08</text:p>
          </table:table-cell>
          <table:table-cell office:value-type="float" office:value="54.73" calcext:value-type="float">
            <text:p>54,73</text:p>
          </table:table-cell>
          <table:table-cell office:value-type="float" office:value="0.349112426035504" calcext:value-type="float">
            <text:p>0,35</text:p>
          </table:table-cell>
          <table:table-cell office:value-type="float" office:value="0.637881282725203" calcext:value-type="float">
            <text:p>0,6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arget Corp.</text:p>
          </table:table-cell>
          <table:table-cell office:value-type="string" calcext:value-type="string">
            <text:p>TGT</text:p>
          </table:table-cell>
          <table:table-cell office:value-type="float" office:value="106.623293323331" calcext:value-type="float">
            <text:p>106,62</text:p>
          </table:table-cell>
          <table:table-cell office:value-type="float" office:value="105.95" calcext:value-type="float">
            <text:p>105,95</text:p>
          </table:table-cell>
          <table:table-cell office:value-type="float" office:value="0.673293323330825" calcext:value-type="float">
            <text:p>0,67</text:p>
          </table:table-cell>
          <table:table-cell office:value-type="float" office:value="0.635482136225412" calcext:value-type="float">
            <text:p>0,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uke Energy</text:p>
          </table:table-cell>
          <table:table-cell office:value-type="string" calcext:value-type="string">
            <text:p>DUK</text:p>
          </table:table-cell>
          <table:table-cell office:value-type="float" office:value="99.6742937853107" calcext:value-type="float">
            <text:p>99,67</text:p>
          </table:table-cell>
          <table:table-cell office:value-type="float" office:value="99.05" calcext:value-type="float">
            <text:p>99,05</text:p>
          </table:table-cell>
          <table:table-cell office:value-type="float" office:value="0.624293785310741" calcext:value-type="float">
            <text:p>0,62</text:p>
          </table:table-cell>
          <table:table-cell office:value-type="float" office:value="0.630281459172883" calcext:value-type="float">
            <text:p>0,6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RMD</text:p>
          </table:table-cell>
          <table:table-cell office:value-type="float" office:value="167.098299604108" calcext:value-type="float">
            <text:p>167,10</text:p>
          </table:table-cell>
          <table:table-cell office:value-type="float" office:value="166.08" calcext:value-type="float">
            <text:p>166,08</text:p>
          </table:table-cell>
          <table:table-cell office:value-type="float" office:value="1.01829960410839" calcext:value-type="float">
            <text:p>1,02</text:p>
          </table:table-cell>
          <table:table-cell office:value-type="float" office:value="0.61313800825409" calcext:value-type="float">
            <text:p>0,6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owe's Cos.</text:p>
          </table:table-cell>
          <table:table-cell office:value-type="string" calcext:value-type="string">
            <text:p>LOW</text:p>
          </table:table-cell>
          <table:table-cell office:value-type="float" office:value="105.939310344828" calcext:value-type="float">
            <text:p>105,94</text:p>
          </table:table-cell>
          <table:table-cell office:value-type="float" office:value="105.31" calcext:value-type="float">
            <text:p>105,31</text:p>
          </table:table-cell>
          <table:table-cell office:value-type="float" office:value="0.629310344827587" calcext:value-type="float">
            <text:p>0,63</text:p>
          </table:table-cell>
          <table:table-cell office:value-type="float" office:value="0.597578904973495" calcext:value-type="float">
            <text:p>0,6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United Rentals, Inc.</text:p>
          </table:table-cell>
          <table:table-cell office:value-type="string" calcext:value-type="string">
            <text:p>URI</text:p>
          </table:table-cell>
          <table:table-cell office:value-type="float" office:value="116.339154548964" calcext:value-type="float">
            <text:p>116,34</text:p>
          </table:table-cell>
          <table:table-cell office:value-type="float" office:value="115.67" calcext:value-type="float">
            <text:p>115,67</text:p>
          </table:table-cell>
          <table:table-cell office:value-type="float" office:value="0.669154548964102" calcext:value-type="float">
            <text:p>0,67</text:p>
          </table:table-cell>
          <table:table-cell office:value-type="float" office:value="0.578503111406675" calcext:value-type="float">
            <text:p>0,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llar General</text:p>
          </table:table-cell>
          <table:table-cell office:value-type="string" calcext:value-type="string">
            <text:p>DG</text:p>
          </table:table-cell>
          <table:table-cell office:value-type="float" office:value="159.268110727688" calcext:value-type="float">
            <text:p>159,27</text:p>
          </table:table-cell>
          <table:table-cell office:value-type="float" office:value="158.38" calcext:value-type="float">
            <text:p>158,38</text:p>
          </table:table-cell>
          <table:table-cell office:value-type="float" office:value="0.888110727687575" calcext:value-type="float">
            <text:p>0,89</text:p>
          </table:table-cell>
          <table:table-cell office:value-type="float" office:value="0.560746765808546" calcext:value-type="float">
            <text:p>0,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IDEXX Laboratories</text:p>
          </table:table-cell>
          <table:table-cell office:value-type="string" calcext:value-type="string">
            <text:p>IDXX</text:p>
          </table:table-cell>
          <table:table-cell office:value-type="float" office:value="251.289276590935" calcext:value-type="float">
            <text:p>251,29</text:p>
          </table:table-cell>
          <table:table-cell office:value-type="float" office:value="249.89" calcext:value-type="float">
            <text:p>249,89</text:p>
          </table:table-cell>
          <table:table-cell office:value-type="float" office:value="1.39927659093479" calcext:value-type="float">
            <text:p>1,40</text:p>
          </table:table-cell>
          <table:table-cell office:value-type="float" office:value="0.559957017461599" calcext:value-type="float">
            <text:p>0,5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cDonald's Corp.</text:p>
          </table:table-cell>
          <table:table-cell office:value-type="string" calcext:value-type="string">
            <text:p>MCD</text:p>
          </table:table-cell>
          <table:table-cell office:value-type="float" office:value="199.962342158859" calcext:value-type="float">
            <text:p>199,96</text:p>
          </table:table-cell>
          <table:table-cell office:value-type="float" office:value="198.86" calcext:value-type="float">
            <text:p>198,86</text:p>
          </table:table-cell>
          <table:table-cell office:value-type="float" office:value="1.10234215885944" calcext:value-type="float">
            <text:p>1,10</text:p>
          </table:table-cell>
          <table:table-cell office:value-type="float" office:value="0.554330764789019" calcext:value-type="float">
            <text:p>0,5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fizer Inc.</text:p>
          </table:table-cell>
          <table:table-cell office:value-type="string" calcext:value-type="string">
            <text:p>PFE</text:p>
          </table:table-cell>
          <table:table-cell office:value-type="float" office:value="35.2105638280074" calcext:value-type="float">
            <text:p>35,21</text:p>
          </table:table-cell>
          <table:table-cell office:value-type="float" office:value="35.02" calcext:value-type="float">
            <text:p>35,02</text:p>
          </table:table-cell>
          <table:table-cell office:value-type="float" office:value="0.190563828007363" calcext:value-type="float">
            <text:p>0,19</text:p>
          </table:table-cell>
          <table:table-cell office:value-type="float" office:value="0.544157133087844" calcext:value-type="float">
            <text:p>0,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he Cooper Companies</text:p>
          </table:table-cell>
          <table:table-cell office:value-type="string" calcext:value-type="string">
            <text:p>COO</text:p>
          </table:table-cell>
          <table:table-cell office:value-type="float" office:value="335.59" calcext:value-type="float">
            <text:p>335,59</text:p>
          </table:table-cell>
          <table:table-cell office:value-type="float" office:value="333.81" calcext:value-type="float">
            <text:p>333,81</text:p>
          </table:table-cell>
          <table:table-cell office:value-type="float" office:value="1.77999999999997" calcext:value-type="float">
            <text:p>1,78</text:p>
          </table:table-cell>
          <table:table-cell office:value-type="float" office:value="0.533237470417295" calcext:value-type="float">
            <text:p>0,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merican Water Works Company Inc</text:p>
          </table:table-cell>
          <table:table-cell office:value-type="string" calcext:value-type="string">
            <text:p>AWK</text:p>
          </table:table-cell>
          <table:table-cell office:value-type="float" office:value="141.722222222222" calcext:value-type="float">
            <text:p>141,72</text:p>
          </table:table-cell>
          <table:table-cell office:value-type="float" office:value="141" calcext:value-type="float">
            <text:p>141</text:p>
          </table:table-cell>
          <table:table-cell office:value-type="float" office:value="0.722222222222229" calcext:value-type="float">
            <text:p>0,72</text:p>
          </table:table-cell>
          <table:table-cell office:value-type="float" office:value="0.512214342001581" calcext:value-type="float">
            <text:p>0,5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Verisk Analytics</text:p>
          </table:table-cell>
          <table:table-cell office:value-type="string" calcext:value-type="string">
            <text:p>VRSK</text:p>
          </table:table-cell>
          <table:table-cell office:value-type="float" office:value="164.198887663178" calcext:value-type="float">
            <text:p>164,20</text:p>
          </table:table-cell>
          <table:table-cell office:value-type="float" office:value="163.37" calcext:value-type="float">
            <text:p>163,37</text:p>
          </table:table-cell>
          <table:table-cell office:value-type="float" office:value="0.828887663178278" calcext:value-type="float">
            <text:p>0,83</text:p>
          </table:table-cell>
          <table:table-cell office:value-type="float" office:value="0.507368343746268" calcext:value-type="float">
            <text:p>0,5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empra Energy</text:p>
          </table:table-cell>
          <table:table-cell office:value-type="string" calcext:value-type="string">
            <text:p>SRE</text:p>
          </table:table-cell>
          <table:table-cell office:value-type="float" office:value="142.574089649141" calcext:value-type="float">
            <text:p>142,57</text:p>
          </table:table-cell>
          <table:table-cell office:value-type="float" office:value="141.87" calcext:value-type="float">
            <text:p>141,87</text:p>
          </table:table-cell>
          <table:table-cell office:value-type="float" office:value="0.704089649140997" calcext:value-type="float">
            <text:p>0,70</text:p>
          </table:table-cell>
          <table:table-cell office:value-type="float" office:value="0.49629213303799" calcext:value-type="float">
            <text:p>0,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Clorox Company</text:p>
          </table:table-cell>
          <table:table-cell office:value-type="string" calcext:value-type="string">
            <text:p>CLX</text:p>
          </table:table-cell>
          <table:table-cell office:value-type="float" office:value="174.115214497041" calcext:value-type="float">
            <text:p>174,12</text:p>
          </table:table-cell>
          <table:table-cell office:value-type="float" office:value="173.26" calcext:value-type="float">
            <text:p>173,26</text:p>
          </table:table-cell>
          <table:table-cell office:value-type="float" office:value="0.85521449704143" calcext:value-type="float">
            <text:p>0,86</text:p>
          </table:table-cell>
          <table:table-cell office:value-type="float" office:value="0.493601810597617" calcext:value-type="float">
            <text:p>0,4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extEra Energy</text:p>
          </table:table-cell>
          <table:table-cell office:value-type="string" calcext:value-type="string">
            <text:p>NEE</text:p>
          </table:table-cell>
          <table:table-cell office:value-type="float" office:value="273.157526205451" calcext:value-type="float">
            <text:p>273,16</text:p>
          </table:table-cell>
          <table:table-cell office:value-type="float" office:value="271.82" calcext:value-type="float">
            <text:p>271,82</text:p>
          </table:table-cell>
          <table:table-cell office:value-type="float" office:value="1.33752620545073" calcext:value-type="float">
            <text:p>1,34</text:p>
          </table:table-cell>
          <table:table-cell office:value-type="float" office:value="0.492063205595883" calcext:value-type="float">
            <text:p>0,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merican Electric Power</text:p>
          </table:table-cell>
          <table:table-cell office:value-type="string" calcext:value-type="string">
            <text:p>AEP</text:p>
          </table:table-cell>
          <table:table-cell office:value-type="float" office:value="98.1741186343697" calcext:value-type="float">
            <text:p>98,17</text:p>
          </table:table-cell>
          <table:table-cell office:value-type="float" office:value="97.7" calcext:value-type="float">
            <text:p>97,7</text:p>
          </table:table-cell>
          <table:table-cell office:value-type="float" office:value="0.474118634369731" calcext:value-type="float">
            <text:p>0,47</text:p>
          </table:table-cell>
          <table:table-cell office:value-type="float" office:value="0.485280076120502" calcext:value-type="float">
            <text:p>0,4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cCormick &amp; Co.</text:p>
          </table:table-cell>
          <table:table-cell office:value-type="string" calcext:value-type="string">
            <text:p>MKC</text:p>
          </table:table-cell>
          <table:table-cell office:value-type="float" office:value="151.365225225225" calcext:value-type="float">
            <text:p>151,37</text:p>
          </table:table-cell>
          <table:table-cell office:value-type="float" office:value="150.64" calcext:value-type="float">
            <text:p>150,64</text:p>
          </table:table-cell>
          <table:table-cell office:value-type="float" office:value="0.725225225225245" calcext:value-type="float">
            <text:p>0,73</text:p>
          </table:table-cell>
          <table:table-cell office:value-type="float" office:value="0.481429384775123" calcext:value-type="float">
            <text:p>0,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igital Realty Trust Inc</text:p>
          </table:table-cell>
          <table:table-cell office:value-type="string" calcext:value-type="string">
            <text:p>DLR</text:p>
          </table:table-cell>
          <table:table-cell office:value-type="float" office:value="128.853044332139" calcext:value-type="float">
            <text:p>128,85</text:p>
          </table:table-cell>
          <table:table-cell office:value-type="float" office:value="128.24" calcext:value-type="float">
            <text:p>128,24</text:p>
          </table:table-cell>
          <table:table-cell office:value-type="float" office:value="0.61304433213877" calcext:value-type="float">
            <text:p>0,61</text:p>
          </table:table-cell>
          <table:table-cell office:value-type="float" office:value="0.478044550950382" calcext:value-type="float">
            <text:p>0,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D</text:p>
          </table:table-cell>
          <table:table-cell office:value-type="float" office:value="87.1092227821042" calcext:value-type="float">
            <text:p>87,11</text:p>
          </table:table-cell>
          <table:table-cell office:value-type="float" office:value="86.7" calcext:value-type="float">
            <text:p>86,7</text:p>
          </table:table-cell>
          <table:table-cell office:value-type="float" office:value="0.409222782104138" calcext:value-type="float">
            <text:p>0,41</text:p>
          </table:table-cell>
          <table:table-cell office:value-type="float" office:value="0.471998595275822" calcext:value-type="float">
            <text:p>0,4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Nvidia Corporation</text:p>
          </table:table-cell>
          <table:table-cell office:value-type="string" calcext:value-type="string">
            <text:p>NVDA</text:p>
          </table:table-cell>
          <table:table-cell office:value-type="float" office:value="267.2912" calcext:value-type="float">
            <text:p>267,29</text:p>
          </table:table-cell>
          <table:table-cell office:value-type="float" office:value="266.04" calcext:value-type="float">
            <text:p>266,04</text:p>
          </table:table-cell>
          <table:table-cell office:value-type="float" office:value="1.25119999999998" calcext:value-type="float">
            <text:p>1,25</text:p>
          </table:table-cell>
          <table:table-cell office:value-type="float" office:value="0.470305217260556" calcext:value-type="float">
            <text:p>0,4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BA Communications</text:p>
          </table:table-cell>
          <table:table-cell office:value-type="string" calcext:value-type="string">
            <text:p>SBAC</text:p>
          </table:table-cell>
          <table:table-cell office:value-type="float" office:value="286.820677896646" calcext:value-type="float">
            <text:p>286,82</text:p>
          </table:table-cell>
          <table:table-cell office:value-type="float" office:value="285.57" calcext:value-type="float">
            <text:p>285,57</text:p>
          </table:table-cell>
          <table:table-cell office:value-type="float" office:value="1.25067789664581" calcext:value-type="float">
            <text:p>1,25</text:p>
          </table:table-cell>
          <table:table-cell office:value-type="float" office:value="0.437958432834615" calcext:value-type="float">
            <text:p>0,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Kinder Morgan</text:p>
          </table:table-cell>
          <table:table-cell office:value-type="string" calcext:value-type="string">
            <text:p>KMI</text:p>
          </table:table-cell>
          <table:table-cell office:value-type="float" office:value="19.4117137809187" calcext:value-type="float">
            <text:p>19,41</text:p>
          </table:table-cell>
          <table:table-cell office:value-type="float" office:value="19.33" calcext:value-type="float">
            <text:p>19,33</text:p>
          </table:table-cell>
          <table:table-cell office:value-type="float" office:value="0.0817137809187294" calcext:value-type="float">
            <text:p>0,08</text:p>
          </table:table-cell>
          <table:table-cell office:value-type="float" office:value="0.422730372057576" calcext:value-type="float">
            <text:p>0,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rown Castle International Corp.</text:p>
          </table:table-cell>
          <table:table-cell office:value-type="string" calcext:value-type="string">
            <text:p>CCI</text:p>
          </table:table-cell>
          <table:table-cell office:value-type="float" office:value="161.487469879518" calcext:value-type="float">
            <text:p>161,49</text:p>
          </table:table-cell>
          <table:table-cell office:value-type="float" office:value="160.82" calcext:value-type="float">
            <text:p>160,82</text:p>
          </table:table-cell>
          <table:table-cell office:value-type="float" office:value="0.66746987951808" calcext:value-type="float">
            <text:p>0,67</text:p>
          </table:table-cell>
          <table:table-cell office:value-type="float" office:value="0.415041586567641" calcext:value-type="float">
            <text:p>0,4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egency Centers Corporation</text:p>
          </table:table-cell>
          <table:table-cell office:value-type="string" calcext:value-type="string">
            <text:p>REG</text:p>
          </table:table-cell>
          <table:table-cell office:value-type="float" office:value="60.6900411522634" calcext:value-type="float">
            <text:p>60,69</text:p>
          </table:table-cell>
          <table:table-cell office:value-type="float" office:value="60.44" calcext:value-type="float">
            <text:p>60,44</text:p>
          </table:table-cell>
          <table:table-cell office:value-type="float" office:value="0.250041152263378" calcext:value-type="float">
            <text:p>0,25</text:p>
          </table:table-cell>
          <table:table-cell office:value-type="float" office:value="0.413701443188912" calcext:value-type="float">
            <text:p>0,4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Xcel Energy Inc</text:p>
          </table:table-cell>
          <table:table-cell office:value-type="string" calcext:value-type="string">
            <text:p>XEL</text:p>
          </table:table-cell>
          <table:table-cell office:value-type="float" office:value="70.4376712328767" calcext:value-type="float">
            <text:p>70,44</text:p>
          </table:table-cell>
          <table:table-cell office:value-type="float" office:value="70.15" calcext:value-type="float">
            <text:p>70,15</text:p>
          </table:table-cell>
          <table:table-cell office:value-type="float" office:value="0.287671232876704" calcext:value-type="float">
            <text:p>0,29</text:p>
          </table:table-cell>
          <table:table-cell office:value-type="float" office:value="0.410080160907633" calcext:value-type="float">
            <text:p>0,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oston Scientific</text:p>
          </table:table-cell>
          <table:table-cell office:value-type="string" calcext:value-type="string">
            <text:p>BSX</text:p>
          </table:table-cell>
          <table:table-cell office:value-type="float" office:value="37.7538352474124" calcext:value-type="float">
            <text:p>37,75</text:p>
          </table:table-cell>
          <table:table-cell office:value-type="float" office:value="37.6" calcext:value-type="float">
            <text:p>37,6</text:p>
          </table:table-cell>
          <table:table-cell office:value-type="float" office:value="0.153835247412445" calcext:value-type="float">
            <text:p>0,15</text:p>
          </table:table-cell>
          <table:table-cell office:value-type="float" office:value="0.409136296309695" calcext:value-type="float">
            <text:p>0,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Ventas Inc</text:p>
          </table:table-cell>
          <table:table-cell office:value-type="string" calcext:value-type="string">
            <text:p>VTR</text:p>
          </table:table-cell>
          <table:table-cell office:value-type="float" office:value="49.8228742649432" calcext:value-type="float">
            <text:p>49,82</text:p>
          </table:table-cell>
          <table:table-cell office:value-type="float" office:value="49.62" calcext:value-type="float">
            <text:p>49,62</text:p>
          </table:table-cell>
          <table:table-cell office:value-type="float" office:value="0.202874264943233" calcext:value-type="float">
            <text:p>0,20</text:p>
          </table:table-cell>
          <table:table-cell office:value-type="float" office:value="0.408855834226588" calcext:value-type="float">
            <text:p>0,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ZBRA</text:p>
          </table:table-cell>
          <table:table-cell office:value-type="float" office:value="203.55031588102" calcext:value-type="float">
            <text:p>203,55</text:p>
          </table:table-cell>
          <table:table-cell office:value-type="float" office:value="202.74" calcext:value-type="float">
            <text:p>202,74</text:p>
          </table:table-cell>
          <table:table-cell office:value-type="float" office:value="0.810315881020017" calcext:value-type="float">
            <text:p>0,81</text:p>
          </table:table-cell>
          <table:table-cell office:value-type="float" office:value="0.399682293094612" calcext:value-type="float">
            <text:p>0,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HS Markit Ltd.</text:p>
          </table:table-cell>
          <table:table-cell office:value-type="string" calcext:value-type="string">
            <text:p>INFO</text:p>
          </table:table-cell>
          <table:table-cell office:value-type="float" office:value="69.5924828934506" calcext:value-type="float">
            <text:p>69,59</text:p>
          </table:table-cell>
          <table:table-cell office:value-type="float" office:value="69.32" calcext:value-type="float">
            <text:p>69,32</text:p>
          </table:table-cell>
          <table:table-cell office:value-type="float" office:value="0.272482893450629" calcext:value-type="float">
            <text:p>0,27</text:p>
          </table:table-cell>
          <table:table-cell office:value-type="float" office:value="0.393079765508698" calcext:value-type="float">
            <text:p>0,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xtra Space Storage</text:p>
          </table:table-cell>
          <table:table-cell office:value-type="string" calcext:value-type="string">
            <text:p>EXR</text:p>
          </table:table-cell>
          <table:table-cell office:value-type="float" office:value="110.451784451303" calcext:value-type="float">
            <text:p>110,45</text:p>
          </table:table-cell>
          <table:table-cell office:value-type="float" office:value="110.02" calcext:value-type="float">
            <text:p>110,02</text:p>
          </table:table-cell>
          <table:table-cell office:value-type="float" office:value="0.431784451303429" calcext:value-type="float">
            <text:p>0,43</text:p>
          </table:table-cell>
          <table:table-cell office:value-type="float" office:value="0.392459963009843" calcext:value-type="float">
            <text:p>0,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versource Energy</text:p>
          </table:table-cell>
          <table:table-cell office:value-type="string" calcext:value-type="string">
            <text:p>ES</text:p>
          </table:table-cell>
          <table:table-cell office:value-type="float" office:value="96.6998429606522" calcext:value-type="float">
            <text:p>96,70</text:p>
          </table:table-cell>
          <table:table-cell office:value-type="float" office:value="96.36" calcext:value-type="float">
            <text:p>96,36</text:p>
          </table:table-cell>
          <table:table-cell office:value-type="float" office:value="0.33984296065222" calcext:value-type="float">
            <text:p>0,34</text:p>
          </table:table-cell>
          <table:table-cell office:value-type="float" office:value="0.352680532017663" calcext:value-type="float">
            <text:p>0,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TE Energy Co.</text:p>
          </table:table-cell>
          <table:table-cell office:value-type="string" calcext:value-type="string">
            <text:p>DTE</text:p>
          </table:table-cell>
          <table:table-cell office:value-type="float" office:value="116.51226519337" calcext:value-type="float">
            <text:p>116,51</text:p>
          </table:table-cell>
          <table:table-cell office:value-type="float" office:value="116.12" calcext:value-type="float">
            <text:p>116,12</text:p>
          </table:table-cell>
          <table:table-cell office:value-type="float" office:value="0.392265193370164" calcext:value-type="float">
            <text:p>0,39</text:p>
          </table:table-cell>
          <table:table-cell office:value-type="float" office:value="0.337810190639136" calcext:value-type="float">
            <text:p>0,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colab Inc.</text:p>
          </table:table-cell>
          <table:table-cell office:value-type="string" calcext:value-type="string">
            <text:p>ECL</text:p>
          </table:table-cell>
          <table:table-cell office:value-type="float" office:value="195.047264957265" calcext:value-type="float">
            <text:p>195,05</text:p>
          </table:table-cell>
          <table:table-cell office:value-type="float" office:value="194.41" calcext:value-type="float">
            <text:p>194,41</text:p>
          </table:table-cell>
          <table:table-cell office:value-type="float" office:value="0.637264957264961" calcext:value-type="float">
            <text:p>0,64</text:p>
          </table:table-cell>
          <table:table-cell office:value-type="float" office:value="0.327794330160465" calcext:value-type="float">
            <text:p>0,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intas Corporation</text:p>
          </table:table-cell>
          <table:table-cell office:value-type="string" calcext:value-type="string">
            <text:p>CTAS</text:p>
          </table:table-cell>
          <table:table-cell office:value-type="float" office:value="273.202643043061" calcext:value-type="float">
            <text:p>273,20</text:p>
          </table:table-cell>
          <table:table-cell office:value-type="float" office:value="272.32" calcext:value-type="float">
            <text:p>272,32</text:p>
          </table:table-cell>
          <table:table-cell office:value-type="float" office:value="0.882643043061307" calcext:value-type="float">
            <text:p>0,88</text:p>
          </table:table-cell>
          <table:table-cell office:value-type="float" office:value="0.324119801359176" calcext:value-type="float">
            <text:p>0,3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herwin-Williams</text:p>
          </table:table-cell>
          <table:table-cell office:value-type="string" calcext:value-type="string">
            <text:p>SHW</text:p>
          </table:table-cell>
          <table:table-cell office:value-type="float" office:value="542.731465681847" calcext:value-type="float">
            <text:p>542,73</text:p>
          </table:table-cell>
          <table:table-cell office:value-type="float" office:value="541" calcext:value-type="float">
            <text:p>541</text:p>
          </table:table-cell>
          <table:table-cell office:value-type="float" office:value="1.73146568184723" calcext:value-type="float">
            <text:p>1,73</text:p>
          </table:table-cell>
          <table:table-cell office:value-type="float" office:value="0.320049109398748" calcext:value-type="float">
            <text:p>0,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rmax Inc</text:p>
          </table:table-cell>
          <table:table-cell office:value-type="string" calcext:value-type="string">
            <text:p>KMX</text:p>
          </table:table-cell>
          <table:table-cell office:value-type="float" office:value="85.266869072798" calcext:value-type="float">
            <text:p>85,27</text:p>
          </table:table-cell>
          <table:table-cell office:value-type="float" office:value="85" calcext:value-type="float">
            <text:p>85</text:p>
          </table:table-cell>
          <table:table-cell office:value-type="float" office:value="0.266869072797974" calcext:value-type="float">
            <text:p>0,27</text:p>
          </table:table-cell>
          <table:table-cell office:value-type="float" office:value="0.31396361505644" calcext:value-type="float">
            <text:p>0,3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aycom</text:p>
          </table:table-cell>
          <table:table-cell office:value-type="string" calcext:value-type="string">
            <text:p>PAYC</text:p>
          </table:table-cell>
          <table:table-cell office:value-type="float" office:value="268.490403890678" calcext:value-type="float">
            <text:p>268,49</text:p>
          </table:table-cell>
          <table:table-cell office:value-type="float" office:value="267.71" calcext:value-type="float">
            <text:p>267,71</text:p>
          </table:table-cell>
          <table:table-cell office:value-type="float" office:value="0.780403890678201" calcext:value-type="float">
            <text:p>0,78</text:p>
          </table:table-cell>
          <table:table-cell office:value-type="float" office:value="0.291510922519966" calcext:value-type="float">
            <text:p>0,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nstellation Brands</text:p>
          </table:table-cell>
          <table:table-cell office:value-type="string" calcext:value-type="string">
            <text:p>STZ</text:p>
          </table:table-cell>
          <table:table-cell office:value-type="float" office:value="179.548694024507" calcext:value-type="float">
            <text:p>179,55</text:p>
          </table:table-cell>
          <table:table-cell office:value-type="float" office:value="179.07" calcext:value-type="float">
            <text:p>179,07</text:p>
          </table:table-cell>
          <table:table-cell office:value-type="float" office:value="0.47869402450749" calcext:value-type="float">
            <text:p>0,48</text:p>
          </table:table-cell>
          <table:table-cell office:value-type="float" office:value="0.267322289890819" calcext:value-type="float">
            <text:p>0,2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Wec Energy Group Inc</text:p>
          </table:table-cell>
          <table:table-cell office:value-type="string" calcext:value-type="string">
            <text:p>WEC</text:p>
          </table:table-cell>
          <table:table-cell office:value-type="float" office:value="104.986645629536" calcext:value-type="float">
            <text:p>104,99</text:p>
          </table:table-cell>
          <table:table-cell office:value-type="float" office:value="104.72" calcext:value-type="float">
            <text:p>104,72</text:p>
          </table:table-cell>
          <table:table-cell office:value-type="float" office:value="0.266645629536129" calcext:value-type="float">
            <text:p>0,27</text:p>
          </table:table-cell>
          <table:table-cell office:value-type="float" office:value="0.254627224537938" calcext:value-type="float">
            <text:p>0,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Vulcan Materials</text:p>
          </table:table-cell>
          <table:table-cell office:value-type="string" calcext:value-type="string">
            <text:p>VMC</text:p>
          </table:table-cell>
          <table:table-cell office:value-type="float" office:value="127.738948673148" calcext:value-type="float">
            <text:p>127,74</text:p>
          </table:table-cell>
          <table:table-cell office:value-type="float" office:value="127.44" calcext:value-type="float">
            <text:p>127,44</text:p>
          </table:table-cell>
          <table:table-cell office:value-type="float" office:value="0.298948673147862" calcext:value-type="float">
            <text:p>0,30</text:p>
          </table:table-cell>
          <table:table-cell office:value-type="float" office:value="0.234579938126069" calcext:value-type="float">
            <text:p>0,2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epublic Services Inc</text:p>
          </table:table-cell>
          <table:table-cell office:value-type="string" calcext:value-type="string">
            <text:p>RSG</text:p>
          </table:table-cell>
          <table:table-cell office:value-type="float" office:value="95.7346883364851" calcext:value-type="float">
            <text:p>95,73</text:p>
          </table:table-cell>
          <table:table-cell office:value-type="float" office:value="95.52" calcext:value-type="float">
            <text:p>95,52</text:p>
          </table:table-cell>
          <table:table-cell office:value-type="float" office:value="0.214688336485139" calcext:value-type="float">
            <text:p>0,21</text:p>
          </table:table-cell>
          <table:table-cell office:value-type="float" office:value="0.22475747119466" calcext:value-type="float">
            <text:p>0,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id-America Apartments</text:p>
          </table:table-cell>
          <table:table-cell office:value-type="string" calcext:value-type="string">
            <text:p>MAA</text:p>
          </table:table-cell>
          <table:table-cell office:value-type="float" office:value="143.600950490179" calcext:value-type="float">
            <text:p>143,60</text:p>
          </table:table-cell>
          <table:table-cell office:value-type="float" office:value="143.3" calcext:value-type="float">
            <text:p>143,3</text:p>
          </table:table-cell>
          <table:table-cell office:value-type="float" office:value="0.300950490178849" calcext:value-type="float">
            <text:p>0,30</text:p>
          </table:table-cell>
          <table:table-cell office:value-type="float" office:value="0.210014298798918" calcext:value-type="float">
            <text:p>0,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mpbell Soup</text:p>
          </table:table-cell>
          <table:table-cell office:value-type="string" calcext:value-type="string">
            <text:p>CPB</text:p>
          </table:table-cell>
          <table:table-cell office:value-type="float" office:value="51.8626490066225" calcext:value-type="float">
            <text:p>51,86</text:p>
          </table:table-cell>
          <table:table-cell office:value-type="float" office:value="51.76" calcext:value-type="float">
            <text:p>51,76</text:p>
          </table:table-cell>
          <table:table-cell office:value-type="float" office:value="0.102649006622521" calcext:value-type="float">
            <text:p>0,10</text:p>
          </table:table-cell>
          <table:table-cell office:value-type="float" office:value="0.198317246179522" calcext:value-type="float">
            <text:p>0,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tmos Energy Corp</text:p>
          </table:table-cell>
          <table:table-cell office:value-type="string" calcext:value-type="string">
            <text:p>ATO</text:p>
          </table:table-cell>
          <table:table-cell office:value-type="float" office:value="111.459005542265" calcext:value-type="float">
            <text:p>111,46</text:p>
          </table:table-cell>
          <table:table-cell office:value-type="float" office:value="111.25" calcext:value-type="float">
            <text:p>111,25</text:p>
          </table:table-cell>
          <table:table-cell office:value-type="float" office:value="0.209005542265089" calcext:value-type="float">
            <text:p>0,21</text:p>
          </table:table-cell>
          <table:table-cell office:value-type="float" office:value="0.187870150350642" calcext:value-type="float">
            <text:p>0,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quity Residential</text:p>
          </table:table-cell>
          <table:table-cell office:value-type="string" calcext:value-type="string">
            <text:p>EQR</text:p>
          </table:table-cell>
          <table:table-cell office:value-type="float" office:value="77.7636450826829" calcext:value-type="float">
            <text:p>77,76</text:p>
          </table:table-cell>
          <table:table-cell office:value-type="float" office:value="77.64" calcext:value-type="float">
            <text:p>77,64</text:p>
          </table:table-cell>
          <table:table-cell office:value-type="float" office:value="0.123645082682856" calcext:value-type="float">
            <text:p>0,12</text:p>
          </table:table-cell>
          <table:table-cell office:value-type="float" office:value="0.159254356881576" calcext:value-type="float">
            <text:p>0,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liant Energy Corp</text:p>
          </table:table-cell>
          <table:table-cell office:value-type="string" calcext:value-type="string">
            <text:p>LNT</text:p>
          </table:table-cell>
          <table:table-cell office:value-type="float" office:value="57.5794691780822" calcext:value-type="float">
            <text:p>57,58</text:p>
          </table:table-cell>
          <table:table-cell office:value-type="float" office:value="57.49" calcext:value-type="float">
            <text:p>57,49</text:p>
          </table:table-cell>
          <table:table-cell office:value-type="float" office:value="0.0894691780821901" calcext:value-type="float">
            <text:p>0,09</text:p>
          </table:table-cell>
          <table:table-cell office:value-type="float" office:value="0.155625635905706" calcext:value-type="float">
            <text:p>0,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rogressive Corp.</text:p>
          </table:table-cell>
          <table:table-cell office:value-type="string" calcext:value-type="string">
            <text:p>PGR</text:p>
          </table:table-cell>
          <table:table-cell office:value-type="float" office:value="80.6384591784558" calcext:value-type="float">
            <text:p>80,64</text:p>
          </table:table-cell>
          <table:table-cell office:value-type="float" office:value="80.52" calcext:value-type="float">
            <text:p>80,52</text:p>
          </table:table-cell>
          <table:table-cell office:value-type="float" office:value="0.11845917845578" calcext:value-type="float">
            <text:p>0,12</text:p>
          </table:table-cell>
          <table:table-cell office:value-type="float" office:value="0.147117707967933" calcext:value-type="float">
            <text:p>0,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uke Realty Corp</text:p>
          </table:table-cell>
          <table:table-cell office:value-type="string" calcext:value-type="string">
            <text:p>DRE</text:p>
          </table:table-cell>
          <table:table-cell office:value-type="float" office:value="33.9992737347129" calcext:value-type="float">
            <text:p>34,00</text:p>
          </table:table-cell>
          <table:table-cell office:value-type="float" office:value="33.95" calcext:value-type="float">
            <text:p>33,95</text:p>
          </table:table-cell>
          <table:table-cell office:value-type="float" office:value="0.0492737347129264" calcext:value-type="float">
            <text:p>0,05</text:p>
          </table:table-cell>
          <table:table-cell office:value-type="float" office:value="0.145136184721433" calcext:value-type="float">
            <text:p>0,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O'Reilly Automotive</text:p>
          </table:table-cell>
          <table:table-cell office:value-type="string" calcext:value-type="string">
            <text:p>ORLY</text:p>
          </table:table-cell>
          <table:table-cell office:value-type="float" office:value="368.599437445364" calcext:value-type="float">
            <text:p>368,60</text:p>
          </table:table-cell>
          <table:table-cell office:value-type="float" office:value="368.08" calcext:value-type="float">
            <text:p>368,08</text:p>
          </table:table-cell>
          <table:table-cell office:value-type="float" office:value="0.51943744536436" calcext:value-type="float">
            <text:p>0,52</text:p>
          </table:table-cell>
          <table:table-cell office:value-type="float" office:value="0.141120801283515" calcext:value-type="float">
            <text:p>0,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rtin Marietta Materials</text:p>
          </table:table-cell>
          <table:table-cell office:value-type="string" calcext:value-type="string">
            <text:p>MLM</text:p>
          </table:table-cell>
          <table:table-cell office:value-type="float" office:value="239.084928229665" calcext:value-type="float">
            <text:p>239,08</text:p>
          </table:table-cell>
          <table:table-cell office:value-type="float" office:value="238.75" calcext:value-type="float">
            <text:p>238,75</text:p>
          </table:table-cell>
          <table:table-cell office:value-type="float" office:value="0.334928229665081" calcext:value-type="float">
            <text:p>0,33</text:p>
          </table:table-cell>
          <table:table-cell office:value-type="float" office:value="0.14028407525239" calcext:value-type="float">
            <text:p>0,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vergy</text:p>
          </table:table-cell>
          <table:table-cell office:value-type="string" calcext:value-type="string">
            <text:p>EVRG</text:p>
          </table:table-cell>
          <table:table-cell office:value-type="float" office:value="69.9367069612339" calcext:value-type="float">
            <text:p>69,94</text:p>
          </table:table-cell>
          <table:table-cell office:value-type="float" office:value="69.84" calcext:value-type="float">
            <text:p>69,84</text:p>
          </table:table-cell>
          <table:table-cell office:value-type="float" office:value="0.0967069612338491" calcext:value-type="float">
            <text:p>0,10</text:p>
          </table:table-cell>
          <table:table-cell office:value-type="float" office:value="0.138469303026703" calcext:value-type="float">
            <text:p>0,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valonBay Communities, Inc.</text:p>
          </table:table-cell>
          <table:table-cell office:value-type="string" calcext:value-type="string">
            <text:p>AVB</text:p>
          </table:table-cell>
          <table:table-cell office:value-type="float" office:value="209.344348780249" calcext:value-type="float">
            <text:p>209,34</text:p>
          </table:table-cell>
          <table:table-cell office:value-type="float" office:value="209.06" calcext:value-type="float">
            <text:p>209,06</text:p>
          </table:table-cell>
          <table:table-cell office:value-type="float" office:value="0.284348780249275" calcext:value-type="float">
            <text:p>0,28</text:p>
          </table:table-cell>
          <table:table-cell office:value-type="float" office:value="0.136013001171565" calcext:value-type="float">
            <text:p>0,1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Waste Management Inc.</text:p>
          </table:table-cell>
          <table:table-cell office:value-type="string" calcext:value-type="string">
            <text:p>WM</text:p>
          </table:table-cell>
          <table:table-cell office:value-type="float" office:value="117.27269005848" calcext:value-type="float">
            <text:p>117,27</text:p>
          </table:table-cell>
          <table:table-cell office:value-type="float" office:value="117.13" calcext:value-type="float">
            <text:p>117,13</text:p>
          </table:table-cell>
          <table:table-cell office:value-type="float" office:value="0.142690058479531" calcext:value-type="float">
            <text:p>0,14</text:p>
          </table:table-cell>
          <table:table-cell office:value-type="float" office:value="0.121821957209537" calcext:value-type="float">
            <text:p>0,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amb Weston Holdings Inc</text:p>
          </table:table-cell>
          <table:table-cell office:value-type="string" calcext:value-type="string">
            <text:p>LW</text:p>
          </table:table-cell>
          <table:table-cell office:value-type="float" office:value="83.4528241683639" calcext:value-type="float">
            <text:p>83,45</text:p>
          </table:table-cell>
          <table:table-cell office:value-type="float" office:value="83.37" calcext:value-type="float">
            <text:p>83,37</text:p>
          </table:table-cell>
          <table:table-cell office:value-type="float" office:value="0.0828241683638851" calcext:value-type="float">
            <text:p>0,08</text:p>
          </table:table-cell>
          <table:table-cell office:value-type="float" office:value="0.0993452901090141" calcext:value-type="float">
            <text:p>0,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meren Corp</text:p>
          </table:table-cell>
          <table:table-cell office:value-type="string" calcext:value-type="string">
            <text:p>AEE</text:p>
          </table:table-cell>
          <table:table-cell office:value-type="float" office:value="85.4147511129098" calcext:value-type="float">
            <text:p>85,41</text:p>
          </table:table-cell>
          <table:table-cell office:value-type="float" office:value="85.35" calcext:value-type="float">
            <text:p>85,35</text:p>
          </table:table-cell>
          <table:table-cell office:value-type="float" office:value="0.0647511129097609" calcext:value-type="float">
            <text:p>0,06</text:p>
          </table:table-cell>
          <table:table-cell office:value-type="float" office:value="0.0758653929815593" calcext:value-type="float">
            <text:p>0,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J. B. Hunt Transport Services</text:p>
          </table:table-cell>
          <table:table-cell office:value-type="string" calcext:value-type="string">
            <text:p>JBHT</text:p>
          </table:table-cell>
          <table:table-cell office:value-type="float" office:value="93.2988231245698" calcext:value-type="float">
            <text:p>93,30</text:p>
          </table:table-cell>
          <table:table-cell office:value-type="float" office:value="93.23" calcext:value-type="float">
            <text:p>93,23</text:p>
          </table:table-cell>
          <table:table-cell office:value-type="float" office:value="0.0688231245698461" calcext:value-type="float">
            <text:p>0,07</text:p>
          </table:table-cell>
          <table:table-cell office:value-type="float" office:value="0.0738207922019158" calcext:value-type="float">
            <text:p>0,0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innacle West Capital</text:p>
          </table:table-cell>
          <table:table-cell office:value-type="string" calcext:value-type="string">
            <text:p>PNW</text:p>
          </table:table-cell>
          <table:table-cell office:value-type="float" office:value="99.3612305641937" calcext:value-type="float">
            <text:p>99,36</text:p>
          </table:table-cell>
          <table:table-cell office:value-type="float" office:value="99.31" calcext:value-type="float">
            <text:p>99,31</text:p>
          </table:table-cell>
          <table:table-cell office:value-type="float" office:value="0.0512305641936877" calcext:value-type="float">
            <text:p>0,05</text:p>
          </table:table-cell>
          <table:table-cell office:value-type="float" office:value="0.0515865111204186" calcext:value-type="float">
            <text:p>0,0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ONEOK</text:p>
          </table:table-cell>
          <table:table-cell office:value-type="string" calcext:value-type="string">
            <text:p>OKE</text:p>
          </table:table-cell>
          <table:table-cell office:value-type="float" office:value="61.238911503036" calcext:value-type="float">
            <text:p>61,24</text:p>
          </table:table-cell>
          <table:table-cell office:value-type="float" office:value="61.21" calcext:value-type="float">
            <text:p>61,21</text:p>
          </table:table-cell>
          <table:table-cell office:value-type="float" office:value="0.0289115030360065" calcext:value-type="float">
            <text:p>0,03</text:p>
          </table:table-cell>
          <table:table-cell office:value-type="float" office:value="0.047233300173185" calcext:value-type="float">
            <text:p>0,0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ealty Income Corporation</text:p>
          </table:table-cell>
          <table:table-cell office:value-type="string" calcext:value-type="string">
            <text:p>O</text:p>
          </table:table-cell>
          <table:table-cell office:value-type="float" office:value="76.6858880980977" calcext:value-type="float">
            <text:p>76,69</text:p>
          </table:table-cell>
          <table:table-cell office:value-type="float" office:value="76.65" calcext:value-type="float">
            <text:p>76,65</text:p>
          </table:table-cell>
          <table:table-cell office:value-type="float" office:value="0.0358880980976721" calcext:value-type="float">
            <text:p>0,04</text:p>
          </table:table-cell>
          <table:table-cell office:value-type="float" office:value="0.046820741158085" calcext:value-type="float">
            <text:p>0,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cho Resources</text:p>
          </table:table-cell>
          <table:table-cell office:value-type="string" calcext:value-type="string">
            <text:p>CXO</text:p>
          </table:table-cell>
          <table:table-cell office:value-type="float" office:value="58" calcext:value-type="float">
            <text:p>58,0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M Company</text:p>
          </table:table-cell>
          <table:table-cell office:value-type="string" calcext:value-type="string">
            <text:p>MMM</text:p>
          </table:table-cell>
          <table:table-cell office:value-type="float" office:value="153.65" calcext:value-type="float">
            <text:p>153,65</text:p>
          </table:table-cell>
          <table:table-cell office:value-type="float" office:value="153.65" calcext:value-type="float">
            <text:p>153,65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 table:number-rows-repeated="104808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8T19:42:34.061280108</dc:date>
    <meta:editing-duration>PT2M19S</meta:editing-duration>
    <meta:editing-cycles>1</meta:editing-cycles>
    <meta:document-statistic meta:table-count="1" meta:cell-count="3429" meta:object-count="0"/>
    <meta:generator>LibreOffice/6.1.2.1$MacOSX_X86_64 LibreOffice_project/65905a128db06ba48db947242809d14d3f9a93fe</meta:generator>
  </office:meta>
</office:document-meta>
</file>